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3.018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2.466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1.438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9.488cm"/>
    </style:style>
    <style:style style:name="co12" style:family="table-column">
      <style:table-column-properties fo:break-before="auto" style:column-width="4.429cm"/>
    </style:style>
    <style:style style:name="co13" style:family="table-column">
      <style:table-column-properties fo:break-before="auto" style:column-width="5.756cm"/>
    </style:style>
    <style:style style:name="co14" style:family="table-column">
      <style:table-column-properties fo:break-before="auto" style:column-width="2.134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1.194cm"/>
    </style:style>
    <style:style style:name="co17" style:family="table-column">
      <style:table-column-properties fo:break-before="auto" style:column-width="0.972cm"/>
    </style:style>
    <style:style style:name="co18" style:family="table-column">
      <style:table-column-properties fo:break-before="auto" style:column-width="0.88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1.774cm"/>
    </style:style>
    <style:style style:name="co21" style:family="table-column">
      <style:table-column-properties fo:break-before="auto" style:column-width="1.304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1.386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16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6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4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table:number-columns-repeated="2"/>
        </table:table-row>
        <table:table-row table:style-name="ro1">
          <table:table-cell office:value-type="float" office:value="16355913">
            <text:p>16355913</text:p>
          </table:table-cell>
          <table:table-cell office:value-type="float" office:value="168480053">
            <text:p>168480053</text:p>
          </table:table-cell>
          <table:table-cell office:value-type="string">
            <text:p>2013-03-25</text:p>
          </table:table-cell>
          <table:table-cell office:value-type="string">
            <text:p>S</text:p>
          </table:table-cell>
          <table:table-cell office:value-type="string">
            <text:p>2013-03-22</text:p>
          </table:table-cell>
          <table:table-cell office:value-type="float" office:value="98734279836">
            <text:p>9873427983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4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4">
            <text:p>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  <table:table-cell office:value-type="string">
            <text:p>täpsus</text:p>
          </table:table-cell>
        </table:table-row>
        <table:table-row table:style-name="ro1">
          <table:table-cell office:value-type="float" office:value="15916324">
            <text:p>15916324</text:p>
          </table:table-cell>
          <table:table-cell office:value-type="float" office:value="187442096">
            <text:p>187442096</text:p>
          </table:table-cell>
          <table:table-cell office:value-type="string">
            <text:p>2013-07-06</text:p>
          </table:table-cell>
          <table:table-cell office:value-type="string">
            <text:p>S</text:p>
          </table:table-cell>
          <table:table-cell office:value-type="string">
            <text:p>2013-07-03</text:p>
          </table:table-cell>
          <table:table-cell office:value-type="float" office:value="673041375033">
            <text:p>67304137503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5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  <table:table-cell table:formula="of:=500/500*100" office:value-type="float" office:value="100">
            <text:p>100</text:p>
          </table:table-cell>
        </table:table-row>
        <table:table-row table:style-name="ro1">
          <table:table-cell office:value-type="float" office:value="19637597">
            <text:p>19637597</text:p>
          </table:table-cell>
          <table:table-cell office:value-type="float" office:value="156709834">
            <text:p>156709834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3-01-07</text:p>
          </table:table-cell>
          <table:table-cell office:value-type="float" office:value="75018015468">
            <text:p>7501801546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7.01.201316 : 37 : ALAT 5 U/L</text:p>
          </table:table-cell>
          <table:table-cell office:value-type="string">
            <text:p>ALAT 5 U/L</text:p>
          </table:table-cell>
          <table:table-cell/>
          <table:table-cell office:value-type="string">
            <text:p>ALAT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64624">
            <text:p>16464624</text:p>
          </table:table-cell>
          <table:table-cell office:value-type="float" office:value="195463550">
            <text:p>195463550</text:p>
          </table:table-cell>
          <table:table-cell office:value-type="string">
            <text:p>2013-09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959000">
            <text:p>67303395900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6 ( &lt;3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31">
            <text:p>3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06514">
            <text:p>16506514</text:p>
          </table:table-cell>
          <table:table-cell office:value-type="float" office:value="180215628">
            <text:p>180215628</text:p>
          </table:table-cell>
          <table:table-cell office:value-type="string">
            <text:p>2013-05-29</text:p>
          </table:table-cell>
          <table:table-cell office:value-type="string">
            <text:p>S</text:p>
          </table:table-cell>
          <table:table-cell office:value-type="string">
            <text:p>2013-05-28</text:p>
          </table:table-cell>
          <table:table-cell office:value-type="float" office:value="77999613114">
            <text:p>779996131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6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85854">
            <text:p>16685854</text:p>
          </table:table-cell>
          <table:table-cell office:value-type="float" office:value="185183394">
            <text:p>185183394</text:p>
          </table:table-cell>
          <table:table-cell office:value-type="string">
            <text:p>2013-06-26</text:p>
          </table:table-cell>
          <table:table-cell office:value-type="string">
            <text:p>S</text:p>
          </table:table-cell>
          <table:table-cell office:value-type="string">
            <text:p>2013-06-08</text:p>
          </table:table-cell>
          <table:table-cell office:value-type="float" office:value="31835763859">
            <text:p>318357638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6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46090">
            <text:p>16246090</text:p>
          </table:table-cell>
          <table:table-cell office:value-type="float" office:value="165213109">
            <text:p>165213109</text:p>
          </table:table-cell>
          <table:table-cell office:value-type="string">
            <text:p>2013-03-01</text:p>
          </table:table-cell>
          <table:table-cell office:value-type="string">
            <text:p>S</text:p>
          </table:table-cell>
          <table:table-cell office:value-type="string">
            <text:p>2013-02-18</text:p>
          </table:table-cell>
          <table:table-cell office:value-type="float" office:value="673044087536">
            <text:p>67304408753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6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60277">
            <text:p>660277</text:p>
          </table:table-cell>
          <table:table-cell office:value-type="float" office:value="152458408">
            <text:p>152458408</text:p>
          </table:table-cell>
          <table:table-cell office:value-type="string">
            <text:p>2012-12-10</text:p>
          </table:table-cell>
          <table:table-cell office:value-type="string">
            <text:p>S</text:p>
          </table:table-cell>
          <table:table-cell office:value-type="string">
            <text:p>2012-12-04</text:p>
          </table:table-cell>
          <table:table-cell office:value-type="float" office:value="57742734711">
            <text:p>5774273471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6 ( &lt;39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484943">
            <text:p>10484943</text:p>
          </table:table-cell>
          <table:table-cell office:value-type="float" office:value="165815114">
            <text:p>165815114</text:p>
          </table:table-cell>
          <table:table-cell office:value-type="string">
            <text:p>2013-03-07</text:p>
          </table:table-cell>
          <table:table-cell office:value-type="string">
            <text:p>S</text:p>
          </table:table-cell>
          <table:table-cell office:value-type="string">
            <text:p>2013-01-13</text:p>
          </table:table-cell>
          <table:table-cell office:value-type="float" office:value="86264471518">
            <text:p>8626447151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7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240676">
            <text:p>11240676</text:p>
          </table:table-cell>
          <table:table-cell office:value-type="float" office:value="170488798">
            <text:p>170488798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office:value-type="string">
            <text:p>2013-03-18</text:p>
          </table:table-cell>
          <table:table-cell office:value-type="float" office:value="45515754313">
            <text:p>4551575431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7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113943">
            <text:p>22113943</text:p>
          </table:table-cell>
          <table:table-cell office:value-type="float" office:value="175993413">
            <text:p>175993413</text:p>
          </table:table-cell>
          <table:table-cell office:value-type="string">
            <text:p>2013-05-07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673030406699">
            <text:p>6730304066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7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601013">
            <text:p>22601013</text:p>
          </table:table-cell>
          <table:table-cell office:value-type="float" office:value="214171218">
            <text:p>214171218</text:p>
          </table:table-cell>
          <table:table-cell office:value-type="string">
            <text:p>2013-12-07</text:p>
          </table:table-cell>
          <table:table-cell office:value-type="string">
            <text:p>A</text:p>
          </table:table-cell>
          <table:table-cell office:value-type="string">
            <text:p>2013-11-20</text:p>
          </table:table-cell>
          <table:table-cell office:value-type="float" office:value="86984036169">
            <text:p>869840361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7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59559">
            <text:p>23559559</text:p>
          </table:table-cell>
          <table:table-cell office:value-type="float" office:value="156255571">
            <text:p>156255571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2-18</text:p>
          </table:table-cell>
          <table:table-cell office:value-type="float" office:value="74068582758">
            <text:p>740685827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7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81370">
            <text:p>16281370</text:p>
          </table:table-cell>
          <table:table-cell office:value-type="float" office:value="190649753">
            <text:p>190649753</text:p>
          </table:table-cell>
          <table:table-cell office:value-type="string">
            <text:p>2013-07-31</text:p>
          </table:table-cell>
          <table:table-cell office:value-type="string">
            <text:p>S</text:p>
          </table:table-cell>
          <table:table-cell office:value-type="string">
            <text:p>2013-07-27</text:p>
          </table:table-cell>
          <table:table-cell office:value-type="float" office:value="64180766103">
            <text:p>6418076610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7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31062">
            <text:p>16231062</text:p>
          </table:table-cell>
          <table:table-cell office:value-type="float" office:value="210131755">
            <text:p>210131755</text:p>
          </table:table-cell>
          <table:table-cell office:value-type="string">
            <text:p>2013-11-19</text:p>
          </table:table-cell>
          <table:table-cell office:value-type="string">
            <text:p>S</text:p>
          </table:table-cell>
          <table:table-cell office:value-type="string">
            <text:p>2013-11-06</text:p>
          </table:table-cell>
          <table:table-cell office:value-type="float" office:value="80150010580">
            <text:p>8015001058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 ) Albumiin 41 ( 32 . 45 g/L ) ALAT 8 ( &lt;23 U/L</text:p>
          </table:table-cell>
          <table:table-cell office:value-type="string">
            <text:p>ALAT 8 ( &lt;23 U/L</text:p>
          </table:table-cell>
          <table:table-cell office:value-type="string">
            <text:p><text:s/>) ASAT 13 ( &lt;27 U/L ) Bilirubii</text:p>
          </table:table-cell>
          <table:table-cell office:value-type="string">
            <text:p>ALAT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0524">
            <text:p>740524</text:p>
          </table:table-cell>
          <table:table-cell office:value-type="float" office:value="122324731">
            <text:p>122324731</text:p>
          </table:table-cell>
          <table:table-cell office:value-type="string">
            <text:p>2012-05-22</text:p>
          </table:table-cell>
          <table:table-cell office:value-type="string">
            <text:p>S</text:p>
          </table:table-cell>
          <table:table-cell office:value-type="string">
            <text:p>2012-05-16</text:p>
          </table:table-cell>
          <table:table-cell office:value-type="float" office:value="85661362963">
            <text:p>8566136296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16.05.2012 S , P-ALAT 8 ( &lt;39 U/L</text:p>
          </table:table-cell>
          <table:table-cell office:value-type="string">
            <text:p>S , P-ALAT 8 ( &lt;39 U/L</text:p>
          </table:table-cell>
          <table:table-cell office:value-type="string">
            <text:p><text:s/>) S , P-ASAT 25 ( &lt;52 U/L ) S ,</text:p>
          </table:table-cell>
          <table:table-cell office:value-type="string">
            <text:p>S , P-ALAT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57316">
            <text:p>16757316</text:p>
          </table:table-cell>
          <table:table-cell office:value-type="float" office:value="184617618">
            <text:p>184617618</text:p>
          </table:table-cell>
          <table:table-cell office:value-type="string">
            <text:p>2013-06-21</text:p>
          </table:table-cell>
          <table:table-cell office:value-type="string">
            <text:p>S</text:p>
          </table:table-cell>
          <table:table-cell office:value-type="string">
            <text:p>2013-06-13</text:p>
          </table:table-cell>
          <table:table-cell office:value-type="float" office:value="673039394985">
            <text:p>67303939498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8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00063">
            <text:p>23100063</text:p>
          </table:table-cell>
          <table:table-cell office:value-type="float" office:value="174203537">
            <text:p>174203537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4-24</text:p>
          </table:table-cell>
          <table:table-cell office:value-type="float" office:value="12521476835">
            <text:p>125214768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8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45193">
            <text:p>16445193</text:p>
          </table:table-cell>
          <table:table-cell office:value-type="float" office:value="192358103">
            <text:p>192358103</text:p>
          </table:table-cell>
          <table:table-cell office:value-type="string">
            <text:p>2013-08-14</text:p>
          </table:table-cell>
          <table:table-cell office:value-type="string">
            <text:p>S</text:p>
          </table:table-cell>
          <table:table-cell office:value-type="string">
            <text:p>2013-08-05</text:p>
          </table:table-cell>
          <table:table-cell office:value-type="float" office:value="83013685621">
            <text:p>830136856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8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66920">
            <text:p>16466920</text:p>
          </table:table-cell>
          <table:table-cell office:value-type="float" office:value="158951453">
            <text:p>158951453</text:p>
          </table:table-cell>
          <table:table-cell office:value-type="string">
            <text:p>2013-01-17</text:p>
          </table:table-cell>
          <table:table-cell office:value-type="string">
            <text:p>S</text:p>
          </table:table-cell>
          <table:table-cell office:value-type="string">
            <text:p>2013-01-10</text:p>
          </table:table-cell>
          <table:table-cell office:value-type="float" office:value="28596144958">
            <text:p>285961449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8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74867">
            <text:p>16274867</text:p>
          </table:table-cell>
          <table:table-cell office:value-type="float" office:value="194441613">
            <text:p>194441613</text:p>
          </table:table-cell>
          <table:table-cell office:value-type="string">
            <text:p>2013-08-28</text:p>
          </table:table-cell>
          <table:table-cell office:value-type="string">
            <text:p>S</text:p>
          </table:table-cell>
          <table:table-cell office:value-type="string">
            <text:p>2013-08-21</text:p>
          </table:table-cell>
          <table:table-cell office:value-type="float" office:value="41498925243">
            <text:p>414989252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8 ( &lt;39 U/L</text:p>
          </table:table-cell>
          <table:table-cell office:value-type="string">
            <text:p><text:s/>) ASAT 23 ( &lt;52 U/L ) Glükoos 5</text:p>
          </table:table-cell>
          <table:table-cell office:value-type="string">
            <text:p>ALAT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45260">
            <text:p>19445260</text:p>
          </table:table-cell>
          <table:table-cell office:value-type="float" office:value="211055945">
            <text:p>211055945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3-08</text:p>
          </table:table-cell>
          <table:table-cell office:value-type="float" office:value="75774724073">
            <text:p>757747240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8.03.2013 : ALAT 8</text:p>
          </table:table-cell>
          <table:table-cell office:value-type="string">
            <text:p>ALAT 8</text:p>
          </table:table-cell>
          <table:table-cell/>
          <table:table-cell office:value-type="string">
            <text:p>ALAT</text:p>
          </table:table-cell>
          <table:table-cell office:value-type="float" office:value="8">
            <text:p>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39077">
            <text:p>7339077</text:p>
          </table:table-cell>
          <table:table-cell office:value-type="float" office:value="127138153">
            <text:p>127138153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73434527467">
            <text:p>7343452746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8 ( &lt;39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34732">
            <text:p>634732</text:p>
          </table:table-cell>
          <table:table-cell office:value-type="float" office:value="82527600">
            <text:p>82527600</text:p>
          </table:table-cell>
          <table:table-cell office:value-type="string">
            <text:p>2012-02-03</text:p>
          </table:table-cell>
          <table:table-cell office:value-type="string">
            <text:p>S</text:p>
          </table:table-cell>
          <table:table-cell office:value-type="string">
            <text:p>2012-01-19</text:p>
          </table:table-cell>
          <table:table-cell office:value-type="float" office:value="72122087893">
            <text:p>7212208789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8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7449">
            <text:p>417449</text:p>
          </table:table-cell>
          <table:table-cell office:value-type="float" office:value="141693749">
            <text:p>141693749</text:p>
          </table:table-cell>
          <table:table-cell office:value-type="string">
            <text:p>2012-10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1495724143">
            <text:p>4149572414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8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8">
            <text:p>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7447">
            <text:p>557447</text:p>
          </table:table-cell>
          <table:table-cell office:value-type="float" office:value="125049992">
            <text:p>125049992</text:p>
          </table:table-cell>
          <table:table-cell office:value-type="string">
            <text:p>2012-06-04</text:p>
          </table:table-cell>
          <table:table-cell office:value-type="string">
            <text:p>S</text:p>
          </table:table-cell>
          <table:table-cell office:value-type="string">
            <text:p>2012-05-28</text:p>
          </table:table-cell>
          <table:table-cell office:value-type="float" office:value="96653140404">
            <text:p>9665314040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9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33736">
            <text:p>4833736</text:p>
          </table:table-cell>
          <table:table-cell office:value-type="float" office:value="137462582">
            <text:p>137462582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2012-08-21</text:p>
          </table:table-cell>
          <table:table-cell office:value-type="float" office:value="79683157196">
            <text:p>7968315719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9 ( &lt;2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221">
            <text:p>166221</text:p>
          </table:table-cell>
          <table:table-cell office:value-type="float" office:value="124079986">
            <text:p>124079986</text:p>
          </table:table-cell>
          <table:table-cell office:value-type="string">
            <text:p>2012-06-01</text:p>
          </table:table-cell>
          <table:table-cell office:value-type="string">
            <text:p>S</text:p>
          </table:table-cell>
          <table:table-cell office:value-type="string">
            <text:p>2012-05-25</text:p>
          </table:table-cell>
          <table:table-cell office:value-type="float" office:value="77049672150">
            <text:p>7704967215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9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33805">
            <text:p>4233805</text:p>
          </table:table-cell>
          <table:table-cell office:value-type="float" office:value="124561486">
            <text:p>124561486</text:p>
          </table:table-cell>
          <table:table-cell office:value-type="string">
            <text:p>2012-02-13</text:p>
          </table:table-cell>
          <table:table-cell office:value-type="string">
            <text:p>A</text:p>
          </table:table-cell>
          <table:table-cell office:value-type="string">
            <text:p>2012-02-09</text:p>
          </table:table-cell>
          <table:table-cell office:value-type="float" office:value="33369117672">
            <text:p>333691176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9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996512">
            <text:p>10996512</text:p>
          </table:table-cell>
          <table:table-cell office:value-type="float" office:value="181722063">
            <text:p>181722063</text:p>
          </table:table-cell>
          <table:table-cell office:value-type="string">
            <text:p>2013-06-05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48415932043">
            <text:p>4841593204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, Albumiin 41 ( 35 . 52 g/L ) , ALAT 9 ( &lt;33 U/L</text:p>
          </table:table-cell>
          <table:table-cell office:value-type="string">
            <text:p>ALAT 9 ( &lt;33 U/L</text:p>
          </table:table-cell>
          <table:table-cell office:value-type="string">
            <text:p><text:s/>) , ALP 65 ( 35 . 105 U/L )</text:p>
          </table:table-cell>
          <table:table-cell office:value-type="string">
            <text:p>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2821">
            <text:p>652821</text:p>
          </table:table-cell>
          <table:table-cell office:value-type="float" office:value="80291018">
            <text:p>80291018</text:p>
          </table:table-cell>
          <table:table-cell office:value-type="string">
            <text:p>2012-01-04</text:p>
          </table:table-cell>
          <table:table-cell office:value-type="string">
            <text:p>S</text:p>
          </table:table-cell>
          <table:table-cell office:value-type="string">
            <text:p>2011-12-28</text:p>
          </table:table-cell>
          <table:table-cell office:value-type="float" office:value="23576739377">
            <text:p>2357673937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28.12.2011 S , P-ALAT 9 ( &lt;33 U/L</text:p>
          </table:table-cell>
          <table:table-cell office:value-type="string">
            <text:p>S , P-ALAT 9 ( &lt;33 U/L</text:p>
          </table:table-cell>
          <table:table-cell office:value-type="string">
            <text:p><text:s/>) S , P-Amülaas 33 ( 28 . 100 U</text:p>
          </table:table-cell>
          <table:table-cell office:value-type="string">
            <text:p>S , P-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2016">
            <text:p>462016</text:p>
          </table:table-cell>
          <table:table-cell office:value-type="float" office:value="125045115">
            <text:p>125045115</text:p>
          </table:table-cell>
          <table:table-cell office:value-type="string">
            <text:p>2012-06-13</text:p>
          </table:table-cell>
          <table:table-cell office:value-type="string">
            <text:p>S</text:p>
          </table:table-cell>
          <table:table-cell office:value-type="string">
            <text:p>2012-06-05</text:p>
          </table:table-cell>
          <table:table-cell office:value-type="float" office:value="90314417533">
            <text:p>9031441753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/L ) S , P-iCa 1.26 ( mmol/L ) S , P-ALAT 9 ( &lt;39 U/L</text:p>
          </table:table-cell>
          <table:table-cell office:value-type="string">
            <text:p>S , P-ALAT 9 ( &lt;39 U/L</text:p>
          </table:table-cell>
          <table:table-cell office:value-type="string">
            <text:p><text:s/>) S , P-ALP 216 ( &lt;300 U/L ) S </text:p>
          </table:table-cell>
          <table:table-cell office:value-type="string">
            <text:p>S , P-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909047">
            <text:p>21909047</text:p>
          </table:table-cell>
          <table:table-cell office:value-type="float" office:value="182528547">
            <text:p>182528547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673036432821">
            <text:p>6730364328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9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11369">
            <text:p>7211369</text:p>
          </table:table-cell>
          <table:table-cell office:value-type="float" office:value="122437888">
            <text:p>122437888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2012-05-17</text:p>
          </table:table-cell>
          <table:table-cell office:value-type="float" office:value="76074262818">
            <text:p>7607426281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( järjekord juunis ) 15.05.2012 S , P-ALAT 9 ( &lt;26 U/L</text:p>
          </table:table-cell>
          <table:table-cell office:value-type="string">
            <text:p>S , P-ALAT 9 ( &lt;26 U/L</text:p>
          </table:table-cell>
          <table:table-cell office:value-type="string">
            <text:p><text:s/>) S , P-ASAT 17 ( &lt;33 U/L ) S ,</text:p>
          </table:table-cell>
          <table:table-cell office:value-type="string">
            <text:p>S , P-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98075">
            <text:p>16598075</text:p>
          </table:table-cell>
          <table:table-cell office:value-type="float" office:value="200402792">
            <text:p>200402792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12</text:p>
          </table:table-cell>
          <table:table-cell office:value-type="float" office:value="98449611218">
            <text:p>984496112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9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046578">
            <text:p>16046578</text:p>
          </table:table-cell>
          <table:table-cell office:value-type="float" office:value="174408771">
            <text:p>174408771</text:p>
          </table:table-cell>
          <table:table-cell office:value-type="string">
            <text:p>2013-04-26</text:p>
          </table:table-cell>
          <table:table-cell office:value-type="string">
            <text:p>S</text:p>
          </table:table-cell>
          <table:table-cell office:value-type="string">
            <text:p>2013-04-26</text:p>
          </table:table-cell>
          <table:table-cell office:value-type="float" office:value="673036432821">
            <text:p>67303643282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9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65338">
            <text:p>16365338</text:p>
          </table:table-cell>
          <table:table-cell office:value-type="float" office:value="166671300">
            <text:p>166671300</text:p>
          </table:table-cell>
          <table:table-cell office:value-type="string">
            <text:p>2013-03-12</text:p>
          </table:table-cell>
          <table:table-cell office:value-type="string">
            <text:p>S</text:p>
          </table:table-cell>
          <table:table-cell office:value-type="string">
            <text:p>2013-03-09</text:p>
          </table:table-cell>
          <table:table-cell office:value-type="float" office:value="33185857024">
            <text:p>331858570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9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32941">
            <text:p>16332941</text:p>
          </table:table-cell>
          <table:table-cell office:value-type="float" office:value="191620894">
            <text:p>191620894</text:p>
          </table:table-cell>
          <table:table-cell office:value-type="string">
            <text:p>2013-08-08</text:p>
          </table:table-cell>
          <table:table-cell office:value-type="string">
            <text:p>S</text:p>
          </table:table-cell>
          <table:table-cell office:value-type="string">
            <text:p>2013-08-07</text:p>
          </table:table-cell>
          <table:table-cell office:value-type="float" office:value="80847077388">
            <text:p>8084707738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9 ( &lt;57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57">
            <text:p>57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707577">
            <text:p>12707577</text:p>
          </table:table-cell>
          <table:table-cell office:value-type="float" office:value="191949591">
            <text:p>191949591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8-09</text:p>
          </table:table-cell>
          <table:table-cell office:value-type="float" office:value="89224357626">
            <text:p>8922435762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9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04069">
            <text:p>16304069</text:p>
          </table:table-cell>
          <table:table-cell office:value-type="float" office:value="155214721">
            <text:p>155214721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17</text:p>
          </table:table-cell>
          <table:table-cell office:value-type="float" office:value="53647395229">
            <text:p>536473952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9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913735">
            <text:p>13913735</text:p>
          </table:table-cell>
          <table:table-cell office:value-type="float" office:value="199024208">
            <text:p>199024208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73030340123">
            <text:p>6730303401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0 ( &lt;39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58173">
            <text:p>16558173</text:p>
          </table:table-cell>
          <table:table-cell office:value-type="float" office:value="169459585">
            <text:p>169459585</text:p>
          </table:table-cell>
          <table:table-cell office:value-type="string">
            <text:p>2013-04-01</text:p>
          </table:table-cell>
          <table:table-cell office:value-type="string">
            <text:p>S</text:p>
          </table:table-cell>
          <table:table-cell office:value-type="string">
            <text:p>2013-03-29</text:p>
          </table:table-cell>
          <table:table-cell office:value-type="float" office:value="43296338055">
            <text:p>4329633805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0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08905">
            <text:p>16608905</text:p>
          </table:table-cell>
          <table:table-cell office:value-type="float" office:value="177097893">
            <text:p>177097893</text:p>
          </table:table-cell>
          <table:table-cell office:value-type="string">
            <text:p>2013-05-08</text:p>
          </table:table-cell>
          <table:table-cell office:value-type="string">
            <text:p>S</text:p>
          </table:table-cell>
          <table:table-cell office:value-type="string">
            <text:p>2013-05-06</text:p>
          </table:table-cell>
          <table:table-cell office:value-type="float" office:value="673038718491">
            <text:p>67303871849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0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91123">
            <text:p>19191123</text:p>
          </table:table-cell>
          <table:table-cell office:value-type="float" office:value="198162732">
            <text:p>198162732</text:p>
          </table:table-cell>
          <table:table-cell office:value-type="string">
            <text:p>2013-09-18</text:p>
          </table:table-cell>
          <table:table-cell office:value-type="string">
            <text:p>A</text:p>
          </table:table-cell>
          <table:table-cell office:value-type="string">
            <text:p>2013-08-30</text:p>
          </table:table-cell>
          <table:table-cell office:value-type="float" office:value="40550692341">
            <text:p>405506923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30.08.201315 : 59 : ALAT 10 U/L</text:p>
          </table:table-cell>
          <table:table-cell office:value-type="string">
            <text:p>ALAT 10 U/L</text:p>
          </table:table-cell>
          <table:table-cell/>
          <table:table-cell office:value-type="string">
            <text:p>ALAT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239508">
            <text:p>10239508</text:p>
          </table:table-cell>
          <table:table-cell office:value-type="float" office:value="165804898">
            <text:p>165804898</text:p>
          </table:table-cell>
          <table:table-cell office:value-type="string">
            <text:p>2013-03-07</text:p>
          </table:table-cell>
          <table:table-cell office:value-type="string">
            <text:p>S</text:p>
          </table:table-cell>
          <table:table-cell office:value-type="string">
            <text:p>2013-02-21</text:p>
          </table:table-cell>
          <table:table-cell office:value-type="float" office:value="64192452234">
            <text:p>6419245223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0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58681">
            <text:p>18258681</text:p>
          </table:table-cell>
          <table:table-cell office:value-type="float" office:value="161530291">
            <text:p>161530291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1-04</text:p>
          </table:table-cell>
          <table:table-cell office:value-type="float" office:value="33800782622">
            <text:p>338007826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,3 , bil - 9 , ASAT - 26 &gt; 22 , ALAT - 10</text:p>
          </table:table-cell>
          <table:table-cell office:value-type="string">
            <text:p>ALAT - 10</text:p>
          </table:table-cell>
          <table:table-cell office:value-type="string">
            <text:p><text:s/>&gt; 15 , GGT - 17 , LDH - 1954 , </text:p>
          </table:table-cell>
          <table:table-cell office:value-type="string">
            <text:p>ALAT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98569">
            <text:p>16898569</text:p>
          </table:table-cell>
          <table:table-cell office:value-type="float" office:value="172586465">
            <text:p>172586465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office:value-type="string">
            <text:p>2013-04-16</text:p>
          </table:table-cell>
          <table:table-cell office:value-type="float" office:value="93501360141">
            <text:p>9350136014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0 ( &lt;39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036016">
            <text:p>12036016</text:p>
          </table:table-cell>
          <table:table-cell office:value-type="float" office:value="173200628">
            <text:p>173200628</text:p>
          </table:table-cell>
          <table:table-cell office:value-type="string">
            <text:p>2013-04-22</text:p>
          </table:table-cell>
          <table:table-cell office:value-type="string">
            <text:p>A</text:p>
          </table:table-cell>
          <table:table-cell office:value-type="string">
            <text:p>2013-04-12</text:p>
          </table:table-cell>
          <table:table-cell office:value-type="float" office:value="35794125618">
            <text:p>3579412561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0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18936">
            <text:p>18618936</text:p>
          </table:table-cell>
          <table:table-cell office:value-type="float" office:value="165388204">
            <text:p>165388204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673031518819">
            <text:p>6730315188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3.01.201315 : 50 : ALAT 10 U/L</text:p>
          </table:table-cell>
          <table:table-cell office:value-type="string">
            <text:p>ALAT 10 U/L</text:p>
          </table:table-cell>
          <table:table-cell/>
          <table:table-cell office:value-type="string">
            <text:p>ALAT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2776">
            <text:p>692776</text:p>
          </table:table-cell>
          <table:table-cell office:value-type="float" office:value="125050433">
            <text:p>125050433</text:p>
          </table:table-cell>
          <table:table-cell office:value-type="string">
            <text:p>2012-06-06</text:p>
          </table:table-cell>
          <table:table-cell office:value-type="string">
            <text:p>S</text:p>
          </table:table-cell>
          <table:table-cell office:value-type="string">
            <text:p>2012-06-04</text:p>
          </table:table-cell>
          <table:table-cell office:value-type="float" office:value="87310458662">
            <text:p>8731045866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0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04356">
            <text:p>16504356</text:p>
          </table:table-cell>
          <table:table-cell office:value-type="float" office:value="202540352">
            <text:p>202540352</text:p>
          </table:table-cell>
          <table:table-cell office:value-type="string">
            <text:p>2013-10-11</text:p>
          </table:table-cell>
          <table:table-cell office:value-type="string">
            <text:p>S</text:p>
          </table:table-cell>
          <table:table-cell office:value-type="string">
            <text:p>2013-09-29</text:p>
          </table:table-cell>
          <table:table-cell office:value-type="float" office:value="13591817631">
            <text:p>135918176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0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423686">
            <text:p>20423686</text:p>
          </table:table-cell>
          <table:table-cell office:value-type="float" office:value="203456446">
            <text:p>203456446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2817745258">
            <text:p>8281774525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g/l , S , P-ASAT 18 ( &lt;27 U/L ) S , P-ALAT 10 ( &lt;24 U/L</text:p>
          </table:table-cell>
          <table:table-cell office:value-type="string">
            <text:p>S , P-ALAT 10 ( &lt;24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47323">
            <text:p>16447323</text:p>
          </table:table-cell>
          <table:table-cell office:value-type="float" office:value="190034869">
            <text:p>190034869</text:p>
          </table:table-cell>
          <table:table-cell office:value-type="string">
            <text:p>2013-07-29</text:p>
          </table:table-cell>
          <table:table-cell office:value-type="string">
            <text:p>S</text:p>
          </table:table-cell>
          <table:table-cell office:value-type="string">
            <text:p>2013-07-23</text:p>
          </table:table-cell>
          <table:table-cell office:value-type="float" office:value="46943666309">
            <text:p>4694366630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ioniseeritud ) 1.32 ( mmol/L ) ALAT 10 ( &lt;39 U/L</text:p>
          </table:table-cell>
          <table:table-cell office:value-type="string">
            <text:p>ALAT 10 ( &lt;39 U/L</text:p>
          </table:table-cell>
          <table:table-cell office:value-type="string">
            <text:p><text:s/>) ASAT 31 ( &lt;56 U/L ) CRP &lt;1 ( </text:p>
          </table:table-cell>
          <table:table-cell office:value-type="string">
            <text:p>ALAT</text:p>
          </table:table-cell>
          <table:table-cell office:value-type="float" office:value="10">
            <text:p>10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10632">
            <text:p>17910632</text:p>
          </table:table-cell>
          <table:table-cell office:value-type="float" office:value="188703611">
            <text:p>188703611</text:p>
          </table:table-cell>
          <table:table-cell office:value-type="string">
            <text:p>2013-07-18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73030469280">
            <text:p>67303046928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4.06.201314 : 21 : ALAT 10 U/L</text:p>
          </table:table-cell>
          <table:table-cell office:value-type="string">
            <text:p>ALAT 10 U/L</text:p>
          </table:table-cell>
          <table:table-cell/>
          <table:table-cell office:value-type="string">
            <text:p>ALAT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054122">
            <text:p>15054122</text:p>
          </table:table-cell>
          <table:table-cell office:value-type="float" office:value="196919007">
            <text:p>196919007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73488123074">
            <text:p>734881230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1 ( &lt;39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91720">
            <text:p>591720</text:p>
          </table:table-cell>
          <table:table-cell office:value-type="float" office:value="87158053">
            <text:p>87158053</text:p>
          </table:table-cell>
          <table:table-cell office:value-type="string">
            <text:p>2012-03-12</text:p>
          </table:table-cell>
          <table:table-cell office:value-type="string">
            <text:p>S</text:p>
          </table:table-cell>
          <table:table-cell office:value-type="string">
            <text:p>2012-03-05</text:p>
          </table:table-cell>
          <table:table-cell office:value-type="float" office:value="61350682100">
            <text:p>613506821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, P-K 3.2 ( 3.4 . 4.5 mmol/L ) S , P-ALAT 11 ( &lt;41 U/L</text:p>
          </table:table-cell>
          <table:table-cell office:value-type="string">
            <text:p>S , P-ALAT 11 ( &lt;41 U/L</text:p>
          </table:table-cell>
          <table:table-cell office:value-type="string">
            <text:p><text:s/>) S , P-ALP 176 ( 40 . 130 U/L </text:p>
          </table:table-cell>
          <table:table-cell office:value-type="string">
            <text:p>S , P-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693345">
            <text:p>10693345</text:p>
          </table:table-cell>
          <table:table-cell office:value-type="float" office:value="195258069">
            <text:p>195258069</text:p>
          </table:table-cell>
          <table:table-cell office:value-type="string">
            <text:p>2013-08-28</text:p>
          </table:table-cell>
          <table:table-cell office:value-type="string">
            <text:p>A</text:p>
          </table:table-cell>
          <table:table-cell office:value-type="string">
            <text:p>2013-08-25</text:p>
          </table:table-cell>
          <table:table-cell office:value-type="float" office:value="11687090777">
            <text:p>116870907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1 ( &lt;39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7354">
            <text:p>807354</text:p>
          </table:table-cell>
          <table:table-cell office:value-type="float" office:value="131415343">
            <text:p>131415343</text:p>
          </table:table-cell>
          <table:table-cell office:value-type="string">
            <text:p>2012-07-02</text:p>
          </table:table-cell>
          <table:table-cell office:value-type="string">
            <text:p>S</text:p>
          </table:table-cell>
          <table:table-cell office:value-type="string">
            <text:p>2012-05-28</text:p>
          </table:table-cell>
          <table:table-cell office:value-type="float" office:value="47485077743">
            <text:p>4748507774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1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208235">
            <text:p>3208235</text:p>
          </table:table-cell>
          <table:table-cell office:value-type="float" office:value="83059160">
            <text:p>83059160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office:value-type="string">
            <text:p>2008-04-18</text:p>
          </table:table-cell>
          <table:table-cell office:value-type="float" office:value="77559438069">
            <text:p>775594380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<text:s/>P-CRP &lt;1 , S , P-ASAT 17 U/L , S , P-ALAT 11 U/L</text:p>
          </table:table-cell>
          <table:table-cell office:value-type="string">
            <text:p>S , P-ALAT 11 U/L</text:p>
          </table:table-cell>
          <table:table-cell office:value-type="string">
            <text:p><text:s/>, S , P-IgA 1.76 g/L</text:p>
          </table:table-cell>
          <table:table-cell office:value-type="string">
            <text:p>S , P-ALAT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34671">
            <text:p>8334671</text:p>
          </table:table-cell>
          <table:table-cell office:value-type="float" office:value="137447856">
            <text:p>137447856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2012-06-07</text:p>
          </table:table-cell>
          <table:table-cell office:value-type="float" office:value="49037761571">
            <text:p>4903776157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1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96233">
            <text:p>16496233</text:p>
          </table:table-cell>
          <table:table-cell office:value-type="float" office:value="169003614">
            <text:p>169003614</text:p>
          </table:table-cell>
          <table:table-cell office:value-type="string">
            <text:p>2013-03-27</text:p>
          </table:table-cell>
          <table:table-cell office:value-type="string">
            <text:p>S</text:p>
          </table:table-cell>
          <table:table-cell office:value-type="string">
            <text:p>2013-03-15</text:p>
          </table:table-cell>
          <table:table-cell office:value-type="float" office:value="60773839984">
            <text:p>6077383998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aalium 4.2 ( 3.4 . 4.5 mmol/L ) ALAT 11 ( &lt;41 U/L</text:p>
          </table:table-cell>
          <table:table-cell office:value-type="string">
            <text:p>ALAT 11 ( &lt;41 U/L</text:p>
          </table:table-cell>
          <table:table-cell office:value-type="string">
            <text:p><text:s/>) ASAT 19 ( &lt;40 U/L ) Bilirubii</text:p>
          </table:table-cell>
          <table:table-cell office:value-type="string">
            <text:p>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845901">
            <text:p>11845901</text:p>
          </table:table-cell>
          <table:table-cell office:value-type="float" office:value="157038196">
            <text:p>157038196</text:p>
          </table:table-cell>
          <table:table-cell office:value-type="string">
            <text:p>2012-09-28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95194876077">
            <text:p>951948760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1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425792">
            <text:p>12425792</text:p>
          </table:table-cell>
          <table:table-cell office:value-type="float" office:value="211003037">
            <text:p>211003037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2-11-21</text:p>
          </table:table-cell>
          <table:table-cell office:value-type="float" office:value="18856812516">
            <text:p>188568125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 ) NT-proBNP 65 ( &lt;125 pg/mL ) ALAT 11 ( &lt;33 U/L</text:p>
          </table:table-cell>
          <table:table-cell office:value-type="string">
            <text:p>ALAT 11 ( &lt;33 U/L</text:p>
          </table:table-cell>
          <table:table-cell office:value-type="string">
            <text:p><text:s/>) ASAT 13 ( &lt;32 U/L ) CRP &lt;1 ( </text:p>
          </table:table-cell>
          <table:table-cell office:value-type="string">
            <text:p>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17195">
            <text:p>5217195</text:p>
          </table:table-cell>
          <table:table-cell office:value-type="float" office:value="139732441">
            <text:p>139732441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9</text:p>
          </table:table-cell>
          <table:table-cell office:value-type="float" office:value="12311893480">
            <text:p>123118934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: S , P-Glükoos 5.0 ( mmol/L ) S , P-ALAT 11 ( &lt;33 U/L</text:p>
          </table:table-cell>
          <table:table-cell office:value-type="string">
            <text:p>S , P-ALAT 11 ( &lt;33 U/L</text:p>
          </table:table-cell>
          <table:table-cell office:value-type="string">
            <text:p><text:s/>) S , P-ASAT 14 ( &lt;32 U/L ) Glo</text:p>
          </table:table-cell>
          <table:table-cell office:value-type="string">
            <text:p>S , P-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38808">
            <text:p>22038808</text:p>
          </table:table-cell>
          <table:table-cell office:value-type="float" office:value="195238535">
            <text:p>195238535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673035193300">
            <text:p>6730351933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1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27082">
            <text:p>21527082</text:p>
          </table:table-cell>
          <table:table-cell office:value-type="float" office:value="185522451">
            <text:p>185522451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5-22</text:p>
          </table:table-cell>
          <table:table-cell office:value-type="float" office:value="88610586434">
            <text:p>886105864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1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89176">
            <text:p>5189176</text:p>
          </table:table-cell>
          <table:table-cell office:value-type="float" office:value="136347387">
            <text:p>136347387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99565947057">
            <text:p>9956594705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1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744038">
            <text:p>23744038</text:p>
          </table:table-cell>
          <table:table-cell office:value-type="float" office:value="202506060">
            <text:p>202506060</text:p>
          </table:table-cell>
          <table:table-cell office:value-type="string">
            <text:p>2013-10-11</text:p>
          </table:table-cell>
          <table:table-cell office:value-type="string">
            <text:p>A</text:p>
          </table:table-cell>
          <table:table-cell office:value-type="string">
            <text:p>2013-10-09</text:p>
          </table:table-cell>
          <table:table-cell office:value-type="float" office:value="68283771234">
            <text:p>682837712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 ) Albumiin 47 ( 35 . 52 g/L ) ALAT 11 ( &lt;33 U/L</text:p>
          </table:table-cell>
          <table:table-cell office:value-type="string">
            <text:p>ALAT 11 ( &lt;33 U/L</text:p>
          </table:table-cell>
          <table:table-cell office:value-type="string">
            <text:p><text:s/>) ALP 57 ( 35 . 105 U/L ) Amüla</text:p>
          </table:table-cell>
          <table:table-cell office:value-type="string">
            <text:p>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033802">
            <text:p>15033802</text:p>
          </table:table-cell>
          <table:table-cell office:value-type="float" office:value="194083440">
            <text:p>194083440</text:p>
          </table:table-cell>
          <table:table-cell office:value-type="string">
            <text:p>2013-08-26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97038018655">
            <text:p>970380186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1 ( &lt;26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28576">
            <text:p>22728576</text:p>
          </table:table-cell>
          <table:table-cell office:value-type="float" office:value="167802378">
            <text:p>167802378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57564854022">
            <text:p>575648540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1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28729">
            <text:p>16328729</text:p>
          </table:table-cell>
          <table:table-cell office:value-type="float" office:value="160190916">
            <text:p>160190916</text:p>
          </table:table-cell>
          <table:table-cell office:value-type="string">
            <text:p>2013-01-30</text:p>
          </table:table-cell>
          <table:table-cell office:value-type="string">
            <text:p>S</text:p>
          </table:table-cell>
          <table:table-cell office:value-type="string">
            <text:p>2013-01-22</text:p>
          </table:table-cell>
          <table:table-cell office:value-type="float" office:value="37078411766">
            <text:p>3707841176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NT-proBNP 4008 ( &lt;62 pg/mL ) , ALAT 11 ( &lt;39 U/L</text:p>
          </table:table-cell>
          <table:table-cell office:value-type="string">
            <text:p>ALAT 11 ( &lt;39 U/L</text:p>
          </table:table-cell>
          <table:table-cell office:value-type="string">
            <text:p><text:s/>) , ALP 195 ( &lt;281 U/L ) , ASAT</text:p>
          </table:table-cell>
          <table:table-cell office:value-type="string">
            <text:p>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836126">
            <text:p>14836126</text:p>
          </table:table-cell>
          <table:table-cell office:value-type="float" office:value="156256922">
            <text:p>156256922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office:value-type="string">
            <text:p>2012-12-17</text:p>
          </table:table-cell>
          <table:table-cell office:value-type="float" office:value="90746387631">
            <text:p>9074638763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1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10098">
            <text:p>4910098</text:p>
          </table:table-cell>
          <table:table-cell office:value-type="float" office:value="147500112">
            <text:p>147500112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office:value-type="string">
            <text:p>2012-11-07</text:p>
          </table:table-cell>
          <table:table-cell office:value-type="float" office:value="59050148558">
            <text:p>590501485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2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99902">
            <text:p>7299902</text:p>
          </table:table-cell>
          <table:table-cell office:value-type="float" office:value="96251057">
            <text:p>96251057</text:p>
          </table:table-cell>
          <table:table-cell office:value-type="string">
            <text:p>2012-04-10</text:p>
          </table:table-cell>
          <table:table-cell office:value-type="string">
            <text:p>A</text:p>
          </table:table-cell>
          <table:table-cell office:value-type="string">
            <text:p>2012-04-03</text:p>
          </table:table-cell>
          <table:table-cell office:value-type="float" office:value="70783462068">
            <text:p>7078346206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2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37176">
            <text:p>16637176</text:p>
          </table:table-cell>
          <table:table-cell office:value-type="float" office:value="170449080">
            <text:p>170449080</text:p>
          </table:table-cell>
          <table:table-cell office:value-type="string">
            <text:p>2013-03-23</text:p>
          </table:table-cell>
          <table:table-cell office:value-type="string">
            <text:p>S</text:p>
          </table:table-cell>
          <table:table-cell office:value-type="string">
            <text:p>2013-03-21</text:p>
          </table:table-cell>
          <table:table-cell office:value-type="float" office:value="34588454996">
            <text:p>3458845499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2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38237">
            <text:p>4138237</text:p>
          </table:table-cell>
          <table:table-cell office:value-type="float" office:value="123653891">
            <text:p>123653891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2-03-05</text:p>
          </table:table-cell>
          <table:table-cell office:value-type="float" office:value="32345482556">
            <text:p>323454825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2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88201">
            <text:p>16388201</text:p>
          </table:table-cell>
          <table:table-cell office:value-type="float" office:value="208773792">
            <text:p>208773792</text:p>
          </table:table-cell>
          <table:table-cell office:value-type="string">
            <text:p>2013-11-12</text:p>
          </table:table-cell>
          <table:table-cell office:value-type="string">
            <text:p>S</text:p>
          </table:table-cell>
          <table:table-cell office:value-type="string">
            <text:p>2013-11-11</text:p>
          </table:table-cell>
          <table:table-cell office:value-type="float" office:value="47687868947">
            <text:p>4768786894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2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885381">
            <text:p>7885381</text:p>
          </table:table-cell>
          <table:table-cell office:value-type="float" office:value="85859989">
            <text:p>85859989</text:p>
          </table:table-cell>
          <table:table-cell office:value-type="string">
            <text:p>2012-02-27</text:p>
          </table:table-cell>
          <table:table-cell office:value-type="string">
            <text:p>A</text:p>
          </table:table-cell>
          <table:table-cell office:value-type="string">
            <text:p>2012-02-27</text:p>
          </table:table-cell>
          <table:table-cell office:value-type="float" office:value="24500331469">
            <text:p>2450033146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2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907164">
            <text:p>16907164</text:p>
          </table:table-cell>
          <table:table-cell office:value-type="float" office:value="173941911">
            <text:p>173941911</text:p>
          </table:table-cell>
          <table:table-cell office:value-type="string">
            <text:p>2013-04-25</text:p>
          </table:table-cell>
          <table:table-cell office:value-type="string">
            <text:p>S</text:p>
          </table:table-cell>
          <table:table-cell office:value-type="string">
            <text:p>2013-04-22</text:p>
          </table:table-cell>
          <table:table-cell office:value-type="float" office:value="71541738535">
            <text:p>7154173853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aalium 4.8 ( 3.4 . 4.5 mmol/L ) ALAT 12 ( &lt;33 U/L</text:p>
          </table:table-cell>
          <table:table-cell office:value-type="string">
            <text:p>ALAT 12 ( &lt;33 U/L</text:p>
          </table:table-cell>
          <table:table-cell office:value-type="string">
            <text:p><text:s/>) ALP 132 ( 35 . 105 U/L ) Amül</text:p>
          </table:table-cell>
          <table:table-cell office:value-type="string">
            <text:p>AL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17822">
            <text:p>19017822</text:p>
          </table:table-cell>
          <table:table-cell office:value-type="float" office:value="185729017">
            <text:p>185729017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6-11</text:p>
          </table:table-cell>
          <table:table-cell office:value-type="float" office:value="57403385247">
            <text:p>574033852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1.06.201311 : 37 : ALAT 12 U/L</text:p>
          </table:table-cell>
          <table:table-cell office:value-type="string">
            <text:p>ALAT 12 U/L</text:p>
          </table:table-cell>
          <table:table-cell/>
          <table:table-cell office:value-type="string">
            <text:p>ALAT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457410">
            <text:p>13457410</text:p>
          </table:table-cell>
          <table:table-cell office:value-type="float" office:value="198470983">
            <text:p>198470983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51686166905">
            <text:p>5168616690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2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754790">
            <text:p>6754790</text:p>
          </table:table-cell>
          <table:table-cell office:value-type="float" office:value="80965342">
            <text:p>80965342</text:p>
          </table:table-cell>
          <table:table-cell office:value-type="string">
            <text:p>2012-01-06</text:p>
          </table:table-cell>
          <table:table-cell office:value-type="string">
            <text:p>S</text:p>
          </table:table-cell>
          <table:table-cell office:value-type="string">
            <text:p>2012-01-04</text:p>
          </table:table-cell>
          <table:table-cell office:value-type="float" office:value="12462317397">
            <text:p>1246231739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P-K 5.8 ( 3.4 . 4.5 mmol/L ) , S , P-ALAT 12 ( &lt;41 U/L</text:p>
          </table:table-cell>
          <table:table-cell office:value-type="string">
            <text:p>S , P-ALAT 12 ( &lt;41 U/L</text:p>
          </table:table-cell>
          <table:table-cell office:value-type="string">
            <text:p><text:s/>) , S , P-ASAT 14 ( &lt;40 U/L ) ,</text:p>
          </table:table-cell>
          <table:table-cell office:value-type="string">
            <text:p>S , P-AL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74187">
            <text:p>23174187</text:p>
          </table:table-cell>
          <table:table-cell office:value-type="float" office:value="211377296">
            <text:p>211377296</text:p>
          </table:table-cell>
          <table:table-cell office:value-type="string">
            <text:p>2013-11-23</text:p>
          </table:table-cell>
          <table:table-cell office:value-type="string">
            <text:p>A</text:p>
          </table:table-cell>
          <table:table-cell office:value-type="string">
            <text:p>2013-11-06</text:p>
          </table:table-cell>
          <table:table-cell office:value-type="float" office:value="47146980362">
            <text:p>471469803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2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500319">
            <text:p>8500319</text:p>
          </table:table-cell>
          <table:table-cell office:value-type="float" office:value="137487028">
            <text:p>137487028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8-15</text:p>
          </table:table-cell>
          <table:table-cell office:value-type="float" office:value="46690737556">
            <text:p>4669073755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2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329783">
            <text:p>23329783</text:p>
          </table:table-cell>
          <table:table-cell office:value-type="float" office:value="197651149">
            <text:p>197651149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11</text:p>
          </table:table-cell>
          <table:table-cell office:value-type="float" office:value="47099547969">
            <text:p>470995479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3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239061">
            <text:p>13239061</text:p>
          </table:table-cell>
          <table:table-cell office:value-type="float" office:value="178154386">
            <text:p>178154386</text:p>
          </table:table-cell>
          <table:table-cell office:value-type="string">
            <text:p>2013-05-17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19437633008">
            <text:p>1943763300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HbA1c-5,7%/39mmol/mol;ASAT-13 ; ALAT-13</text:p>
          </table:table-cell>
          <table:table-cell office:value-type="string">
            <text:p>ALAT-13</text:p>
          </table:table-cell>
          <table:table-cell office:value-type="string">
            <text:p><text:s/>; kreat -81 ; chol -6,2 ; HDL-1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65058">
            <text:p>16565058</text:p>
          </table:table-cell>
          <table:table-cell office:value-type="float" office:value="204190072">
            <text:p>204190072</text:p>
          </table:table-cell>
          <table:table-cell office:value-type="string">
            <text:p>2013-10-21</text:p>
          </table:table-cell>
          <table:table-cell office:value-type="string">
            <text:p>S</text:p>
          </table:table-cell>
          <table:table-cell office:value-type="string">
            <text:p>2013-10-14</text:p>
          </table:table-cell>
          <table:table-cell office:value-type="float" office:value="673038055024">
            <text:p>6730380550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3 ( &lt;39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943259">
            <text:p>10943259</text:p>
          </table:table-cell>
          <table:table-cell office:value-type="float" office:value="182290201">
            <text:p>182290201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6-10</text:p>
          </table:table-cell>
          <table:table-cell office:value-type="float" office:value="63519317839">
            <text:p>635193178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3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27055">
            <text:p>16827055</text:p>
          </table:table-cell>
          <table:table-cell office:value-type="float" office:value="160202605">
            <text:p>160202605</text:p>
          </table:table-cell>
          <table:table-cell office:value-type="string">
            <text:p>2013-01-30</text:p>
          </table:table-cell>
          <table:table-cell office:value-type="string">
            <text:p>S</text:p>
          </table:table-cell>
          <table:table-cell office:value-type="string">
            <text:p>2013-01-22</text:p>
          </table:table-cell>
          <table:table-cell office:value-type="float" office:value="79989760194">
            <text:p>7998976019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3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2397">
            <text:p>702397</text:p>
          </table:table-cell>
          <table:table-cell office:value-type="float" office:value="131418136">
            <text:p>131418136</text:p>
          </table:table-cell>
          <table:table-cell office:value-type="string">
            <text:p>2012-06-29</text:p>
          </table:table-cell>
          <table:table-cell office:value-type="string">
            <text:p>S</text:p>
          </table:table-cell>
          <table:table-cell office:value-type="string">
            <text:p>2012-06-07</text:p>
          </table:table-cell>
          <table:table-cell office:value-type="float" office:value="62740176405">
            <text:p>6274017640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3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9681">
            <text:p>2359681</text:p>
          </table:table-cell>
          <table:table-cell office:value-type="float" office:value="88320563">
            <text:p>88320563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office:value-type="string">
            <text:p>2012-03-27</text:p>
          </table:table-cell>
          <table:table-cell office:value-type="float" office:value="98000157213">
            <text:p>980001572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7.03.201215 : 53 : ALAT 13 U/L</text:p>
          </table:table-cell>
          <table:table-cell office:value-type="string">
            <text:p>ALAT 13 U/L</text:p>
          </table:table-cell>
          <table:table-cell/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39564">
            <text:p>16239564</text:p>
          </table:table-cell>
          <table:table-cell office:value-type="float" office:value="200288659">
            <text:p>200288659</text:p>
          </table:table-cell>
          <table:table-cell office:value-type="string">
            <text:p>2013-09-30</text:p>
          </table:table-cell>
          <table:table-cell office:value-type="string">
            <text:p>S</text:p>
          </table:table-cell>
          <table:table-cell office:value-type="string">
            <text:p>2013-09-18</text:p>
          </table:table-cell>
          <table:table-cell office:value-type="float" office:value="53850737374">
            <text:p>5385073737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3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859954">
            <text:p>17859954</text:p>
          </table:table-cell>
          <table:table-cell office:value-type="float" office:value="211255323">
            <text:p>211255323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1-21</text:p>
          </table:table-cell>
          <table:table-cell office:value-type="float" office:value="16175941509">
            <text:p>161759415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1.11.201314 : 28 : ALAT 13 U/L</text:p>
          </table:table-cell>
          <table:table-cell office:value-type="string">
            <text:p>ALAT 13 U/L</text:p>
          </table:table-cell>
          <table:table-cell office:value-type="string">
            <text:p><text:s/>[ norm .. - 41 ]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075759">
            <text:p>15075759</text:p>
          </table:table-cell>
          <table:table-cell office:value-type="float" office:value="181224418">
            <text:p>181224418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27817738696">
            <text:p>278177386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3 ( &lt;2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01632">
            <text:p>16601632</text:p>
          </table:table-cell>
          <table:table-cell office:value-type="float" office:value="204225139">
            <text:p>204225139</text:p>
          </table:table-cell>
          <table:table-cell office:value-type="string">
            <text:p>2013-10-21</text:p>
          </table:table-cell>
          <table:table-cell office:value-type="string">
            <text:p>S</text:p>
          </table:table-cell>
          <table:table-cell office:value-type="string">
            <text:p>2013-10-17</text:p>
          </table:table-cell>
          <table:table-cell office:value-type="float" office:value="50213765134">
            <text:p>5021376513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3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238767">
            <text:p>19238767</text:p>
          </table:table-cell>
          <table:table-cell office:value-type="float" office:value="172682731">
            <text:p>172682731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277326495">
            <text:p>742773264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, hgb 117 , tromb 182 , bil 7 , ALAT 13</text:p>
          </table:table-cell>
          <table:table-cell office:value-type="string">
            <text:p>ALAT 13</text:p>
          </table:table-cell>
          <table:table-cell office:value-type="string">
            <text:p><text:s/>, ASAT 18 , ALP 82 , amulaas 87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20070">
            <text:p>4420070</text:p>
          </table:table-cell>
          <table:table-cell office:value-type="float" office:value="124218768">
            <text:p>124218768</text:p>
          </table:table-cell>
          <table:table-cell office:value-type="string">
            <text:p>2012-04-19</text:p>
          </table:table-cell>
          <table:table-cell office:value-type="string">
            <text:p>A</text:p>
          </table:table-cell>
          <table:table-cell office:value-type="string">
            <text:p>2012-02-23</text:p>
          </table:table-cell>
          <table:table-cell office:value-type="float" office:value="22036257824">
            <text:p>220362578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3 ( &lt;39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546491">
            <text:p>11546491</text:p>
          </table:table-cell>
          <table:table-cell office:value-type="float" office:value="159029645">
            <text:p>159029645</text:p>
          </table:table-cell>
          <table:table-cell office:value-type="string">
            <text:p>2013-01-17</text:p>
          </table:table-cell>
          <table:table-cell office:value-type="string">
            <text:p>A</text:p>
          </table:table-cell>
          <table:table-cell office:value-type="string">
            <text:p>2012-12-31</text:p>
          </table:table-cell>
          <table:table-cell office:value-type="float" office:value="673043658786">
            <text:p>6730436587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3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76419">
            <text:p>16676419</text:p>
          </table:table-cell>
          <table:table-cell office:value-type="float" office:value="187278372">
            <text:p>187278372</text:p>
          </table:table-cell>
          <table:table-cell office:value-type="string">
            <text:p>2013-07-08</text:p>
          </table:table-cell>
          <table:table-cell office:value-type="string">
            <text:p>S</text:p>
          </table:table-cell>
          <table:table-cell office:value-type="string">
            <text:p>2013-07-07</text:p>
          </table:table-cell>
          <table:table-cell office:value-type="float" office:value="673030674390">
            <text:p>6730306743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3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232609">
            <text:p>19232609</text:p>
          </table:table-cell>
          <table:table-cell office:value-type="float" office:value="192556898">
            <text:p>192556898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673030357601">
            <text:p>6730303576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4.08.201316 : 51 : ALAT 13 U/L</text:p>
          </table:table-cell>
          <table:table-cell office:value-type="string">
            <text:p>ALAT 13 U/L</text:p>
          </table:table-cell>
          <table:table-cell/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39716">
            <text:p>16339716</text:p>
          </table:table-cell>
          <table:table-cell office:value-type="float" office:value="200517106">
            <text:p>200517106</text:p>
          </table:table-cell>
          <table:table-cell office:value-type="string">
            <text:p>2013-10-01</text:p>
          </table:table-cell>
          <table:table-cell office:value-type="string">
            <text:p>S</text:p>
          </table:table-cell>
          <table:table-cell office:value-type="string">
            <text:p>2013-09-05</text:p>
          </table:table-cell>
          <table:table-cell office:value-type="float" office:value="673040472879">
            <text:p>67304047287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3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23853">
            <text:p>5123853</text:p>
          </table:table-cell>
          <table:table-cell office:value-type="float" office:value="133359627">
            <text:p>133359627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2012-08-01</text:p>
          </table:table-cell>
          <table:table-cell office:value-type="float" office:value="52937387153">
            <text:p>529373871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3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89432">
            <text:p>2489432</text:p>
          </table:table-cell>
          <table:table-cell office:value-type="float" office:value="143253508">
            <text:p>143253508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office:value-type="string">
            <text:p>2012-10-24</text:p>
          </table:table-cell>
          <table:table-cell office:value-type="float" office:value="99953119530">
            <text:p>999531195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4.10.201213 : 06 : 20 : ALAT 13 U/L</text:p>
          </table:table-cell>
          <table:table-cell office:value-type="string">
            <text:p>ALAT 13 U/L</text:p>
          </table:table-cell>
          <table:table-cell/>
          <table:table-cell office:value-type="string">
            <text:p>ALAT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87">
            <text:p>4687</text:p>
          </table:table-cell>
          <table:table-cell office:value-type="float" office:value="87173162">
            <text:p>87173162</text:p>
          </table:table-cell>
          <table:table-cell office:value-type="string">
            <text:p>2012-03-15</text:p>
          </table:table-cell>
          <table:table-cell office:value-type="string">
            <text:p>S</text:p>
          </table:table-cell>
          <table:table-cell office:value-type="string">
            <text:p>2012-03-09</text:p>
          </table:table-cell>
          <table:table-cell office:value-type="float" office:value="56066637102">
            <text:p>5606663710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3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3">
            <text:p>1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277256">
            <text:p>17277256</text:p>
          </table:table-cell>
          <table:table-cell office:value-type="float" office:value="209285859">
            <text:p>209285859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24157792797">
            <text:p>241577927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12.09.201300 : 00 ) VASTUSED : ALAT 14 ( &lt;33 U/L</text:p>
          </table:table-cell>
          <table:table-cell office:value-type="string">
            <text:p>ALAT 14 ( &lt;33 U/L</text:p>
          </table:table-cell>
          <table:table-cell office:value-type="string">
            <text:p><text:s/>) ALP 47 ( 35 . 105 U/L ) ASAT </text:p>
          </table:table-cell>
          <table:table-cell office:value-type="string">
            <text:p>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42075">
            <text:p>16342075</text:p>
          </table:table-cell>
          <table:table-cell office:value-type="float" office:value="160663051">
            <text:p>160663051</text:p>
          </table:table-cell>
          <table:table-cell office:value-type="string">
            <text:p>2013-01-23</text:p>
          </table:table-cell>
          <table:table-cell office:value-type="string">
            <text:p>S</text:p>
          </table:table-cell>
          <table:table-cell office:value-type="string">
            <text:p>2013-01-04</text:p>
          </table:table-cell>
          <table:table-cell office:value-type="float" office:value="96171439835">
            <text:p>9617143983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4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07291">
            <text:p>16407291</text:p>
          </table:table-cell>
          <table:table-cell office:value-type="float" office:value="205688939">
            <text:p>205688939</text:p>
          </table:table-cell>
          <table:table-cell office:value-type="string">
            <text:p>2013-10-29</text:p>
          </table:table-cell>
          <table:table-cell office:value-type="string">
            <text:p>S</text:p>
          </table:table-cell>
          <table:table-cell office:value-type="string">
            <text:p>2013-10-08</text:p>
          </table:table-cell>
          <table:table-cell office:value-type="float" office:value="673034903999">
            <text:p>6730349039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4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843944">
            <text:p>14843944</text:p>
          </table:table-cell>
          <table:table-cell office:value-type="float" office:value="184194161">
            <text:p>184194161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29688768380">
            <text:p>296887683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4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411106">
            <text:p>11411106</text:p>
          </table:table-cell>
          <table:table-cell office:value-type="float" office:value="157031768">
            <text:p>157031768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12-04-19</text:p>
          </table:table-cell>
          <table:table-cell office:value-type="float" office:value="87401728493">
            <text:p>8740172849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4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69206">
            <text:p>769206</text:p>
          </table:table-cell>
          <table:table-cell office:value-type="float" office:value="131557252">
            <text:p>131557252</text:p>
          </table:table-cell>
          <table:table-cell office:value-type="string">
            <text:p>2012-06-30</text:p>
          </table:table-cell>
          <table:table-cell office:value-type="string">
            <text:p>S</text:p>
          </table:table-cell>
          <table:table-cell office:value-type="string">
            <text:p>2012-06-28</text:p>
          </table:table-cell>
          <table:table-cell office:value-type="float" office:value="75451586969">
            <text:p>7545158696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4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73875">
            <text:p>16473875</text:p>
          </table:table-cell>
          <table:table-cell office:value-type="float" office:value="157581811">
            <text:p>157581811</text:p>
          </table:table-cell>
          <table:table-cell office:value-type="string">
            <text:p>2013-01-11</text:p>
          </table:table-cell>
          <table:table-cell office:value-type="string">
            <text:p>S</text:p>
          </table:table-cell>
          <table:table-cell office:value-type="string">
            <text:p>2013-01-09</text:p>
          </table:table-cell>
          <table:table-cell office:value-type="float" office:value="673043052122">
            <text:p>67304305212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4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36676">
            <text:p>536676</text:p>
          </table:table-cell>
          <table:table-cell office:value-type="float" office:value="125046298">
            <text:p>125046298</text:p>
          </table:table-cell>
          <table:table-cell office:value-type="string">
            <text:p>2012-06-07</text:p>
          </table:table-cell>
          <table:table-cell office:value-type="string">
            <text:p>S</text:p>
          </table:table-cell>
          <table:table-cell office:value-type="string">
            <text:p>2012-05-28</text:p>
          </table:table-cell>
          <table:table-cell office:value-type="float" office:value="44202056994">
            <text:p>4420205699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4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09701">
            <text:p>5209701</text:p>
          </table:table-cell>
          <table:table-cell office:value-type="float" office:value="133355638">
            <text:p>133355638</text:p>
          </table:table-cell>
          <table:table-cell office:value-type="string">
            <text:p>2012-08-09</text:p>
          </table:table-cell>
          <table:table-cell office:value-type="string">
            <text:p>A</text:p>
          </table:table-cell>
          <table:table-cell office:value-type="string">
            <text:p>2012-07-06</text:p>
          </table:table-cell>
          <table:table-cell office:value-type="float" office:value="14829042758">
            <text:p>1482904275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4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74568">
            <text:p>16874568</text:p>
          </table:table-cell>
          <table:table-cell office:value-type="float" office:value="182803808">
            <text:p>182803808</text:p>
          </table:table-cell>
          <table:table-cell office:value-type="string">
            <text:p>2013-06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117040">
            <text:p>6730461170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4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519532">
            <text:p>13519532</text:p>
          </table:table-cell>
          <table:table-cell office:value-type="float" office:value="198154425">
            <text:p>198154425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9307">
            <text:p>6730303393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RP 3 Lk 4,8 Hgb 153 g/l ASAT 15 ALAT 14</text:p>
          </table:table-cell>
          <table:table-cell office:value-type="string">
            <text:p>ALAT 14</text:p>
          </table:table-cell>
          <table:table-cell office:value-type="string">
            <text:p><text:s/>Obj : Seljal rohke acne-lööve ,</text:p>
          </table:table-cell>
          <table:table-cell office:value-type="string">
            <text:p>ALAT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53343">
            <text:p>16453343</text:p>
          </table:table-cell>
          <table:table-cell office:value-type="float" office:value="210159860">
            <text:p>210159860</text:p>
          </table:table-cell>
          <table:table-cell office:value-type="string">
            <text:p>2013-11-19</text:p>
          </table:table-cell>
          <table:table-cell office:value-type="string">
            <text:p>S</text:p>
          </table:table-cell>
          <table:table-cell office:value-type="string">
            <text:p>2013-11-06</text:p>
          </table:table-cell>
          <table:table-cell office:value-type="float" office:value="27115986026">
            <text:p>271159860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4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063076">
            <text:p>15063076</text:p>
          </table:table-cell>
          <table:table-cell office:value-type="float" office:value="192260961">
            <text:p>192260961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36627026682">
            <text:p>366270266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4 ( &lt;26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830706">
            <text:p>11830706</text:p>
          </table:table-cell>
          <table:table-cell office:value-type="float" office:value="188262735">
            <text:p>188262735</text:p>
          </table:table-cell>
          <table:table-cell office:value-type="string">
            <text:p>2013-07-15</text:p>
          </table:table-cell>
          <table:table-cell office:value-type="string">
            <text:p>A</text:p>
          </table:table-cell>
          <table:table-cell office:value-type="string">
            <text:p>2013-07-02</text:p>
          </table:table-cell>
          <table:table-cell office:value-type="float" office:value="82474211427">
            <text:p>824742114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4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4">
            <text:p>14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83787">
            <text:p>16783787</text:p>
          </table:table-cell>
          <table:table-cell office:value-type="float" office:value="182672728">
            <text:p>182672728</text:p>
          </table:table-cell>
          <table:table-cell office:value-type="string">
            <text:p>2013-06-12</text:p>
          </table:table-cell>
          <table:table-cell office:value-type="string">
            <text:p>S</text:p>
          </table:table-cell>
          <table:table-cell office:value-type="string">
            <text:p>2013-05-27</text:p>
          </table:table-cell>
          <table:table-cell office:value-type="float" office:value="75003377614">
            <text:p>7500337761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5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475759">
            <text:p>24475759</text:p>
          </table:table-cell>
          <table:table-cell office:value-type="float" office:value="184352743">
            <text:p>184352743</text:p>
          </table:table-cell>
          <table:table-cell office:value-type="string">
            <text:p>2013-06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796892085">
            <text:p>617968920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nalüüsid : CRP &lt;6 ASAT 16 ALAT 15</text:p>
          </table:table-cell>
          <table:table-cell office:value-type="string">
            <text:p>ALAT 15</text:p>
          </table:table-cell>
          <table:table-cell office:value-type="string">
            <text:p><text:s/>Kusihape 300 RF 15 Kreatiniin 7</text:p>
          </table:table-cell>
          <table:table-cell office:value-type="string">
            <text:p>ALAT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2877">
            <text:p>442877</text:p>
          </table:table-cell>
          <table:table-cell office:value-type="float" office:value="140835692">
            <text:p>140835692</text:p>
          </table:table-cell>
          <table:table-cell office:value-type="string">
            <text:p>2012-09-27</text:p>
          </table:table-cell>
          <table:table-cell office:value-type="string">
            <text:p>S</text:p>
          </table:table-cell>
          <table:table-cell office:value-type="string">
            <text:p>2012-09-25</text:p>
          </table:table-cell>
          <table:table-cell office:value-type="float" office:value="32790557297">
            <text:p>327905572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25.09.201214 : 29 - S , P-ALAT 15 ( &lt;41 U/L</text:p>
          </table:table-cell>
          <table:table-cell office:value-type="string">
            <text:p>S , P-ALAT 15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07881">
            <text:p>16307881</text:p>
          </table:table-cell>
          <table:table-cell office:value-type="float" office:value="155237893">
            <text:p>155237893</text:p>
          </table:table-cell>
          <table:table-cell office:value-type="string">
            <text:p>2012-12-20</text:p>
          </table:table-cell>
          <table:table-cell office:value-type="string">
            <text:p>S</text:p>
          </table:table-cell>
          <table:table-cell office:value-type="string">
            <text:p>2012-12-10</text:p>
          </table:table-cell>
          <table:table-cell office:value-type="float" office:value="673031878119">
            <text:p>6730318781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5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778282">
            <text:p>8778282</text:p>
          </table:table-cell>
          <table:table-cell office:value-type="float" office:value="123702459">
            <text:p>123702459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office:value-type="string">
            <text:p>2009-11-19</text:p>
          </table:table-cell>
          <table:table-cell office:value-type="float" office:value="67616631416">
            <text:p>6761663141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1 , S , P-ASAT 21 ( &lt;33 U/L ) , S , P-ALAT 15 ( &lt;26 U/L</text:p>
          </table:table-cell>
          <table:table-cell office:value-type="string">
            <text:p>S , P-ALAT 15 ( &lt;26 U/L</text:p>
          </table:table-cell>
          <table:table-cell office:value-type="string">
            <text:p><text:s/>) , ESR 1 ( 4 . 12 mm/h )</text:p>
          </table:table-cell>
          <table:table-cell office:value-type="string">
            <text:p>S , P-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175630">
            <text:p>24175630</text:p>
          </table:table-cell>
          <table:table-cell office:value-type="float" office:value="157758105">
            <text:p>157758105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78618567025">
            <text:p>786185670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5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1490">
            <text:p>551490</text:p>
          </table:table-cell>
          <table:table-cell office:value-type="float" office:value="142698122">
            <text:p>142698122</text:p>
          </table:table-cell>
          <table:table-cell office:value-type="string">
            <text:p>2012-10-10</text:p>
          </table:table-cell>
          <table:table-cell office:value-type="string">
            <text:p>S</text:p>
          </table:table-cell>
          <table:table-cell office:value-type="string">
            <text:p>2012-10-04</text:p>
          </table:table-cell>
          <table:table-cell office:value-type="float" office:value="60873913967">
            <text:p>6087391396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5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52419">
            <text:p>7952419</text:p>
          </table:table-cell>
          <table:table-cell office:value-type="float" office:value="133345051">
            <text:p>133345051</text:p>
          </table:table-cell>
          <table:table-cell office:value-type="string">
            <text:p>2012-07-31</text:p>
          </table:table-cell>
          <table:table-cell office:value-type="string">
            <text:p>A</text:p>
          </table:table-cell>
          <table:table-cell office:value-type="string">
            <text:p>2012-06-01</text:p>
          </table:table-cell>
          <table:table-cell office:value-type="float" office:value="25646457172">
            <text:p>2564645717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5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63833">
            <text:p>763833</text:p>
          </table:table-cell>
          <table:table-cell office:value-type="float" office:value="90027609">
            <text:p>90027609</text:p>
          </table:table-cell>
          <table:table-cell office:value-type="string">
            <text:p>2012-03-16</text:p>
          </table:table-cell>
          <table:table-cell office:value-type="string">
            <text:p>S</text:p>
          </table:table-cell>
          <table:table-cell office:value-type="string">
            <text:p>2012-03-13</text:p>
          </table:table-cell>
          <table:table-cell office:value-type="float" office:value="24798547741">
            <text:p>2479854774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5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97450">
            <text:p>22097450</text:p>
          </table:table-cell>
          <table:table-cell office:value-type="float" office:value="174245485">
            <text:p>174245485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85915983955">
            <text:p>8591598395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5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240548">
            <text:p>23240548</text:p>
          </table:table-cell>
          <table:table-cell office:value-type="float" office:value="213311122">
            <text:p>213311122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office:value-type="string">
            <text:p>2013-11-11</text:p>
          </table:table-cell>
          <table:table-cell office:value-type="float" office:value="673030407179">
            <text:p>67303040717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m .. - 40 ] 16.10.201315 : 04 : ALAT 15 U/L</text:p>
          </table:table-cell>
          <table:table-cell office:value-type="string">
            <text:p>ALAT 15 U/L</text:p>
          </table:table-cell>
          <table:table-cell office:value-type="string">
            <text:p><text:s/>[ norm .. - 41 ] 16.10.201315 :</text:p>
          </table:table-cell>
          <table:table-cell office:value-type="string">
            <text:p>ALAT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63985">
            <text:p>16463985</text:p>
          </table:table-cell>
          <table:table-cell office:value-type="float" office:value="216491439">
            <text:p>216491439</text:p>
          </table:table-cell>
          <table:table-cell office:value-type="string">
            <text:p>2013-12-18</text:p>
          </table:table-cell>
          <table:table-cell office:value-type="string">
            <text:p>S</text:p>
          </table:table-cell>
          <table:table-cell office:value-type="string">
            <text:p>2013-12-11</text:p>
          </table:table-cell>
          <table:table-cell office:value-type="float" office:value="66048879259">
            <text:p>660488792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5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88573">
            <text:p>16588573</text:p>
          </table:table-cell>
          <table:table-cell office:value-type="float" office:value="195260445">
            <text:p>195260445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office:value-type="string">
            <text:p>2013-08-27</text:p>
          </table:table-cell>
          <table:table-cell office:value-type="float" office:value="673045796031">
            <text:p>6730457960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, Albumiin 39 ( 38 . 54 g/L ) , ALAT 15 ( &lt;60 U/L</text:p>
          </table:table-cell>
          <table:table-cell office:value-type="string">
            <text:p>ALAT 15 ( &lt;60 U/L</text:p>
          </table:table-cell>
          <table:table-cell office:value-type="string">
            <text:p><text:s/>) , ASAT 27 ( &lt;84 U/L ) , Bilir</text:p>
          </table:table-cell>
          <table:table-cell office:value-type="string">
            <text:p>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60">
            <text:p>6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327537">
            <text:p>18327537</text:p>
          </table:table-cell>
          <table:table-cell office:value-type="float" office:value="180774461">
            <text:p>180774461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523186624">
            <text:p>195231866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5.04.201313 : 01 : 15 : ALAT 15 U/L</text:p>
          </table:table-cell>
          <table:table-cell office:value-type="string">
            <text:p>ALAT 15 U/L</text:p>
          </table:table-cell>
          <table:table-cell/>
          <table:table-cell office:value-type="string">
            <text:p>ALAT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26821">
            <text:p>16326821</text:p>
          </table:table-cell>
          <table:table-cell office:value-type="float" office:value="211295740">
            <text:p>211295740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office:value-type="string">
            <text:p>2013-11-14</text:p>
          </table:table-cell>
          <table:table-cell office:value-type="float" office:value="673046639649">
            <text:p>6730466396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5 ( &lt;2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4791">
            <text:p>564791</text:p>
          </table:table-cell>
          <table:table-cell office:value-type="float" office:value="147379134">
            <text:p>147379134</text:p>
          </table:table-cell>
          <table:table-cell office:value-type="string">
            <text:p>2012-11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2913166444">
            <text:p>229131664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5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978512">
            <text:p>19978512</text:p>
          </table:table-cell>
          <table:table-cell office:value-type="float" office:value="195303683">
            <text:p>195303683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8-26</text:p>
          </table:table-cell>
          <table:table-cell office:value-type="float" office:value="53189384842">
            <text:p>531893848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6.08.201315 : 11 : 34 : ALAT 15 U/L</text:p>
          </table:table-cell>
          <table:table-cell office:value-type="string">
            <text:p>ALAT 15 U/L</text:p>
          </table:table-cell>
          <table:table-cell/>
          <table:table-cell office:value-type="string">
            <text:p>ALAT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29794">
            <text:p>4129794</text:p>
          </table:table-cell>
          <table:table-cell office:value-type="float" office:value="96013414">
            <text:p>96013414</text:p>
          </table:table-cell>
          <table:table-cell office:value-type="string">
            <text:p>2012-03-31</text:p>
          </table:table-cell>
          <table:table-cell office:value-type="string">
            <text:p>A</text:p>
          </table:table-cell>
          <table:table-cell office:value-type="string">
            <text:p>2012-03-23</text:p>
          </table:table-cell>
          <table:table-cell office:value-type="float" office:value="53739782063">
            <text:p>537397820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5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068846">
            <text:p>18068846</text:p>
          </table:table-cell>
          <table:table-cell office:value-type="float" office:value="206754224">
            <text:p>206754224</text:p>
          </table:table-cell>
          <table:table-cell office:value-type="string">
            <text:p>2013-10-01</text:p>
          </table:table-cell>
          <table:table-cell office:value-type="string">
            <text:p>A</text:p>
          </table:table-cell>
          <table:table-cell office:value-type="string">
            <text:p>2013-09-06</text:p>
          </table:table-cell>
          <table:table-cell office:value-type="float" office:value="673030541985">
            <text:p>6730305419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6.09.201314 : 05 : ALAT 15 U/L</text:p>
          </table:table-cell>
          <table:table-cell office:value-type="string">
            <text:p>ALAT 15 U/L</text:p>
          </table:table-cell>
          <table:table-cell/>
          <table:table-cell office:value-type="string">
            <text:p>ALAT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2935">
            <text:p>802935</text:p>
          </table:table-cell>
          <table:table-cell office:value-type="float" office:value="126791497">
            <text:p>126791497</text:p>
          </table:table-cell>
          <table:table-cell office:value-type="string">
            <text:p>2012-06-15</text:p>
          </table:table-cell>
          <table:table-cell office:value-type="string">
            <text:p>S</text:p>
          </table:table-cell>
          <table:table-cell office:value-type="string">
            <text:p>2012-06-12</text:p>
          </table:table-cell>
          <table:table-cell office:value-type="float" office:value="46392144315">
            <text:p>463921443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, P-CK-MBm 1.32 ( &lt;3.77 ng/mL ) S , P-ALAT 16 ( &lt;33 U/L</text:p>
          </table:table-cell>
          <table:table-cell office:value-type="string">
            <text:p>S , P-ALAT 16 ( &lt;33 U/L</text:p>
          </table:table-cell>
          <table:table-cell office:value-type="string">
            <text:p><text:s/>) S , P-ALP 77 ( 35 . 105 U/L )</text:p>
          </table:table-cell>
          <table:table-cell office:value-type="string">
            <text:p>S , P-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70793">
            <text:p>16570793</text:p>
          </table:table-cell>
          <table:table-cell office:value-type="float" office:value="185520462">
            <text:p>185520462</text:p>
          </table:table-cell>
          <table:table-cell office:value-type="string">
            <text:p>2013-06-26</text:p>
          </table:table-cell>
          <table:table-cell office:value-type="string">
            <text:p>S</text:p>
          </table:table-cell>
          <table:table-cell office:value-type="string">
            <text:p>2013-06-22</text:p>
          </table:table-cell>
          <table:table-cell office:value-type="float" office:value="673041095470">
            <text:p>67304109547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 ) Albumiin 37 ( 28 . 44 g/L ) ALAT 16 ( &lt;52 U/L</text:p>
          </table:table-cell>
          <table:table-cell office:value-type="string">
            <text:p>ALAT 16 ( &lt;52 U/L</text:p>
          </table:table-cell>
          <table:table-cell office:value-type="string">
            <text:p><text:s/>) ASAT 55 ( &lt;110 U/L ) CRP ( kõ</text:p>
          </table:table-cell>
          <table:table-cell office:value-type="string">
            <text:p>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52">
            <text:p>52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409653">
            <text:p>22409653</text:p>
          </table:table-cell>
          <table:table-cell office:value-type="float" office:value="201343467">
            <text:p>201343467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97359222577">
            <text:p>973592225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24.09.201300 : 00 ) VASTUSED : ALAT 16 ( &lt;33 U/L</text:p>
          </table:table-cell>
          <table:table-cell office:value-type="string">
            <text:p>ALAT 16 ( &lt;33 U/L</text:p>
          </table:table-cell>
          <table:table-cell office:value-type="string">
            <text:p><text:s/>) ALP 62 ( 35 . 105 U/L ) ASAT </text:p>
          </table:table-cell>
          <table:table-cell office:value-type="string">
            <text:p>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649816">
            <text:p>23649816</text:p>
          </table:table-cell>
          <table:table-cell office:value-type="float" office:value="164411209">
            <text:p>164411209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51108255791">
            <text:p>511082557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6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23220">
            <text:p>4923220</text:p>
          </table:table-cell>
          <table:table-cell office:value-type="float" office:value="141796599">
            <text:p>141796599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41064783575">
            <text:p>410647835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14.09.201200 : 00 ) VASTUSED : S , P-ALAT 16 ( &lt;33 U/L</text:p>
          </table:table-cell>
          <table:table-cell office:value-type="string">
            <text:p>S , P-ALAT 16 ( &lt;33 U/L</text:p>
          </table:table-cell>
          <table:table-cell office:value-type="string">
            <text:p><text:s/>) S , P-ASAT 18 ( &lt;32 U/L ) Glo</text:p>
          </table:table-cell>
          <table:table-cell office:value-type="string">
            <text:p>S , P-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91679">
            <text:p>16391679</text:p>
          </table:table-cell>
          <table:table-cell office:value-type="float" office:value="186568987">
            <text:p>186568987</text:p>
          </table:table-cell>
          <table:table-cell office:value-type="string">
            <text:p>2013-07-03</text:p>
          </table:table-cell>
          <table:table-cell office:value-type="string">
            <text:p>S</text:p>
          </table:table-cell>
          <table:table-cell office:value-type="string">
            <text:p>2013-06-17</text:p>
          </table:table-cell>
          <table:table-cell office:value-type="float" office:value="673032237198">
            <text:p>67303223719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6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7834">
            <text:p>737834</text:p>
          </table:table-cell>
          <table:table-cell office:value-type="float" office:value="149868129">
            <text:p>149868129</text:p>
          </table:table-cell>
          <table:table-cell office:value-type="string">
            <text:p>2012-11-28</text:p>
          </table:table-cell>
          <table:table-cell office:value-type="string">
            <text:p>S</text:p>
          </table:table-cell>
          <table:table-cell office:value-type="string">
            <text:p>2012-11-22</text:p>
          </table:table-cell>
          <table:table-cell office:value-type="float" office:value="17066532315">
            <text:p>170665323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6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751">
            <text:p>189751</text:p>
          </table:table-cell>
          <table:table-cell office:value-type="float" office:value="134127047">
            <text:p>134127047</text:p>
          </table:table-cell>
          <table:table-cell office:value-type="string">
            <text:p>2012-08-18</text:p>
          </table:table-cell>
          <table:table-cell office:value-type="string">
            <text:p>S</text:p>
          </table:table-cell>
          <table:table-cell office:value-type="string">
            <text:p>2012-08-07</text:p>
          </table:table-cell>
          <table:table-cell office:value-type="float" office:value="50080395948">
            <text:p>5008039594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6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1757">
            <text:p>421757</text:p>
          </table:table-cell>
          <table:table-cell office:value-type="float" office:value="138432075">
            <text:p>138432075</text:p>
          </table:table-cell>
          <table:table-cell office:value-type="string">
            <text:p>2012-09-13</text:p>
          </table:table-cell>
          <table:table-cell office:value-type="string">
            <text:p>S</text:p>
          </table:table-cell>
          <table:table-cell office:value-type="string">
            <text:p>2012-09-07</text:p>
          </table:table-cell>
          <table:table-cell office:value-type="float" office:value="66732515297">
            <text:p>6673251529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6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582221">
            <text:p>23582221</text:p>
          </table:table-cell>
          <table:table-cell office:value-type="float" office:value="172856238">
            <text:p>172856238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52083966103">
            <text:p>520839661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6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41165">
            <text:p>541165</text:p>
          </table:table-cell>
          <table:table-cell office:value-type="float" office:value="148390546">
            <text:p>148390546</text:p>
          </table:table-cell>
          <table:table-cell office:value-type="string">
            <text:p>2012-11-14</text:p>
          </table:table-cell>
          <table:table-cell office:value-type="string">
            <text:p>S</text:p>
          </table:table-cell>
          <table:table-cell office:value-type="string">
            <text:p>2012-11-13</text:p>
          </table:table-cell>
          <table:table-cell office:value-type="float" office:value="87359852544">
            <text:p>8735985254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6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13721">
            <text:p>22013721</text:p>
          </table:table-cell>
          <table:table-cell office:value-type="float" office:value="183660706">
            <text:p>183660706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office:value-type="string">
            <text:p>2013-06-14</text:p>
          </table:table-cell>
          <table:table-cell office:value-type="float" office:value="69749779721">
            <text:p>69749779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6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427782">
            <text:p>14427782</text:p>
          </table:table-cell>
          <table:table-cell office:value-type="float" office:value="173574787">
            <text:p>173574787</text:p>
          </table:table-cell>
          <table:table-cell office:value-type="string">
            <text:p>2013-04-23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93889720061">
            <text:p>9388972006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aalium 4.6 ( 3.4 . 4.5 mmol/L ) ALAT 16 ( &lt;33 U/L</text:p>
          </table:table-cell>
          <table:table-cell office:value-type="string">
            <text:p>ALAT 16 ( &lt;33 U/L</text:p>
          </table:table-cell>
          <table:table-cell office:value-type="string">
            <text:p><text:s/>) ASAT 22 ( &lt;32 U/L )</text:p>
          </table:table-cell>
          <table:table-cell office:value-type="string">
            <text:p>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1312">
            <text:p>511312</text:p>
          </table:table-cell>
          <table:table-cell office:value-type="float" office:value="85806846">
            <text:p>85806846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2012-02-17</text:p>
          </table:table-cell>
          <table:table-cell office:value-type="float" office:value="41149887852">
            <text:p>4114988785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6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94169">
            <text:p>16394169</text:p>
          </table:table-cell>
          <table:table-cell office:value-type="float" office:value="195474012">
            <text:p>195474012</text:p>
          </table:table-cell>
          <table:table-cell office:value-type="string">
            <text:p>2013-09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7273843618">
            <text:p>172738436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oniseeritud ) 1.29 ( mmol/L ) , ALAT 16 ( &lt;39 U/L</text:p>
          </table:table-cell>
          <table:table-cell office:value-type="string">
            <text:p>ALAT 16 ( &lt;39 U/L</text:p>
          </table:table-cell>
          <table:table-cell office:value-type="string">
            <text:p><text:s/>) , ASAT 37 ( &lt;51 U/L ) , CRP 4</text:p>
          </table:table-cell>
          <table:table-cell office:value-type="string">
            <text:p>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738284">
            <text:p>24738284</text:p>
          </table:table-cell>
          <table:table-cell office:value-type="float" office:value="170275632">
            <text:p>170275632</text:p>
          </table:table-cell>
          <table:table-cell office:value-type="string">
            <text:p>2013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050624409">
            <text:p>540506244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SR 40 , CRV 56 , ASAT 12 , ALAT 16</text:p>
          </table:table-cell>
          <table:table-cell office:value-type="string">
            <text:p>ALAT 16</text:p>
          </table:table-cell>
          <table:table-cell office:value-type="string">
            <text:p><text:s/>.</text:p>
          </table:table-cell>
          <table:table-cell office:value-type="string">
            <text:p>ALAT</text:p>
          </table:table-cell>
          <table:table-cell office:value-type="float" office:value="16">
            <text:p>1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966888">
            <text:p>15966888</text:p>
          </table:table-cell>
          <table:table-cell office:value-type="float" office:value="188402699">
            <text:p>188402699</text:p>
          </table:table-cell>
          <table:table-cell office:value-type="string">
            <text:p>2013-07-16</text:p>
          </table:table-cell>
          <table:table-cell office:value-type="string">
            <text:p>S</text:p>
          </table:table-cell>
          <table:table-cell office:value-type="string">
            <text:p>2013-07-10</text:p>
          </table:table-cell>
          <table:table-cell office:value-type="float" office:value="92841972919">
            <text:p>928419729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6 ( &lt;39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37072">
            <text:p>16337072</text:p>
          </table:table-cell>
          <table:table-cell office:value-type="float" office:value="208046212">
            <text:p>208046212</text:p>
          </table:table-cell>
          <table:table-cell office:value-type="string">
            <text:p>2013-11-08</text:p>
          </table:table-cell>
          <table:table-cell office:value-type="string">
            <text:p>S</text:p>
          </table:table-cell>
          <table:table-cell office:value-type="string">
            <text:p>2013-11-04</text:p>
          </table:table-cell>
          <table:table-cell office:value-type="float" office:value="20298851197">
            <text:p>202988511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6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25149">
            <text:p>7225149</text:p>
          </table:table-cell>
          <table:table-cell office:value-type="float" office:value="96142843">
            <text:p>96142843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office:value-type="string">
            <text:p>2012-02-08</text:p>
          </table:table-cell>
          <table:table-cell office:value-type="float" office:value="11345236753">
            <text:p>1134523675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6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41590">
            <text:p>4341590</text:p>
          </table:table-cell>
          <table:table-cell office:value-type="float" office:value="96254954">
            <text:p>96254954</text:p>
          </table:table-cell>
          <table:table-cell office:value-type="string">
            <text:p>2012-04-26</text:p>
          </table:table-cell>
          <table:table-cell office:value-type="string">
            <text:p>A</text:p>
          </table:table-cell>
          <table:table-cell office:value-type="string">
            <text:p>2012-04-13</text:p>
          </table:table-cell>
          <table:table-cell office:value-type="float" office:value="33047167849">
            <text:p>330471678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6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000774">
            <text:p>12000774</text:p>
          </table:table-cell>
          <table:table-cell office:value-type="float" office:value="191348234">
            <text:p>191348234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7-05</text:p>
          </table:table-cell>
          <table:table-cell office:value-type="float" office:value="38238111210">
            <text:p>3823811121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6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6">
            <text:p>1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22503">
            <text:p>16522503</text:p>
          </table:table-cell>
          <table:table-cell office:value-type="float" office:value="192216840">
            <text:p>192216840</text:p>
          </table:table-cell>
          <table:table-cell office:value-type="string">
            <text:p>2013-08-12</text:p>
          </table:table-cell>
          <table:table-cell office:value-type="string">
            <text:p>S</text:p>
          </table:table-cell>
          <table:table-cell office:value-type="string">
            <text:p>2013-08-12</text:p>
          </table:table-cell>
          <table:table-cell office:value-type="float" office:value="673044528224">
            <text:p>6730445282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7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22460">
            <text:p>7322460</text:p>
          </table:table-cell>
          <table:table-cell office:value-type="float" office:value="98586643">
            <text:p>98586643</text:p>
          </table:table-cell>
          <table:table-cell office:value-type="string">
            <text:p>2012-04-18</text:p>
          </table:table-cell>
          <table:table-cell office:value-type="string">
            <text:p>A</text:p>
          </table:table-cell>
          <table:table-cell office:value-type="string">
            <text:p>2012-02-22</text:p>
          </table:table-cell>
          <table:table-cell office:value-type="float" office:value="75414721902">
            <text:p>7541472190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7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91811">
            <text:p>23491811</text:p>
          </table:table-cell>
          <table:table-cell office:value-type="float" office:value="209267527">
            <text:p>209267527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08-02</text:p>
          </table:table-cell>
          <table:table-cell office:value-type="float" office:value="32703940560">
            <text:p>327039405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ed analüüsid : ASAT , -18 U/L , ALAT 17 U/L</text:p>
          </table:table-cell>
          <table:table-cell office:value-type="string">
            <text:p>ALAT 17 U/L</text:p>
          </table:table-cell>
          <table:table-cell office:value-type="string">
            <text:p><text:s/>, kolesterool 6,5 . ; kreatinii</text:p>
          </table:table-cell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98713">
            <text:p>16398713</text:p>
          </table:table-cell>
          <table:table-cell office:value-type="float" office:value="214349923">
            <text:p>214349923</text:p>
          </table:table-cell>
          <table:table-cell office:value-type="string">
            <text:p>2013-12-04</text:p>
          </table:table-cell>
          <table:table-cell office:value-type="string">
            <text:p>S</text:p>
          </table:table-cell>
          <table:table-cell office:value-type="string">
            <text:p>2013-12-04</text:p>
          </table:table-cell>
          <table:table-cell office:value-type="float" office:value="20778855658">
            <text:p>2077885565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7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89429">
            <text:p>4789429</text:p>
          </table:table-cell>
          <table:table-cell office:value-type="float" office:value="132047348">
            <text:p>132047348</text:p>
          </table:table-cell>
          <table:table-cell office:value-type="string">
            <text:p>2012-06-20</text:p>
          </table:table-cell>
          <table:table-cell office:value-type="string">
            <text:p>A</text:p>
          </table:table-cell>
          <table:table-cell office:value-type="string">
            <text:p>2012-06-06</text:p>
          </table:table-cell>
          <table:table-cell office:value-type="float" office:value="38974873665">
            <text:p>389748736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7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86434">
            <text:p>16486434</text:p>
          </table:table-cell>
          <table:table-cell office:value-type="float" office:value="213870188">
            <text:p>213870188</text:p>
          </table:table-cell>
          <table:table-cell office:value-type="string">
            <text:p>2013-12-06</text:p>
          </table:table-cell>
          <table:table-cell office:value-type="string">
            <text:p>S</text:p>
          </table:table-cell>
          <table:table-cell office:value-type="string">
            <text:p>2013-12-03</text:p>
          </table:table-cell>
          <table:table-cell office:value-type="float" office:value="48336444625">
            <text:p>4833644462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7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200479">
            <text:p>24200479</text:p>
          </table:table-cell>
          <table:table-cell office:value-type="float" office:value="209090590">
            <text:p>209090590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0-23</text:p>
          </table:table-cell>
          <table:table-cell office:value-type="float" office:value="43571118204">
            <text:p>435711182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7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6377">
            <text:p>456377</text:p>
          </table:table-cell>
          <table:table-cell office:value-type="float" office:value="136344155">
            <text:p>136344155</text:p>
          </table:table-cell>
          <table:table-cell office:value-type="string">
            <text:p>2012-08-29</text:p>
          </table:table-cell>
          <table:table-cell office:value-type="string">
            <text:p>S</text:p>
          </table:table-cell>
          <table:table-cell office:value-type="string">
            <text:p>2012-08-23</text:p>
          </table:table-cell>
          <table:table-cell office:value-type="float" office:value="19161765521">
            <text:p>1916176552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mmol/L ) , Ca 1.37 ( mmol/L ) , ALAT 17 ( &lt;60 U/L</text:p>
          </table:table-cell>
          <table:table-cell office:value-type="string">
            <text:p>ALAT 17 ( &lt;60 U/L</text:p>
          </table:table-cell>
          <table:table-cell office:value-type="string">
            <text:p><text:s/>) , ASAT 24 ( &lt;84 U/L ) , CRP 7</text:p>
          </table:table-cell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60">
            <text:p>6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881465">
            <text:p>10881465</text:p>
          </table:table-cell>
          <table:table-cell office:value-type="float" office:value="181041955">
            <text:p>181041955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86744096670">
            <text:p>867440966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SAT 26 U/L 01.02.201314 : 08 : ALAT 17 U/L</text:p>
          </table:table-cell>
          <table:table-cell office:value-type="string">
            <text:p>ALAT 17 U/L</text:p>
          </table:table-cell>
          <table:table-cell office:value-type="string">
            <text:p><text:s/>01.02.201314 : 08 : Bilirubiin </text:p>
          </table:table-cell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20228">
            <text:p>2220228</text:p>
          </table:table-cell>
          <table:table-cell office:value-type="float" office:value="91775057">
            <text:p>91775057</text:p>
          </table:table-cell>
          <table:table-cell office:value-type="string">
            <text:p>2012-04-27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86573510652">
            <text:p>8657351065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5.04.201210 : 52 : ALAT 17 U/L</text:p>
          </table:table-cell>
          <table:table-cell office:value-type="string">
            <text:p>ALAT 17 U/L</text:p>
          </table:table-cell>
          <table:table-cell/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87348">
            <text:p>16887348</text:p>
          </table:table-cell>
          <table:table-cell office:value-type="float" office:value="218519233">
            <text:p>218519233</text:p>
          </table:table-cell>
          <table:table-cell office:value-type="string">
            <text:p>2013-12-27</text:p>
          </table:table-cell>
          <table:table-cell office:value-type="string">
            <text:p>S</text:p>
          </table:table-cell>
          <table:table-cell office:value-type="string">
            <text:p>2013-08-09</text:p>
          </table:table-cell>
          <table:table-cell office:value-type="float" office:value="62246636843">
            <text:p>6224663684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7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34762">
            <text:p>534762</text:p>
          </table:table-cell>
          <table:table-cell office:value-type="float" office:value="84616589">
            <text:p>84616589</text:p>
          </table:table-cell>
          <table:table-cell office:value-type="string">
            <text:p>2012-02-20</text:p>
          </table:table-cell>
          <table:table-cell office:value-type="string">
            <text:p>S</text:p>
          </table:table-cell>
          <table:table-cell office:value-type="string">
            <text:p>2012-02-14</text:p>
          </table:table-cell>
          <table:table-cell office:value-type="float" office:value="28226994952">
            <text:p>2822699495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7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649703">
            <text:p>22649703</text:p>
          </table:table-cell>
          <table:table-cell office:value-type="float" office:value="174202616">
            <text:p>174202616</text:p>
          </table:table-cell>
          <table:table-cell office:value-type="string">
            <text:p>2013-04-25</text:p>
          </table:table-cell>
          <table:table-cell office:value-type="string">
            <text:p>A</text:p>
          </table:table-cell>
          <table:table-cell office:value-type="string">
            <text:p>2013-04-19</text:p>
          </table:table-cell>
          <table:table-cell office:value-type="float" office:value="13779548510">
            <text:p>137795485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7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226981">
            <text:p>14226981</text:p>
          </table:table-cell>
          <table:table-cell office:value-type="float" office:value="211742165">
            <text:p>211742165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26</text:p>
          </table:table-cell>
          <table:table-cell office:value-type="float" office:value="673030385067">
            <text:p>67303038506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7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81070">
            <text:p>16681070</text:p>
          </table:table-cell>
          <table:table-cell office:value-type="float" office:value="199702710">
            <text:p>199702710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office:value-type="string">
            <text:p>2013-09-23</text:p>
          </table:table-cell>
          <table:table-cell office:value-type="float" office:value="673042080738">
            <text:p>6730420807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7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50634">
            <text:p>18550634</text:p>
          </table:table-cell>
          <table:table-cell office:value-type="float" office:value="199496436">
            <text:p>199496436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37547952871">
            <text:p>375479528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7.09.201317 : 19 : 32 : ALAT 17 U/L</text:p>
          </table:table-cell>
          <table:table-cell office:value-type="string">
            <text:p>ALAT 17 U/L</text:p>
          </table:table-cell>
          <table:table-cell/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134291">
            <text:p>18134291</text:p>
          </table:table-cell>
          <table:table-cell office:value-type="float" office:value="189342279">
            <text:p>189342279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3-21</text:p>
          </table:table-cell>
          <table:table-cell office:value-type="float" office:value="75109322484">
            <text:p>7510932248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1.03.201316 : 33 : 17 : ALAT 17 U/L</text:p>
          </table:table-cell>
          <table:table-cell office:value-type="string">
            <text:p>ALAT 17 U/L</text:p>
          </table:table-cell>
          <table:table-cell/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62685">
            <text:p>662685</text:p>
          </table:table-cell>
          <table:table-cell office:value-type="float" office:value="85808098">
            <text:p>85808098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office:value-type="string">
            <text:p>2012-02-21</text:p>
          </table:table-cell>
          <table:table-cell office:value-type="float" office:value="47789072654">
            <text:p>4778907265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7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879952">
            <text:p>14879952</text:p>
          </table:table-cell>
          <table:table-cell office:value-type="float" office:value="209929069">
            <text:p>209929069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65087864752">
            <text:p>650878647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7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83235">
            <text:p>4983235</text:p>
          </table:table-cell>
          <table:table-cell office:value-type="float" office:value="140859701">
            <text:p>140859701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45410415082">
            <text:p>454104150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7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7">
            <text:p>1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56577">
            <text:p>16656577</text:p>
          </table:table-cell>
          <table:table-cell office:value-type="float" office:value="158953430">
            <text:p>158953430</text:p>
          </table:table-cell>
          <table:table-cell office:value-type="string">
            <text:p>2013-01-21</text:p>
          </table:table-cell>
          <table:table-cell office:value-type="string">
            <text:p>S</text:p>
          </table:table-cell>
          <table:table-cell office:value-type="string">
            <text:p>2013-01-16</text:p>
          </table:table-cell>
          <table:table-cell office:value-type="float" office:value="28921950129">
            <text:p>289219501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8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3941">
            <text:p>1903941</text:p>
          </table:table-cell>
          <table:table-cell office:value-type="float" office:value="126339974">
            <text:p>126339974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460770495">
            <text:p>3146077049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üsid onkoloogil : ASAT 22 U7l ; ALAT 18</text:p>
          </table:table-cell>
          <table:table-cell office:value-type="string">
            <text:p>ALAT 18</text:p>
          </table:table-cell>
          <table:table-cell office:value-type="string">
            <text:p><text:s/>U/l ; ALP 52 U/l ; bilirubiin 2</text:p>
          </table:table-cell>
          <table:table-cell office:value-type="string">
            <text:p>ALAT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351868">
            <text:p>9351868</text:p>
          </table:table-cell>
          <table:table-cell office:value-type="float" office:value="201896815">
            <text:p>201896815</text:p>
          </table:table-cell>
          <table:table-cell office:value-type="string">
            <text:p>2013-10-08</text:p>
          </table:table-cell>
          <table:table-cell office:value-type="string">
            <text:p>A</text:p>
          </table:table-cell>
          <table:table-cell office:value-type="string">
            <text:p>2011-02-08</text:p>
          </table:table-cell>
          <table:table-cell office:value-type="float" office:value="69281831355">
            <text:p>69281831355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8 ( &lt;39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1914">
            <text:p>791914</text:p>
          </table:table-cell>
          <table:table-cell office:value-type="float" office:value="123385902">
            <text:p>123385902</text:p>
          </table:table-cell>
          <table:table-cell office:value-type="string">
            <text:p>2012-05-22</text:p>
          </table:table-cell>
          <table:table-cell office:value-type="string">
            <text:p>S</text:p>
          </table:table-cell>
          <table:table-cell office:value-type="string">
            <text:p>2012-05-21</text:p>
          </table:table-cell>
          <table:table-cell office:value-type="float" office:value="18397943119">
            <text:p>1839794311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, P-Albumiin 40 ( 38 . 54 g/L ) S , P-ALAT 18 ( &lt;26 U/L</text:p>
          </table:table-cell>
          <table:table-cell office:value-type="string">
            <text:p>S , P-ALAT 18 ( &lt;26 U/L</text:p>
          </table:table-cell>
          <table:table-cell office:value-type="string">
            <text:p><text:s/>) S , P-ASAT 12 ( &lt;33 U/L ) S ,</text:p>
          </table:table-cell>
          <table:table-cell office:value-type="string">
            <text:p>S , P-AL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47394">
            <text:p>547394</text:p>
          </table:table-cell>
          <table:table-cell office:value-type="float" office:value="131437793">
            <text:p>131437793</text:p>
          </table:table-cell>
          <table:table-cell office:value-type="string">
            <text:p>2012-08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2169255767">
            <text:p>5216925576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8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412046">
            <text:p>14412046</text:p>
          </table:table-cell>
          <table:table-cell office:value-type="float" office:value="156408221">
            <text:p>156408221</text:p>
          </table:table-cell>
          <table:table-cell office:value-type="string">
            <text:p>2012-02-10</text:p>
          </table:table-cell>
          <table:table-cell office:value-type="string">
            <text:p>A</text:p>
          </table:table-cell>
          <table:table-cell office:value-type="string">
            <text:p>2012-02-07</text:p>
          </table:table-cell>
          <table:table-cell office:value-type="float" office:value="81828035541">
            <text:p>818280355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8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255910">
            <text:p>14255910</text:p>
          </table:table-cell>
          <table:table-cell office:value-type="float" office:value="218597883">
            <text:p>218597883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0-04</text:p>
          </table:table-cell>
          <table:table-cell office:value-type="float" office:value="91943194712">
            <text:p>919431947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8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17359">
            <text:p>4317359</text:p>
          </table:table-cell>
          <table:table-cell office:value-type="float" office:value="96131035">
            <text:p>96131035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16</text:p>
          </table:table-cell>
          <table:table-cell office:value-type="float" office:value="88907049163">
            <text:p>8890704916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8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396530">
            <text:p>14396530</text:p>
          </table:table-cell>
          <table:table-cell office:value-type="float" office:value="177099455">
            <text:p>177099455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673030565782">
            <text:p>6730305657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8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918242">
            <text:p>12918242</text:p>
          </table:table-cell>
          <table:table-cell office:value-type="float" office:value="217281718">
            <text:p>217281718</text:p>
          </table:table-cell>
          <table:table-cell office:value-type="string">
            <text:p>2013-12-20</text:p>
          </table:table-cell>
          <table:table-cell office:value-type="string">
            <text:p>A</text:p>
          </table:table-cell>
          <table:table-cell office:value-type="string">
            <text:p>2013-11-01</text:p>
          </table:table-cell>
          <table:table-cell office:value-type="float" office:value="63868892599">
            <text:p>638688925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8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85723">
            <text:p>4285723</text:p>
          </table:table-cell>
          <table:table-cell office:value-type="float" office:value="96038717">
            <text:p>96038717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office:value-type="string">
            <text:p>2012-04-19</text:p>
          </table:table-cell>
          <table:table-cell office:value-type="float" office:value="77126837545">
            <text:p>771268375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: S , P-Glükoos 4.7 ( mmol/L ) S , P-ALAT 18 ( &lt;33 U/L</text:p>
          </table:table-cell>
          <table:table-cell office:value-type="string">
            <text:p>S , P-ALAT 18 ( &lt;33 U/L</text:p>
          </table:table-cell>
          <table:table-cell office:value-type="string">
            <text:p><text:s/>) S , P-ASAT 17 ( &lt;32 U/L ) Glo</text:p>
          </table:table-cell>
          <table:table-cell office:value-type="string">
            <text:p>S , P-AL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830314">
            <text:p>11830314</text:p>
          </table:table-cell>
          <table:table-cell office:value-type="float" office:value="171932329">
            <text:p>171932329</text:p>
          </table:table-cell>
          <table:table-cell office:value-type="string">
            <text:p>2007-0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6281423203">
            <text:p>2628142320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18</text:p>
          </table:table-cell>
          <table:table-cell/>
          <table:table-cell office:value-type="string">
            <text:p>ALAT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00360">
            <text:p>2300360</text:p>
          </table:table-cell>
          <table:table-cell office:value-type="float" office:value="81748326">
            <text:p>81748326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office:value-type="string">
            <text:p>2012-01-25</text:p>
          </table:table-cell>
          <table:table-cell office:value-type="float" office:value="98525755067">
            <text:p>9852575506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5.01.2012 ALAT 18</text:p>
          </table:table-cell>
          <table:table-cell office:value-type="string">
            <text:p>ALAT 18</text:p>
          </table:table-cell>
          <table:table-cell office:value-type="string">
            <text:p><text:s/>U/l &lt;=31</text:p>
          </table:table-cell>
          <table:table-cell office:value-type="string">
            <text:p>ALAT</text:p>
          </table:table-cell>
          <table:table-cell office:value-type="float" office:value="18">
            <text:p>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38571">
            <text:p>16238571</text:p>
          </table:table-cell>
          <table:table-cell office:value-type="float" office:value="172981587">
            <text:p>172981587</text:p>
          </table:table-cell>
          <table:table-cell office:value-type="string">
            <text:p>2013-03-01</text:p>
          </table:table-cell>
          <table:table-cell office:value-type="string">
            <text:p>S</text:p>
          </table:table-cell>
          <table:table-cell office:value-type="string">
            <text:p>2013-02-25</text:p>
          </table:table-cell>
          <table:table-cell office:value-type="float" office:value="77980399429">
            <text:p>779803994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8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523012">
            <text:p>22523012</text:p>
          </table:table-cell>
          <table:table-cell office:value-type="float" office:value="185019577">
            <text:p>185019577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59508950522">
            <text:p>595089505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9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32202">
            <text:p>18732202</text:p>
          </table:table-cell>
          <table:table-cell office:value-type="float" office:value="172111551">
            <text:p>172111551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52286777925">
            <text:p>522867779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8.04.201321 : 58 : ALAT 19 U/L</text:p>
          </table:table-cell>
          <table:table-cell office:value-type="string">
            <text:p>ALAT 19 U/L</text:p>
          </table:table-cell>
          <table:table-cell/>
          <table:table-cell office:value-type="string">
            <text:p>ALAT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836343">
            <text:p>6836343</text:p>
          </table:table-cell>
          <table:table-cell office:value-type="float" office:value="79915650">
            <text:p>79915650</text:p>
          </table:table-cell>
          <table:table-cell office:value-type="string">
            <text:p>2011-12-27</text:p>
          </table:table-cell>
          <table:table-cell office:value-type="string">
            <text:p>S</text:p>
          </table:table-cell>
          <table:table-cell office:value-type="string">
            <text:p>2011-12-26</text:p>
          </table:table-cell>
          <table:table-cell office:value-type="float" office:value="79632533678">
            <text:p>7963253367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9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47643">
            <text:p>16647643</text:p>
          </table:table-cell>
          <table:table-cell office:value-type="float" office:value="206008909">
            <text:p>206008909</text:p>
          </table:table-cell>
          <table:table-cell office:value-type="string">
            <text:p>2013-10-30</text:p>
          </table:table-cell>
          <table:table-cell office:value-type="string">
            <text:p>S</text:p>
          </table:table-cell>
          <table:table-cell office:value-type="string">
            <text:p>2013-10-17</text:p>
          </table:table-cell>
          <table:table-cell office:value-type="float" office:value="36183642112">
            <text:p>361836421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9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09717">
            <text:p>5109717</text:p>
          </table:table-cell>
          <table:table-cell office:value-type="float" office:value="139731046">
            <text:p>139731046</text:p>
          </table:table-cell>
          <table:table-cell office:value-type="string">
            <text:p>2012-09-24</text:p>
          </table:table-cell>
          <table:table-cell office:value-type="string">
            <text:p>A</text:p>
          </table:table-cell>
          <table:table-cell office:value-type="string">
            <text:p>2012-09-12</text:p>
          </table:table-cell>
          <table:table-cell office:value-type="float" office:value="69074070620">
            <text:p>690740706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9 ( &lt;26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73842">
            <text:p>16673842</text:p>
          </table:table-cell>
          <table:table-cell office:value-type="float" office:value="212812602">
            <text:p>212812602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0883184230">
            <text:p>5088318423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9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45439">
            <text:p>16745439</text:p>
          </table:table-cell>
          <table:table-cell office:value-type="float" office:value="193769530">
            <text:p>193769530</text:p>
          </table:table-cell>
          <table:table-cell office:value-type="string">
            <text:p>2013-08-22</text:p>
          </table:table-cell>
          <table:table-cell office:value-type="string">
            <text:p>S</text:p>
          </table:table-cell>
          <table:table-cell office:value-type="string">
            <text:p>2013-08-19</text:p>
          </table:table-cell>
          <table:table-cell office:value-type="float" office:value="68814639964">
            <text:p>6881463996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9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700303">
            <text:p>12700303</text:p>
          </table:table-cell>
          <table:table-cell office:value-type="float" office:value="183330764">
            <text:p>183330764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5-17</text:p>
          </table:table-cell>
          <table:table-cell office:value-type="float" office:value="85157014045">
            <text:p>851570140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9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70217">
            <text:p>770217</text:p>
          </table:table-cell>
          <table:table-cell office:value-type="float" office:value="95636830">
            <text:p>95636830</text:p>
          </table:table-cell>
          <table:table-cell office:value-type="string">
            <text:p>2012-04-25</text:p>
          </table:table-cell>
          <table:table-cell office:value-type="string">
            <text:p>S</text:p>
          </table:table-cell>
          <table:table-cell office:value-type="string">
            <text:p>2012-03-27</text:p>
          </table:table-cell>
          <table:table-cell office:value-type="float" office:value="38955011942">
            <text:p>3895501194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9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46776">
            <text:p>18946776</text:p>
          </table:table-cell>
          <table:table-cell office:value-type="float" office:value="188042711">
            <text:p>188042711</text:p>
          </table:table-cell>
          <table:table-cell office:value-type="string">
            <text:p>2013-07-11</text:p>
          </table:table-cell>
          <table:table-cell office:value-type="string">
            <text:p>A</text:p>
          </table:table-cell>
          <table:table-cell office:value-type="string">
            <text:p>2013-07-08</text:p>
          </table:table-cell>
          <table:table-cell office:value-type="float" office:value="673046249206">
            <text:p>6730462492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8.07.201316 : 09 : ALAT 19 U/L</text:p>
          </table:table-cell>
          <table:table-cell office:value-type="string">
            <text:p>ALAT 19 U/L</text:p>
          </table:table-cell>
          <table:table-cell/>
          <table:table-cell office:value-type="string">
            <text:p>ALAT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07393">
            <text:p>16807393</text:p>
          </table:table-cell>
          <table:table-cell office:value-type="float" office:value="170052123">
            <text:p>170052123</text:p>
          </table:table-cell>
          <table:table-cell office:value-type="string">
            <text:p>2013-04-03</text:p>
          </table:table-cell>
          <table:table-cell office:value-type="string">
            <text:p>S</text:p>
          </table:table-cell>
          <table:table-cell office:value-type="string">
            <text:p>2013-03-19</text:p>
          </table:table-cell>
          <table:table-cell office:value-type="float" office:value="11599740242">
            <text:p>1159974024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9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096591">
            <text:p>4096591</text:p>
          </table:table-cell>
          <table:table-cell office:value-type="float" office:value="127089941">
            <text:p>127089941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office:value-type="string">
            <text:p>2012-06-14</text:p>
          </table:table-cell>
          <table:table-cell office:value-type="float" office:value="41647968802">
            <text:p>416479688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9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64630">
            <text:p>6964630</text:p>
          </table:table-cell>
          <table:table-cell office:value-type="float" office:value="127093139">
            <text:p>127093139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2012-05-25</text:p>
          </table:table-cell>
          <table:table-cell office:value-type="float" office:value="81442571169">
            <text:p>8144257116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5.05.2012 ALAT 19</text:p>
          </table:table-cell>
          <table:table-cell office:value-type="string">
            <text:p>ALAT 19</text:p>
          </table:table-cell>
          <table:table-cell office:value-type="string">
            <text:p><text:s/>U/l &lt;=31</text:p>
          </table:table-cell>
          <table:table-cell office:value-type="string">
            <text:p>ALAT</text:p>
          </table:table-cell>
          <table:table-cell office:value-type="float" office:value="19">
            <text:p>1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6465">
            <text:p>2346465</text:p>
          </table:table-cell>
          <table:table-cell office:value-type="float" office:value="90987269">
            <text:p>90987269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office:value-type="string">
            <text:p>2012-04-20</text:p>
          </table:table-cell>
          <table:table-cell office:value-type="float" office:value="56022769785">
            <text:p>5602276978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0.04.201216 : 04 : ALAT 19 U/L</text:p>
          </table:table-cell>
          <table:table-cell office:value-type="string">
            <text:p>ALAT 19 U/L</text:p>
          </table:table-cell>
          <table:table-cell/>
          <table:table-cell office:value-type="string">
            <text:p>ALAT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4165">
            <text:p>514165</text:p>
          </table:table-cell>
          <table:table-cell office:value-type="float" office:value="125041551">
            <text:p>125041551</text:p>
          </table:table-cell>
          <table:table-cell office:value-type="string">
            <text:p>2012-06-13</text:p>
          </table:table-cell>
          <table:table-cell office:value-type="string">
            <text:p>S</text:p>
          </table:table-cell>
          <table:table-cell office:value-type="string">
            <text:p>2012-06-05</text:p>
          </table:table-cell>
          <table:table-cell office:value-type="float" office:value="95195395790">
            <text:p>951953957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l/L ) S , P-iCa 1.36 ( mmol/L ) S , P-ALAT 19 ( &lt;39 U/L</text:p>
          </table:table-cell>
          <table:table-cell office:value-type="string">
            <text:p>S , P-ALAT 19 ( &lt;39 U/L</text:p>
          </table:table-cell>
          <table:table-cell office:value-type="string">
            <text:p><text:s/>) S , P-ASAT 29 ( &lt;52 U/L ) S ,</text:p>
          </table:table-cell>
          <table:table-cell office:value-type="string">
            <text:p>S , P-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8481">
            <text:p>238481</text:p>
          </table:table-cell>
          <table:table-cell office:value-type="float" office:value="126786304">
            <text:p>126786304</text:p>
          </table:table-cell>
          <table:table-cell office:value-type="string">
            <text:p>2012-06-25</text:p>
          </table:table-cell>
          <table:table-cell office:value-type="string">
            <text:p>S</text:p>
          </table:table-cell>
          <table:table-cell office:value-type="string">
            <text:p>2012-06-12</text:p>
          </table:table-cell>
          <table:table-cell office:value-type="float" office:value="61763473099">
            <text:p>6176347309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9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79912">
            <text:p>679912</text:p>
          </table:table-cell>
          <table:table-cell office:value-type="float" office:value="124080292">
            <text:p>124080292</text:p>
          </table:table-cell>
          <table:table-cell office:value-type="string">
            <text:p>2012-06-04</text:p>
          </table:table-cell>
          <table:table-cell office:value-type="string">
            <text:p>S</text:p>
          </table:table-cell>
          <table:table-cell office:value-type="string">
            <text:p>2012-05-30</text:p>
          </table:table-cell>
          <table:table-cell office:value-type="float" office:value="16123017016">
            <text:p>1612301701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9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6986">
            <text:p>696986</text:p>
          </table:table-cell>
          <table:table-cell office:value-type="float" office:value="82529007">
            <text:p>82529007</text:p>
          </table:table-cell>
          <table:table-cell office:value-type="string">
            <text:p>2012-01-30</text:p>
          </table:table-cell>
          <table:table-cell office:value-type="string">
            <text:p>S</text:p>
          </table:table-cell>
          <table:table-cell office:value-type="string">
            <text:p>2012-01-23</text:p>
          </table:table-cell>
          <table:table-cell office:value-type="float" office:value="79458072047">
            <text:p>7945807204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9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09218">
            <text:p>19009218</text:p>
          </table:table-cell>
          <table:table-cell office:value-type="float" office:value="179272864">
            <text:p>179272864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3-14</text:p>
          </table:table-cell>
          <table:table-cell office:value-type="float" office:value="93688818987">
            <text:p>936888189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4.03.201313 : 47 : 57 : ALAT 19 U/L</text:p>
          </table:table-cell>
          <table:table-cell office:value-type="string">
            <text:p>ALAT 19 U/L</text:p>
          </table:table-cell>
          <table:table-cell/>
          <table:table-cell office:value-type="string">
            <text:p>ALAT</text:p>
          </table:table-cell>
          <table:table-cell office:value-type="float" office:value="19">
            <text:p>19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001862">
            <text:p>23001862</text:p>
          </table:table-cell>
          <table:table-cell office:value-type="float" office:value="164149021">
            <text:p>164149021</text:p>
          </table:table-cell>
          <table:table-cell office:value-type="string">
            <text:p>2013-02-26</text:p>
          </table:table-cell>
          <table:table-cell office:value-type="string">
            <text:p>A</text:p>
          </table:table-cell>
          <table:table-cell office:value-type="string">
            <text:p>2013-02-14</text:p>
          </table:table-cell>
          <table:table-cell office:value-type="float" office:value="42770719027">
            <text:p>427707190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9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05460">
            <text:p>605460</text:p>
          </table:table-cell>
          <table:table-cell office:value-type="float" office:value="152471313">
            <text:p>152471313</text:p>
          </table:table-cell>
          <table:table-cell office:value-type="string">
            <text:p>2012-12-10</text:p>
          </table:table-cell>
          <table:table-cell office:value-type="string">
            <text:p>S</text:p>
          </table:table-cell>
          <table:table-cell office:value-type="string">
            <text:p>2012-11-29</text:p>
          </table:table-cell>
          <table:table-cell office:value-type="float" office:value="25915846191">
            <text:p>2591584619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9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9">
            <text:p>1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311984">
            <text:p>22311984</text:p>
          </table:table-cell>
          <table:table-cell office:value-type="float" office:value="168614471">
            <text:p>168614471</text:p>
          </table:table-cell>
          <table:table-cell office:value-type="string">
            <text:p>2013-03-25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96158074027">
            <text:p>961580740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0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92590">
            <text:p>19192590</text:p>
          </table:table-cell>
          <table:table-cell office:value-type="float" office:value="183771333">
            <text:p>183771333</text:p>
          </table:table-cell>
          <table:table-cell office:value-type="string">
            <text:p>2013-06-18</text:p>
          </table:table-cell>
          <table:table-cell office:value-type="string">
            <text:p>A</text:p>
          </table:table-cell>
          <table:table-cell office:value-type="string">
            <text:p>2013-05-16</text:p>
          </table:table-cell>
          <table:table-cell office:value-type="float" office:value="46568866748">
            <text:p>465688667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6.05.2013 S-ALAT 20</text:p>
          </table:table-cell>
          <table:table-cell office:value-type="string">
            <text:p>S-ALAT 20</text:p>
          </table:table-cell>
          <table:table-cell office:value-type="string">
            <text:p><text:s/>U/l &lt;=42</text:p>
          </table:table-cell>
          <table:table-cell office:value-type="string">
            <text:p>S-ALAT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6830">
            <text:p>726830</text:p>
          </table:table-cell>
          <table:table-cell office:value-type="float" office:value="140834129">
            <text:p>140834129</text:p>
          </table:table-cell>
          <table:table-cell office:value-type="string">
            <text:p>2012-10-02</text:p>
          </table:table-cell>
          <table:table-cell office:value-type="string">
            <text:p>S</text:p>
          </table:table-cell>
          <table:table-cell office:value-type="string">
            <text:p>2012-09-25</text:p>
          </table:table-cell>
          <table:table-cell office:value-type="float" office:value="59174426123">
            <text:p>5917442612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0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44290">
            <text:p>7344290</text:p>
          </table:table-cell>
          <table:table-cell office:value-type="float" office:value="96198540">
            <text:p>96198540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87151947000">
            <text:p>8715194700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0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2116">
            <text:p>1862116</text:p>
          </table:table-cell>
          <table:table-cell office:value-type="float" office:value="127844809">
            <text:p>127844809</text:p>
          </table:table-cell>
          <table:table-cell office:value-type="string">
            <text:p>2012-07-03</text:p>
          </table:table-cell>
          <table:table-cell office:value-type="string">
            <text:p>A</text:p>
          </table:table-cell>
          <table:table-cell office:value-type="string">
            <text:p>2012-07-02</text:p>
          </table:table-cell>
          <table:table-cell office:value-type="float" office:value="37361493424">
            <text:p>373614934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2.07.201216 : 56 : ALAT 20 U/L</text:p>
          </table:table-cell>
          <table:table-cell office:value-type="string">
            <text:p>ALAT 20 U/L</text:p>
          </table:table-cell>
          <table:table-cell/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507274">
            <text:p>17507274</text:p>
          </table:table-cell>
          <table:table-cell office:value-type="float" office:value="171782622">
            <text:p>171782622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22684853362">
            <text:p>226848533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5.03.201315 : 45 : ALAT 20 U/L</text:p>
          </table:table-cell>
          <table:table-cell office:value-type="string">
            <text:p>ALAT 20 U/L</text:p>
          </table:table-cell>
          <table:table-cell/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862381">
            <text:p>22862381</text:p>
          </table:table-cell>
          <table:table-cell office:value-type="float" office:value="184089311">
            <text:p>184089311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673039189944">
            <text:p>6730391899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0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297212">
            <text:p>24297212</text:p>
          </table:table-cell>
          <table:table-cell office:value-type="float" office:value="165843425">
            <text:p>165843425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3-03-06</text:p>
          </table:table-cell>
          <table:table-cell office:value-type="float" office:value="84973919324">
            <text:p>849739193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aalium 4.2 ( 3.4 . 4.5 mmol/L ) ALAT 20 ( &lt;33 U/L</text:p>
          </table:table-cell>
          <table:table-cell office:value-type="string">
            <text:p>ALAT 20 ( &lt;33 U/L</text:p>
          </table:table-cell>
          <table:table-cell office:value-type="string">
            <text:p><text:s/>) ASAT 21 ( &lt;32 U/L ) Kolestero</text:p>
          </table:table-cell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17911">
            <text:p>16617911</text:p>
          </table:table-cell>
          <table:table-cell office:value-type="float" office:value="184893452">
            <text:p>184893452</text:p>
          </table:table-cell>
          <table:table-cell office:value-type="string">
            <text:p>2013-06-25</text:p>
          </table:table-cell>
          <table:table-cell office:value-type="string">
            <text:p>S</text:p>
          </table:table-cell>
          <table:table-cell office:value-type="string">
            <text:p>2013-06-16</text:p>
          </table:table-cell>
          <table:table-cell office:value-type="float" office:value="38947698349">
            <text:p>389476983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0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7768">
            <text:p>2347768</text:p>
          </table:table-cell>
          <table:table-cell office:value-type="float" office:value="84840747">
            <text:p>84840747</text:p>
          </table:table-cell>
          <table:table-cell office:value-type="string">
            <text:p>2011-12-07</text:p>
          </table:table-cell>
          <table:table-cell office:value-type="string">
            <text:p>A</text:p>
          </table:table-cell>
          <table:table-cell office:value-type="string">
            <text:p>2011-11-30</text:p>
          </table:table-cell>
          <table:table-cell office:value-type="float" office:value="48883792912">
            <text:p>488837929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30.11.2011 : ALAT 20</text:p>
          </table:table-cell>
          <table:table-cell office:value-type="string">
            <text:p>ALAT 20</text:p>
          </table:table-cell>
          <table:table-cell/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951304">
            <text:p>16951304</text:p>
          </table:table-cell>
          <table:table-cell office:value-type="float" office:value="194724938">
            <text:p>194724938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8-15</text:p>
          </table:table-cell>
          <table:table-cell office:value-type="float" office:value="92414899223">
            <text:p>924148992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5.08.201316 : 38 : 21 : ALAT 20 U/L</text:p>
          </table:table-cell>
          <table:table-cell office:value-type="string">
            <text:p>ALAT 20 U/L</text:p>
          </table:table-cell>
          <table:table-cell/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887191">
            <text:p>23887191</text:p>
          </table:table-cell>
          <table:table-cell office:value-type="float" office:value="185185362">
            <text:p>185185362</text:p>
          </table:table-cell>
          <table:table-cell office:value-type="string">
            <text:p>2013-06-25</text:p>
          </table:table-cell>
          <table:table-cell office:value-type="string">
            <text:p>A</text:p>
          </table:table-cell>
          <table:table-cell office:value-type="string">
            <text:p>2013-06-21</text:p>
          </table:table-cell>
          <table:table-cell office:value-type="float" office:value="673030557954">
            <text:p>67303055795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0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19386">
            <text:p>4619386</text:p>
          </table:table-cell>
          <table:table-cell office:value-type="float" office:value="82567238">
            <text:p>82567238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office:value-type="string">
            <text:p>2011-10-13</text:p>
          </table:table-cell>
          <table:table-cell office:value-type="float" office:value="12921541213">
            <text:p>129215412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, P-K 4.3 ( 3.4 . 4.5 mmol/L ) S , P-ALAT 20 ( &lt;33 U/L</text:p>
          </table:table-cell>
          <table:table-cell office:value-type="string">
            <text:p>S , P-ALAT 20 ( &lt;33 U/L</text:p>
          </table:table-cell>
          <table:table-cell office:value-type="string">
            <text:p><text:s/>) S , P-ASAT 17 ( &lt;32 U/L ) S ,</text:p>
          </table:table-cell>
          <table:table-cell office:value-type="string">
            <text:p>S , P-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159695">
            <text:p>11159695</text:p>
          </table:table-cell>
          <table:table-cell office:value-type="float" office:value="204911424">
            <text:p>204911424</text:p>
          </table:table-cell>
          <table:table-cell office:value-type="string">
            <text:p>2013-10-24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45476931928">
            <text:p>454769319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0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61069">
            <text:p>16461069</text:p>
          </table:table-cell>
          <table:table-cell office:value-type="float" office:value="199741962">
            <text:p>199741962</text:p>
          </table:table-cell>
          <table:table-cell office:value-type="string">
            <text:p>2013-09-26</text:p>
          </table:table-cell>
          <table:table-cell office:value-type="string">
            <text:p>S</text:p>
          </table:table-cell>
          <table:table-cell office:value-type="string">
            <text:p>2013-08-08</text:p>
          </table:table-cell>
          <table:table-cell office:value-type="float" office:value="49159684976">
            <text:p>4915968497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0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437960">
            <text:p>13437960</text:p>
          </table:table-cell>
          <table:table-cell office:value-type="float" office:value="171384511">
            <text:p>171384511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30894571688">
            <text:p>308945716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t ) Albumiin 42 ( 35 . 52 g/L ) ALAT 20 ( &lt;33 U/L</text:p>
          </table:table-cell>
          <table:table-cell office:value-type="string">
            <text:p>ALAT 20 ( &lt;33 U/L</text:p>
          </table:table-cell>
          <table:table-cell office:value-type="string">
            <text:p><text:s/>) ALP 99 ( 35 . 105 U/L ) Amüla</text:p>
          </table:table-cell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86857">
            <text:p>486857</text:p>
          </table:table-cell>
          <table:table-cell office:value-type="float" office:value="134100918">
            <text:p>134100918</text:p>
          </table:table-cell>
          <table:table-cell office:value-type="string">
            <text:p>2012-08-10</text:p>
          </table:table-cell>
          <table:table-cell office:value-type="string">
            <text:p>S</text:p>
          </table:table-cell>
          <table:table-cell office:value-type="string">
            <text:p>2012-07-25</text:p>
          </table:table-cell>
          <table:table-cell office:value-type="float" office:value="90530581455">
            <text:p>9053058145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0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066322">
            <text:p>15066322</text:p>
          </table:table-cell>
          <table:table-cell office:value-type="float" office:value="212717514">
            <text:p>212717514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office:value-type="string">
            <text:p>2012-06-06</text:p>
          </table:table-cell>
          <table:table-cell office:value-type="float" office:value="92396670227">
            <text:p>923966702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0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439003">
            <text:p>24439003</text:p>
          </table:table-cell>
          <table:table-cell office:value-type="float" office:value="182675444">
            <text:p>182675444</text:p>
          </table:table-cell>
          <table:table-cell office:value-type="string">
            <text:p>2013-06-11</text:p>
          </table:table-cell>
          <table:table-cell office:value-type="string">
            <text:p>A</text:p>
          </table:table-cell>
          <table:table-cell office:value-type="string">
            <text:p>2013-05-08</text:p>
          </table:table-cell>
          <table:table-cell office:value-type="float" office:value="97585997269">
            <text:p>975859972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0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0">
            <text:p>20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130728">
            <text:p>17130728</text:p>
          </table:table-cell>
          <table:table-cell office:value-type="float" office:value="178566113">
            <text:p>178566113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42850057062">
            <text:p>428500570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5.02.2013 : ALAT 20.2</text:p>
          </table:table-cell>
          <table:table-cell office:value-type="string">
            <text:p>ALAT 20.2</text:p>
          </table:table-cell>
          <table:table-cell/>
          <table:table-cell office:value-type="string">
            <text:p>ALAT</text:p>
          </table:table-cell>
          <table:table-cell table:style-name="ce1" office:value-type="float" office:value="20.2">
            <text:p>20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66243">
            <text:p>16266243</text:p>
          </table:table-cell>
          <table:table-cell office:value-type="float" office:value="191076164">
            <text:p>191076164</text:p>
          </table:table-cell>
          <table:table-cell office:value-type="string">
            <text:p>2013-08-05</text:p>
          </table:table-cell>
          <table:table-cell office:value-type="string">
            <text:p>S</text:p>
          </table:table-cell>
          <table:table-cell office:value-type="string">
            <text:p>2013-07-23</text:p>
          </table:table-cell>
          <table:table-cell office:value-type="float" office:value="13231189162">
            <text:p>1323118916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1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2665">
            <text:p>692665</text:p>
          </table:table-cell>
          <table:table-cell office:value-type="float" office:value="143394816">
            <text:p>143394816</text:p>
          </table:table-cell>
          <table:table-cell office:value-type="string">
            <text:p>2012-10-24</text:p>
          </table:table-cell>
          <table:table-cell office:value-type="string">
            <text:p>S</text:p>
          </table:table-cell>
          <table:table-cell office:value-type="string">
            <text:p>2012-10-15</text:p>
          </table:table-cell>
          <table:table-cell office:value-type="float" office:value="91128291441">
            <text:p>9112829144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, P-K 4.4 ( 3.4 . 4.5 mmol/L ) S , P-ALAT 21 ( &lt;41 U/L</text:p>
          </table:table-cell>
          <table:table-cell office:value-type="string">
            <text:p>S , P-ALAT 21 ( &lt;41 U/L</text:p>
          </table:table-cell>
          <table:table-cell office:value-type="string">
            <text:p><text:s/>) S , P-ASAT 18 ( &lt;40 U/L ) S ,</text:p>
          </table:table-cell>
          <table:table-cell office:value-type="string">
            <text:p>S , P-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58839">
            <text:p>16558839</text:p>
          </table:table-cell>
          <table:table-cell office:value-type="float" office:value="200039841">
            <text:p>200039841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office:value-type="string">
            <text:p>2013-09-19</text:p>
          </table:table-cell>
          <table:table-cell office:value-type="float" office:value="673045814324">
            <text:p>67304581432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aalium 4.2 ( 3.4 . 4.5 mmol/L ) ALAT 21 ( &lt;33 U/L</text:p>
          </table:table-cell>
          <table:table-cell office:value-type="string">
            <text:p>ALAT 21 ( &lt;33 U/L</text:p>
          </table:table-cell>
          <table:table-cell office:value-type="string">
            <text:p><text:s/>) ASAT 25 ( &lt;32 U/L ) Bilirubii</text:p>
          </table:table-cell>
          <table:table-cell office:value-type="string">
            <text:p>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54067">
            <text:p>16254067</text:p>
          </table:table-cell>
          <table:table-cell office:value-type="float" office:value="197633424">
            <text:p>197633424</text:p>
          </table:table-cell>
          <table:table-cell office:value-type="string">
            <text:p>2013-09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5108828991">
            <text:p>8510882899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1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4817">
            <text:p>424817</text:p>
          </table:table-cell>
          <table:table-cell office:value-type="float" office:value="149872604">
            <text:p>149872604</text:p>
          </table:table-cell>
          <table:table-cell office:value-type="string">
            <text:p>2012-11-26</text:p>
          </table:table-cell>
          <table:table-cell office:value-type="string">
            <text:p>S</text:p>
          </table:table-cell>
          <table:table-cell office:value-type="string">
            <text:p>2012-11-19</text:p>
          </table:table-cell>
          <table:table-cell office:value-type="float" office:value="63980716656">
            <text:p>6398071665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1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672741">
            <text:p>24672741</text:p>
          </table:table-cell>
          <table:table-cell office:value-type="float" office:value="173603502">
            <text:p>173603502</text:p>
          </table:table-cell>
          <table:table-cell office:value-type="string">
            <text:p>2013-04-18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39120564905">
            <text:p>391205649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1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75253">
            <text:p>16875253</text:p>
          </table:table-cell>
          <table:table-cell office:value-type="float" office:value="155185726">
            <text:p>155185726</text:p>
          </table:table-cell>
          <table:table-cell office:value-type="string">
            <text:p>2012-12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8234913917">
            <text:p>9823491391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eatiniin 84 ( 62 . 106 µmol/L ) S , P-ALAT 21 ( &lt;41 U/L</text:p>
          </table:table-cell>
          <table:table-cell office:value-type="string">
            <text:p>S , P-ALAT 21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34900">
            <text:p>16834900</text:p>
          </table:table-cell>
          <table:table-cell office:value-type="float" office:value="188880179">
            <text:p>188880179</text:p>
          </table:table-cell>
          <table:table-cell office:value-type="string">
            <text:p>2013-07-19</text:p>
          </table:table-cell>
          <table:table-cell office:value-type="string">
            <text:p>S</text:p>
          </table:table-cell>
          <table:table-cell office:value-type="string">
            <text:p>2013-07-15</text:p>
          </table:table-cell>
          <table:table-cell office:value-type="float" office:value="83020042490">
            <text:p>830200424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ium 0.75 ( 0.66 . 1.07 mmol/L ) ALAT 21 ( &lt;41 U/L</text:p>
          </table:table-cell>
          <table:table-cell office:value-type="string">
            <text:p>ALAT 21 ( &lt;41 U/L</text:p>
          </table:table-cell>
          <table:table-cell office:value-type="string">
            <text:p><text:s/>) ASAT 25 ( &lt;40 U/L ) CRP 4 ( &lt;</text:p>
          </table:table-cell>
          <table:table-cell office:value-type="string">
            <text:p>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40443">
            <text:p>4740443</text:p>
          </table:table-cell>
          <table:table-cell office:value-type="float" office:value="145818541">
            <text:p>145818541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83181975907">
            <text:p>831819759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1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52022">
            <text:p>5152022</text:p>
          </table:table-cell>
          <table:table-cell office:value-type="float" office:value="139674206">
            <text:p>139674206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3</text:p>
          </table:table-cell>
          <table:table-cell office:value-type="float" office:value="64597229347">
            <text:p>6459722934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1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74794">
            <text:p>18974794</text:p>
          </table:table-cell>
          <table:table-cell office:value-type="float" office:value="157323797">
            <text:p>157323797</text:p>
          </table:table-cell>
          <table:table-cell office:value-type="string">
            <text:p>2012-12-27</text:p>
          </table:table-cell>
          <table:table-cell office:value-type="string">
            <text:p>A</text:p>
          </table:table-cell>
          <table:table-cell office:value-type="string">
            <text:p>2012-12-27</text:p>
          </table:table-cell>
          <table:table-cell office:value-type="float" office:value="673037527070">
            <text:p>6730375270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7.12.201216 : 16 : ALAT 21 U/L</text:p>
          </table:table-cell>
          <table:table-cell office:value-type="string">
            <text:p>ALAT 21 U/L</text:p>
          </table:table-cell>
          <table:table-cell/>
          <table:table-cell office:value-type="string">
            <text:p>ALAT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62332">
            <text:p>18962332</text:p>
          </table:table-cell>
          <table:table-cell office:value-type="float" office:value="185891106">
            <text:p>185891106</text:p>
          </table:table-cell>
          <table:table-cell office:value-type="string">
            <text:p>2013-06-30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673034256501">
            <text:p>6730342565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3.06.201317 : 33 : ALAT 21 U/L</text:p>
          </table:table-cell>
          <table:table-cell office:value-type="string">
            <text:p>ALAT 21 U/L</text:p>
          </table:table-cell>
          <table:table-cell/>
          <table:table-cell office:value-type="string">
            <text:p>ALAT</text:p>
          </table:table-cell>
          <table:table-cell office:value-type="float" office:value="21">
            <text:p>21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9460">
            <text:p>569460</text:p>
          </table:table-cell>
          <table:table-cell office:value-type="float" office:value="84609261">
            <text:p>84609261</text:p>
          </table:table-cell>
          <table:table-cell office:value-type="string">
            <text:p>2012-02-08</text:p>
          </table:table-cell>
          <table:table-cell office:value-type="string">
            <text:p>S</text:p>
          </table:table-cell>
          <table:table-cell office:value-type="string">
            <text:p>2012-02-03</text:p>
          </table:table-cell>
          <table:table-cell office:value-type="float" office:value="49982058295">
            <text:p>4998205829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ium 0.72 ( 0.70 . 1.05 mmol/L ) S , P-ALAT 21 ( &lt;23 U/L</text:p>
          </table:table-cell>
          <table:table-cell office:value-type="string">
            <text:p>S , P-ALAT 21 ( &lt;2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58876">
            <text:p>558876</text:p>
          </table:table-cell>
          <table:table-cell office:value-type="float" office:value="82522236">
            <text:p>82522236</text:p>
          </table:table-cell>
          <table:table-cell office:value-type="string">
            <text:p>2012-02-06</text:p>
          </table:table-cell>
          <table:table-cell office:value-type="string">
            <text:p>S</text:p>
          </table:table-cell>
          <table:table-cell office:value-type="string">
            <text:p>2012-01-11</text:p>
          </table:table-cell>
          <table:table-cell office:value-type="float" office:value="75663578688">
            <text:p>7566357868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P-AAT 0.85 ( 0.90 . 2.00 g/L ) S , P-ALAT 21 ( &lt;41 U/L</text:p>
          </table:table-cell>
          <table:table-cell office:value-type="string">
            <text:p>S , P-ALAT 21 ( &lt;41 U/L</text:p>
          </table:table-cell>
          <table:table-cell office:value-type="string">
            <text:p><text:s/>) S , P-ALP 62 ( 40 . 130 U/L )</text:p>
          </table:table-cell>
          <table:table-cell office:value-type="string">
            <text:p>S , P-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57377">
            <text:p>16257377</text:p>
          </table:table-cell>
          <table:table-cell office:value-type="float" office:value="185155078">
            <text:p>185155078</text:p>
          </table:table-cell>
          <table:table-cell office:value-type="string">
            <text:p>2013-06-26</text:p>
          </table:table-cell>
          <table:table-cell office:value-type="string">
            <text:p>S</text:p>
          </table:table-cell>
          <table:table-cell office:value-type="string">
            <text:p>2013-06-22</text:p>
          </table:table-cell>
          <table:table-cell office:value-type="float" office:value="42213737744">
            <text:p>4221373774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1 ( &lt;39 U/L</text:p>
          </table:table-cell>
          <table:table-cell office:value-type="string">
            <text:p><text:s/>) , ASAT 32 ( &lt;52 U/L ) , Glüko</text:p>
          </table:table-cell>
          <table:table-cell office:value-type="string">
            <text:p>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28111">
            <text:p>16528111</text:p>
          </table:table-cell>
          <table:table-cell office:value-type="float" office:value="160201444">
            <text:p>160201444</text:p>
          </table:table-cell>
          <table:table-cell office:value-type="string">
            <text:p>2013-01-23</text:p>
          </table:table-cell>
          <table:table-cell office:value-type="string">
            <text:p>S</text:p>
          </table:table-cell>
          <table:table-cell office:value-type="string">
            <text:p>2013-01-14</text:p>
          </table:table-cell>
          <table:table-cell office:value-type="float" office:value="53575399912">
            <text:p>535753999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1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75066">
            <text:p>16275066</text:p>
          </table:table-cell>
          <table:table-cell office:value-type="float" office:value="172801081">
            <text:p>172801081</text:p>
          </table:table-cell>
          <table:table-cell office:value-type="string">
            <text:p>2013-04-16</text:p>
          </table:table-cell>
          <table:table-cell office:value-type="string">
            <text:p>S</text:p>
          </table:table-cell>
          <table:table-cell office:value-type="string">
            <text:p>2013-04-05</text:p>
          </table:table-cell>
          <table:table-cell office:value-type="float" office:value="673046015695">
            <text:p>6730460156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1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62324">
            <text:p>662324</text:p>
          </table:table-cell>
          <table:table-cell office:value-type="float" office:value="124079398">
            <text:p>124079398</text:p>
          </table:table-cell>
          <table:table-cell office:value-type="string">
            <text:p>2012-06-04</text:p>
          </table:table-cell>
          <table:table-cell office:value-type="string">
            <text:p>S</text:p>
          </table:table-cell>
          <table:table-cell office:value-type="string">
            <text:p>2012-05-18</text:p>
          </table:table-cell>
          <table:table-cell office:value-type="float" office:value="16019221407">
            <text:p>1601922140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1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1">
            <text:p>2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587111">
            <text:p>14587111</text:p>
          </table:table-cell>
          <table:table-cell office:value-type="float" office:value="213264121">
            <text:p>213264121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9222962851">
            <text:p>8922296285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SAT 27 ALAT 21</text:p>
          </table:table-cell>
          <table:table-cell office:value-type="string">
            <text:p>ALAT 21</text:p>
          </table:table-cell>
          <table:table-cell office:value-type="string">
            <text:p><text:s/>kreatiniin 59</text:p>
          </table:table-cell>
          <table:table-cell office:value-type="string">
            <text:p>ALAT</text:p>
          </table:table-cell>
          <table:table-cell office:value-type="float" office:value="21">
            <text:p>2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36157">
            <text:p>5236157</text:p>
          </table:table-cell>
          <table:table-cell office:value-type="float" office:value="131619249">
            <text:p>131619249</text:p>
          </table:table-cell>
          <table:table-cell office:value-type="string">
            <text:p>2012-07-20</text:p>
          </table:table-cell>
          <table:table-cell office:value-type="string">
            <text:p>A</text:p>
          </table:table-cell>
          <table:table-cell office:value-type="string">
            <text:p>2012-07-17</text:p>
          </table:table-cell>
          <table:table-cell office:value-type="float" office:value="70182599045">
            <text:p>701825990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2 ( &lt;57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57">
            <text:p>57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712460">
            <text:p>17712460</text:p>
          </table:table-cell>
          <table:table-cell office:value-type="float" office:value="184030504">
            <text:p>184030504</text:p>
          </table:table-cell>
          <table:table-cell office:value-type="string">
            <text:p>2013-06-19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33721050266">
            <text:p>337210502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8.06.2013 S-ALAT 22</text:p>
          </table:table-cell>
          <table:table-cell office:value-type="string">
            <text:p>S-ALAT 22</text:p>
          </table:table-cell>
          <table:table-cell office:value-type="string">
            <text:p><text:s/>U/l &lt;=31</text:p>
          </table:table-cell>
          <table:table-cell office:value-type="string">
            <text:p>S-ALAT</text:p>
          </table:table-cell>
          <table:table-cell office:value-type="float" office:value="22">
            <text:p>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42539">
            <text:p>19842539</text:p>
          </table:table-cell>
          <table:table-cell office:value-type="float" office:value="159941899">
            <text:p>159941899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7158222696">
            <text:p>171582226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8.01.201313 : 12 : 28 : ALAT 22 U/L</text:p>
          </table:table-cell>
          <table:table-cell office:value-type="string">
            <text:p>ALAT 22 U/L</text:p>
          </table:table-cell>
          <table:table-cell/>
          <table:table-cell office:value-type="string">
            <text:p>ALAT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02349">
            <text:p>16802349</text:p>
          </table:table-cell>
          <table:table-cell office:value-type="float" office:value="212795271">
            <text:p>212795271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2013-11-10</text:p>
          </table:table-cell>
          <table:table-cell office:value-type="float" office:value="98106554817">
            <text:p>9810655481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aalium 3.5 ( 3.4 . 4.5 mmol/L ) ALAT 22 ( &lt;33 U/L</text:p>
          </table:table-cell>
          <table:table-cell office:value-type="string">
            <text:p>ALAT 22 ( &lt;33 U/L</text:p>
          </table:table-cell>
          <table:table-cell office:value-type="string">
            <text:p><text:s/>) ALP 87 ( 35 . 105 U/L ) Amüla</text:p>
          </table:table-cell>
          <table:table-cell office:value-type="string">
            <text:p>AL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814805">
            <text:p>2814805</text:p>
          </table:table-cell>
          <table:table-cell office:value-type="float" office:value="138656794">
            <text:p>138656794</text:p>
          </table:table-cell>
          <table:table-cell office:value-type="string">
            <text:p>2012-09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170021107">
            <text:p>521700211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SAT 20 U/L ALAT 22 U/L</text:p>
          </table:table-cell>
          <table:table-cell office:value-type="string">
            <text:p>ALAT 22 U/L</text:p>
          </table:table-cell>
          <table:table-cell/>
          <table:table-cell office:value-type="string">
            <text:p>ALAT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6763">
            <text:p>2346763</text:p>
          </table:table-cell>
          <table:table-cell office:value-type="float" office:value="80728187">
            <text:p>80728187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2-01-17</text:p>
          </table:table-cell>
          <table:table-cell office:value-type="float" office:value="95553088946">
            <text:p>955530889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7.01.201213 : 09 : 54 : ALAT 22 U/L</text:p>
          </table:table-cell>
          <table:table-cell office:value-type="string">
            <text:p>ALAT 22 U/L</text:p>
          </table:table-cell>
          <table:table-cell/>
          <table:table-cell office:value-type="string">
            <text:p>ALAT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67832">
            <text:p>16467832</text:p>
          </table:table-cell>
          <table:table-cell office:value-type="float" office:value="193915343">
            <text:p>193915343</text:p>
          </table:table-cell>
          <table:table-cell office:value-type="string">
            <text:p>2013-08-26</text:p>
          </table:table-cell>
          <table:table-cell office:value-type="string">
            <text:p>S</text:p>
          </table:table-cell>
          <table:table-cell office:value-type="string">
            <text:p>2013-08-22</text:p>
          </table:table-cell>
          <table:table-cell office:value-type="float" office:value="673040371872">
            <text:p>6730403718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2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007445">
            <text:p>23007445</text:p>
          </table:table-cell>
          <table:table-cell office:value-type="float" office:value="165794392">
            <text:p>165794392</text:p>
          </table:table-cell>
          <table:table-cell office:value-type="string">
            <text:p>2013-03-07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12278276493">
            <text:p>122782764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2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9470">
            <text:p>439470</text:p>
          </table:table-cell>
          <table:table-cell office:value-type="float" office:value="127421206">
            <text:p>127421206</text:p>
          </table:table-cell>
          <table:table-cell office:value-type="string">
            <text:p>2012-06-26</text:p>
          </table:table-cell>
          <table:table-cell office:value-type="string">
            <text:p>S</text:p>
          </table:table-cell>
          <table:table-cell office:value-type="string">
            <text:p>2012-06-22</text:p>
          </table:table-cell>
          <table:table-cell office:value-type="float" office:value="11650646800">
            <text:p>1165064680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2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43625">
            <text:p>16543625</text:p>
          </table:table-cell>
          <table:table-cell office:value-type="float" office:value="177744605">
            <text:p>177744605</text:p>
          </table:table-cell>
          <table:table-cell office:value-type="string">
            <text:p>2013-05-16</text:p>
          </table:table-cell>
          <table:table-cell office:value-type="string">
            <text:p>S</text:p>
          </table:table-cell>
          <table:table-cell office:value-type="string">
            <text:p>2013-05-09</text:p>
          </table:table-cell>
          <table:table-cell office:value-type="float" office:value="62155336526">
            <text:p>621553365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2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637110">
            <text:p>24637110</text:p>
          </table:table-cell>
          <table:table-cell office:value-type="float" office:value="192099497">
            <text:p>192099497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29958936611">
            <text:p>2995893661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2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02695">
            <text:p>4102695</text:p>
          </table:table-cell>
          <table:table-cell office:value-type="float" office:value="122400931">
            <text:p>122400931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32520827548">
            <text:p>325208275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2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39603">
            <text:p>4639603</text:p>
          </table:table-cell>
          <table:table-cell office:value-type="float" office:value="85856096">
            <text:p>85856096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office:value-type="string">
            <text:p>2012-02-23</text:p>
          </table:table-cell>
          <table:table-cell office:value-type="float" office:value="30135885653">
            <text:p>301358856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2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2">
            <text:p>22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631151">
            <text:p>17631151</text:p>
          </table:table-cell>
          <table:table-cell office:value-type="float" office:value="157413513">
            <text:p>157413513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2-11-08</text:p>
          </table:table-cell>
          <table:table-cell office:value-type="float" office:value="18161358436">
            <text:p>181613584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8.11.201212 : 32 : ALAT 23 U/L</text:p>
          </table:table-cell>
          <table:table-cell office:value-type="string">
            <text:p>ALAT 23 U/L</text:p>
          </table:table-cell>
          <table:table-cell/>
          <table:table-cell office:value-type="string">
            <text:p>ALAT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293575">
            <text:p>24293575</text:p>
          </table:table-cell>
          <table:table-cell office:value-type="float" office:value="156445051">
            <text:p>156445051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2-01-30</text:p>
          </table:table-cell>
          <table:table-cell office:value-type="float" office:value="83709775910">
            <text:p>8370977591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3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941789">
            <text:p>19941789</text:p>
          </table:table-cell>
          <table:table-cell office:value-type="float" office:value="219159472">
            <text:p>219159472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0</text:p>
          </table:table-cell>
          <table:table-cell office:value-type="float" office:value="673030339998">
            <text:p>6730303399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0.12.201313 : 46 : 52 : ALAT 23 U/L</text:p>
          </table:table-cell>
          <table:table-cell office:value-type="string">
            <text:p>ALAT 23 U/L</text:p>
          </table:table-cell>
          <table:table-cell/>
          <table:table-cell office:value-type="string">
            <text:p>ALAT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36003">
            <text:p>16436003</text:p>
          </table:table-cell>
          <table:table-cell office:value-type="float" office:value="218106001">
            <text:p>218106001</text:p>
          </table:table-cell>
          <table:table-cell office:value-type="string">
            <text:p>2013-12-23</text:p>
          </table:table-cell>
          <table:table-cell office:value-type="string">
            <text:p>S</text:p>
          </table:table-cell>
          <table:table-cell office:value-type="string">
            <text:p>2013-12-14</text:p>
          </table:table-cell>
          <table:table-cell office:value-type="float" office:value="63460712245">
            <text:p>6346071224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3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30978">
            <text:p>7030978</text:p>
          </table:table-cell>
          <table:table-cell office:value-type="float" office:value="125137176">
            <text:p>125137176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23884092878">
            <text:p>2388409287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3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934389">
            <text:p>14934389</text:p>
          </table:table-cell>
          <table:table-cell office:value-type="float" office:value="185535972">
            <text:p>185535972</text:p>
          </table:table-cell>
          <table:table-cell office:value-type="string">
            <text:p>2013-06-27</text:p>
          </table:table-cell>
          <table:table-cell office:value-type="string">
            <text:p>A</text:p>
          </table:table-cell>
          <table:table-cell office:value-type="string">
            <text:p>2013-06-25</text:p>
          </table:table-cell>
          <table:table-cell office:value-type="float" office:value="63580799632">
            <text:p>635807996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3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98838">
            <text:p>2398838</text:p>
          </table:table-cell>
          <table:table-cell office:value-type="float" office:value="149796793">
            <text:p>149796793</text:p>
          </table:table-cell>
          <table:table-cell office:value-type="string">
            <text:p>2012-11-29</text:p>
          </table:table-cell>
          <table:table-cell office:value-type="string">
            <text:p>A</text:p>
          </table:table-cell>
          <table:table-cell office:value-type="string">
            <text:p>2012-11-27</text:p>
          </table:table-cell>
          <table:table-cell office:value-type="float" office:value="21750659581">
            <text:p>217506595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7.11.201213 : 17 : 39 : ALAT 23 U/L</text:p>
          </table:table-cell>
          <table:table-cell office:value-type="string">
            <text:p>ALAT 23 U/L</text:p>
          </table:table-cell>
          <table:table-cell/>
          <table:table-cell office:value-type="string">
            <text:p>ALAT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808720">
            <text:p>15808720</text:p>
          </table:table-cell>
          <table:table-cell office:value-type="float" office:value="165736327">
            <text:p>165736327</text:p>
          </table:table-cell>
          <table:table-cell office:value-type="string">
            <text:p>2013-03-07</text:p>
          </table:table-cell>
          <table:table-cell office:value-type="string">
            <text:p>S</text:p>
          </table:table-cell>
          <table:table-cell office:value-type="string">
            <text:p>2013-02-26</text:p>
          </table:table-cell>
          <table:table-cell office:value-type="float" office:value="13462897038">
            <text:p>1346289703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3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955171">
            <text:p>16955171</text:p>
          </table:table-cell>
          <table:table-cell office:value-type="float" office:value="180053864">
            <text:p>180053864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1</text:p>
          </table:table-cell>
          <table:table-cell office:value-type="float" office:value="23789565006">
            <text:p>237895650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1.05.201313 : 38 : ALAT 23 U/L</text:p>
          </table:table-cell>
          <table:table-cell office:value-type="string">
            <text:p>ALAT 23 U/L</text:p>
          </table:table-cell>
          <table:table-cell/>
          <table:table-cell office:value-type="string">
            <text:p>ALAT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12492">
            <text:p>612492</text:p>
          </table:table-cell>
          <table:table-cell office:value-type="float" office:value="125039247">
            <text:p>125039247</text:p>
          </table:table-cell>
          <table:table-cell office:value-type="string">
            <text:p>2012-06-11</text:p>
          </table:table-cell>
          <table:table-cell office:value-type="string">
            <text:p>S</text:p>
          </table:table-cell>
          <table:table-cell office:value-type="string">
            <text:p>2012-05-30</text:p>
          </table:table-cell>
          <table:table-cell office:value-type="float" office:value="95717833646">
            <text:p>9571783364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3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83699">
            <text:p>583699</text:p>
          </table:table-cell>
          <table:table-cell office:value-type="float" office:value="144412669">
            <text:p>144412669</text:p>
          </table:table-cell>
          <table:table-cell office:value-type="string">
            <text:p>2012-10-31</text:p>
          </table:table-cell>
          <table:table-cell office:value-type="string">
            <text:p>S</text:p>
          </table:table-cell>
          <table:table-cell office:value-type="string">
            <text:p>2012-10-25</text:p>
          </table:table-cell>
          <table:table-cell office:value-type="float" office:value="21141179735">
            <text:p>2114117973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3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90800">
            <text:p>4990800</text:p>
          </table:table-cell>
          <table:table-cell office:value-type="float" office:value="139732908">
            <text:p>139732908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30301321733">
            <text:p>303013217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3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68919">
            <text:p>8068919</text:p>
          </table:table-cell>
          <table:table-cell office:value-type="float" office:value="148529532">
            <text:p>148529532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05-15</text:p>
          </table:table-cell>
          <table:table-cell office:value-type="float" office:value="74541947540">
            <text:p>7454194754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3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182599">
            <text:p>22182599</text:p>
          </table:table-cell>
          <table:table-cell office:value-type="float" office:value="176347143">
            <text:p>176347143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16368991161">
            <text:p>163689911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3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158719">
            <text:p>12158719</text:p>
          </table:table-cell>
          <table:table-cell office:value-type="float" office:value="209298794">
            <text:p>209298794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office:value-type="string">
            <text:p>2013-11-08</text:p>
          </table:table-cell>
          <table:table-cell office:value-type="float" office:value="673035708136">
            <text:p>6730357081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3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60215">
            <text:p>4660215</text:p>
          </table:table-cell>
          <table:table-cell office:value-type="float" office:value="87209965">
            <text:p>87209965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09-06-01</text:p>
          </table:table-cell>
          <table:table-cell office:value-type="float" office:value="71418991597">
            <text:p>714189915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3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3">
            <text:p>2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16007">
            <text:p>19516007</text:p>
          </table:table-cell>
          <table:table-cell office:value-type="float" office:value="170418585">
            <text:p>170418585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2013-02-28</text:p>
          </table:table-cell>
          <table:table-cell office:value-type="float" office:value="35902792818">
            <text:p>359027928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8.02.201316 : 58 : ALAT 23 U/L</text:p>
          </table:table-cell>
          <table:table-cell office:value-type="string">
            <text:p>ALAT 23 U/L</text:p>
          </table:table-cell>
          <table:table-cell/>
          <table:table-cell office:value-type="string">
            <text:p>ALAT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815678">
            <text:p>17815678</text:p>
          </table:table-cell>
          <table:table-cell office:value-type="float" office:value="183462899">
            <text:p>183462899</text:p>
          </table:table-cell>
          <table:table-cell office:value-type="string">
            <text:p>2013-06-14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48405867972">
            <text:p>484058679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3.06.201316 : 59 : 55 : ALAT 24 U/L</text:p>
          </table:table-cell>
          <table:table-cell office:value-type="string">
            <text:p>ALAT 24 U/L</text:p>
          </table:table-cell>
          <table:table-cell office:value-type="string">
            <text:p><text:s/>[ norm .. - 33 ]</text:p>
          </table:table-cell>
          <table:table-cell office:value-type="string">
            <text:p>ALAT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317458">
            <text:p>24317458</text:p>
          </table:table-cell>
          <table:table-cell office:value-type="float" office:value="197065414">
            <text:p>197065414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673030505075">
            <text:p>6730305050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4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61287">
            <text:p>461287</text:p>
          </table:table-cell>
          <table:table-cell office:value-type="float" office:value="84623788">
            <text:p>84623788</text:p>
          </table:table-cell>
          <table:table-cell office:value-type="string">
            <text:p>2012-02-07</text:p>
          </table:table-cell>
          <table:table-cell office:value-type="string">
            <text:p>S</text:p>
          </table:table-cell>
          <table:table-cell office:value-type="string">
            <text:p>2012-02-03</text:p>
          </table:table-cell>
          <table:table-cell office:value-type="float" office:value="52579681625">
            <text:p>5257968162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4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1556">
            <text:p>701556</text:p>
          </table:table-cell>
          <table:table-cell office:value-type="float" office:value="80966284">
            <text:p>80966284</text:p>
          </table:table-cell>
          <table:table-cell office:value-type="string">
            <text:p>2012-01-11</text:p>
          </table:table-cell>
          <table:table-cell office:value-type="string">
            <text:p>S</text:p>
          </table:table-cell>
          <table:table-cell office:value-type="string">
            <text:p>2012-01-06</text:p>
          </table:table-cell>
          <table:table-cell office:value-type="float" office:value="64637532777">
            <text:p>6463753277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4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7533">
            <text:p>2347533</text:p>
          </table:table-cell>
          <table:table-cell office:value-type="float" office:value="92460438">
            <text:p>92460438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4-27</text:p>
          </table:table-cell>
          <table:table-cell office:value-type="float" office:value="28334579360">
            <text:p>283345793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7.04.201215 : 55 : ALAT 24 U/L</text:p>
          </table:table-cell>
          <table:table-cell office:value-type="string">
            <text:p>ALAT 24 U/L</text:p>
          </table:table-cell>
          <table:table-cell/>
          <table:table-cell office:value-type="string">
            <text:p>ALAT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819224">
            <text:p>11819224</text:p>
          </table:table-cell>
          <table:table-cell office:value-type="float" office:value="166493125">
            <text:p>166493125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673030354075">
            <text:p>6730303540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4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812448">
            <text:p>22812448</text:p>
          </table:table-cell>
          <table:table-cell office:value-type="float" office:value="171473745">
            <text:p>171473745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67026249523">
            <text:p>6702624952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4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44888">
            <text:p>344888</text:p>
          </table:table-cell>
          <table:table-cell office:value-type="float" office:value="101171077">
            <text:p>101171077</text:p>
          </table:table-cell>
          <table:table-cell office:value-type="string">
            <text:p>2012-03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9419449520">
            <text:p>9941944952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6,8 , ASAT 39 , ALAT 24</text:p>
          </table:table-cell>
          <table:table-cell office:value-type="string">
            <text:p>ALAT 24</text:p>
          </table:table-cell>
          <table:table-cell office:value-type="string">
            <text:p><text:s/>, amyl 33 , CK-MBm 3,35 , proBN</text:p>
          </table:table-cell>
          <table:table-cell office:value-type="string">
            <text:p>ALAT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83858">
            <text:p>7083858</text:p>
          </table:table-cell>
          <table:table-cell office:value-type="float" office:value="124257133">
            <text:p>124257133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office:value-type="string">
            <text:p>2012-04-10</text:p>
          </table:table-cell>
          <table:table-cell office:value-type="float" office:value="53797064435">
            <text:p>5379706443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, P-K 4.0 ( 3.4 . 4.5 mmol/L ) S , P-ALAT 24 ( &lt;33 U/L</text:p>
          </table:table-cell>
          <table:table-cell office:value-type="string">
            <text:p>S , P-ALAT 24 ( &lt;33 U/L</text:p>
          </table:table-cell>
          <table:table-cell office:value-type="string">
            <text:p><text:s/>) S , P-ALP 62 ( 35 . 105 U/L )</text:p>
          </table:table-cell>
          <table:table-cell office:value-type="string">
            <text:p>S , P-ALAT</text:p>
          </table:table-cell>
          <table:table-cell office:value-type="float" office:value="24">
            <text:p>2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93038">
            <text:p>4493038</text:p>
          </table:table-cell>
          <table:table-cell office:value-type="float" office:value="81680897">
            <text:p>81680897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office:value-type="string">
            <text:p>2011-12-12</text:p>
          </table:table-cell>
          <table:table-cell office:value-type="float" office:value="83541849277">
            <text:p>835418492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5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249286">
            <text:p>7249286</text:p>
          </table:table-cell>
          <table:table-cell office:value-type="float" office:value="123615257">
            <text:p>123615257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40643536440">
            <text:p>4064353644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5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00486">
            <text:p>18200486</text:p>
          </table:table-cell>
          <table:table-cell office:value-type="float" office:value="200489374">
            <text:p>200489374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20</text:p>
          </table:table-cell>
          <table:table-cell office:value-type="float" office:value="24636718465">
            <text:p>246367184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0.09.201316 : 43 : ALAT 25 U/L</text:p>
          </table:table-cell>
          <table:table-cell office:value-type="string">
            <text:p>ALAT 25 U/L</text:p>
          </table:table-cell>
          <table:table-cell/>
          <table:table-cell office:value-type="string">
            <text:p>ALAT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46907">
            <text:p>16646907</text:p>
          </table:table-cell>
          <table:table-cell office:value-type="float" office:value="166686319">
            <text:p>166686319</text:p>
          </table:table-cell>
          <table:table-cell office:value-type="string">
            <text:p>2013-03-13</text:p>
          </table:table-cell>
          <table:table-cell office:value-type="string">
            <text:p>S</text:p>
          </table:table-cell>
          <table:table-cell office:value-type="string">
            <text:p>2013-03-08</text:p>
          </table:table-cell>
          <table:table-cell office:value-type="float" office:value="673033564993">
            <text:p>67303356499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5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076234">
            <text:p>15076234</text:p>
          </table:table-cell>
          <table:table-cell office:value-type="float" office:value="197005227">
            <text:p>197005227</text:p>
          </table:table-cell>
          <table:table-cell office:value-type="string">
            <text:p>2013-09-11</text:p>
          </table:table-cell>
          <table:table-cell office:value-type="string">
            <text:p>A</text:p>
          </table:table-cell>
          <table:table-cell office:value-type="string">
            <text:p>2012-06-29</text:p>
          </table:table-cell>
          <table:table-cell office:value-type="float" office:value="58965056579">
            <text:p>5896505657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5 ( &lt;26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02660">
            <text:p>4502660</text:p>
          </table:table-cell>
          <table:table-cell office:value-type="float" office:value="85885058">
            <text:p>85885058</text:p>
          </table:table-cell>
          <table:table-cell office:value-type="string">
            <text:p>2012-02-23</text:p>
          </table:table-cell>
          <table:table-cell office:value-type="string">
            <text:p>A</text:p>
          </table:table-cell>
          <table:table-cell office:value-type="string">
            <text:p>2012-02-17</text:p>
          </table:table-cell>
          <table:table-cell office:value-type="float" office:value="91060034242">
            <text:p>910600342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16.02.201200 : 00 ) VASTUSED : S , P-ALAT 25 ( &lt;33 U/L</text:p>
          </table:table-cell>
          <table:table-cell office:value-type="string">
            <text:p>S , P-ALAT 25 ( &lt;33 U/L</text:p>
          </table:table-cell>
          <table:table-cell office:value-type="string">
            <text:p><text:s/>) S , P-ASAT 23 ( &lt;32 U/L ) Kol</text:p>
          </table:table-cell>
          <table:table-cell office:value-type="string">
            <text:p>S , P-AL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7738">
            <text:p>747738</text:p>
          </table:table-cell>
          <table:table-cell office:value-type="float" office:value="123368400">
            <text:p>123368400</text:p>
          </table:table-cell>
          <table:table-cell office:value-type="string">
            <text:p>2012-05-28</text:p>
          </table:table-cell>
          <table:table-cell office:value-type="string">
            <text:p>S</text:p>
          </table:table-cell>
          <table:table-cell office:value-type="string">
            <text:p>2012-05-17</text:p>
          </table:table-cell>
          <table:table-cell office:value-type="float" office:value="10695854131">
            <text:p>1069585413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5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05740">
            <text:p>17905740</text:p>
          </table:table-cell>
          <table:table-cell office:value-type="float" office:value="181682785">
            <text:p>181682785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1-29</text:p>
          </table:table-cell>
          <table:table-cell office:value-type="float" office:value="673035370692">
            <text:p>6730353706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309 : 4729.01.201309 : 48 ALAT S-ALAT 25</text:p>
          </table:table-cell>
          <table:table-cell office:value-type="string">
            <text:p>S-ALAT 25</text:p>
          </table:table-cell>
          <table:table-cell office:value-type="string">
            <text:p><text:s/>U/l &lt;=3166106</text:p>
          </table:table-cell>
          <table:table-cell office:value-type="string">
            <text:p>S-ALAT</text:p>
          </table:table-cell>
          <table:table-cell office:value-type="float" office:value="25">
            <text:p>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4649">
            <text:p>424649</text:p>
          </table:table-cell>
          <table:table-cell office:value-type="float" office:value="90504838">
            <text:p>90504838</text:p>
          </table:table-cell>
          <table:table-cell office:value-type="string">
            <text:p>2012-03-29</text:p>
          </table:table-cell>
          <table:table-cell office:value-type="string">
            <text:p>S</text:p>
          </table:table-cell>
          <table:table-cell office:value-type="string">
            <text:p>2012-03-22</text:p>
          </table:table-cell>
          <table:table-cell office:value-type="float" office:value="80839629758">
            <text:p>8083962975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5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09624">
            <text:p>23409624</text:p>
          </table:table-cell>
          <table:table-cell office:value-type="float" office:value="160706736">
            <text:p>160706736</text:p>
          </table:table-cell>
          <table:table-cell office:value-type="string">
            <text:p>2013-02-04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673047413604">
            <text:p>6730474136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5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638014">
            <text:p>12638014</text:p>
          </table:table-cell>
          <table:table-cell office:value-type="float" office:value="206877616">
            <text:p>206877616</text:p>
          </table:table-cell>
          <table:table-cell office:value-type="string">
            <text:p>2013-11-04</text:p>
          </table:table-cell>
          <table:table-cell office:value-type="string">
            <text:p>A</text:p>
          </table:table-cell>
          <table:table-cell office:value-type="string">
            <text:p>2013-09-30</text:p>
          </table:table-cell>
          <table:table-cell office:value-type="float" office:value="55943770664">
            <text:p>5594377066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5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39289">
            <text:p>4939289</text:p>
          </table:table-cell>
          <table:table-cell office:value-type="float" office:value="148422309">
            <text:p>148422309</text:p>
          </table:table-cell>
          <table:table-cell office:value-type="string">
            <text:p>2012-11-13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76111799812">
            <text:p>761117998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6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471887">
            <text:p>17471887</text:p>
          </table:table-cell>
          <table:table-cell office:value-type="float" office:value="173855642">
            <text:p>173855642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673030536304">
            <text:p>6730305363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2.04.201317 : 27 : ALAT 26 U/L</text:p>
          </table:table-cell>
          <table:table-cell office:value-type="string">
            <text:p>ALAT 26 U/L</text:p>
          </table:table-cell>
          <table:table-cell/>
          <table:table-cell office:value-type="string">
            <text:p>ALAT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71016">
            <text:p>16371016</text:p>
          </table:table-cell>
          <table:table-cell office:value-type="float" office:value="174507540">
            <text:p>174507540</text:p>
          </table:table-cell>
          <table:table-cell office:value-type="string">
            <text:p>2013-04-25</text:p>
          </table:table-cell>
          <table:table-cell office:value-type="string">
            <text:p>S</text:p>
          </table:table-cell>
          <table:table-cell office:value-type="string">
            <text:p>2013-04-18</text:p>
          </table:table-cell>
          <table:table-cell office:value-type="float" office:value="45961090337">
            <text:p>4596109033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6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251018">
            <text:p>4251018</text:p>
          </table:table-cell>
          <table:table-cell office:value-type="float" office:value="123655760">
            <text:p>123655760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33923324738">
            <text:p>339233247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6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652889">
            <text:p>11652889</text:p>
          </table:table-cell>
          <table:table-cell office:value-type="float" office:value="202635061">
            <text:p>202635061</text:p>
          </table:table-cell>
          <table:table-cell office:value-type="string">
            <text:p>2013-10-04</text:p>
          </table:table-cell>
          <table:table-cell office:value-type="string">
            <text:p>A</text:p>
          </table:table-cell>
          <table:table-cell office:value-type="string">
            <text:p>2013-10-02</text:p>
          </table:table-cell>
          <table:table-cell office:value-type="float" office:value="673047343238">
            <text:p>67304734323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6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14148">
            <text:p>614148</text:p>
          </table:table-cell>
          <table:table-cell office:value-type="float" office:value="140838172">
            <text:p>140838172</text:p>
          </table:table-cell>
          <table:table-cell office:value-type="string">
            <text:p>2012-09-24</text:p>
          </table:table-cell>
          <table:table-cell office:value-type="string">
            <text:p>S</text:p>
          </table:table-cell>
          <table:table-cell office:value-type="string">
            <text:p>2012-09-20</text:p>
          </table:table-cell>
          <table:table-cell office:value-type="float" office:value="37222312153">
            <text:p>3722231215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6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75118">
            <text:p>16575118</text:p>
          </table:table-cell>
          <table:table-cell office:value-type="float" office:value="216457774">
            <text:p>216457774</text:p>
          </table:table-cell>
          <table:table-cell office:value-type="string">
            <text:p>2013-12-18</text:p>
          </table:table-cell>
          <table:table-cell office:value-type="string">
            <text:p>S</text:p>
          </table:table-cell>
          <table:table-cell office:value-type="string">
            <text:p>2013-11-26</text:p>
          </table:table-cell>
          <table:table-cell office:value-type="float" office:value="34036516677">
            <text:p>3403651667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6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097108">
            <text:p>16097108</text:p>
          </table:table-cell>
          <table:table-cell office:value-type="float" office:value="165038907">
            <text:p>165038907</text:p>
          </table:table-cell>
          <table:table-cell office:value-type="string">
            <text:p>2013-03-01</text:p>
          </table:table-cell>
          <table:table-cell office:value-type="string">
            <text:p>S</text:p>
          </table:table-cell>
          <table:table-cell office:value-type="string">
            <text:p>2013-02-28</text:p>
          </table:table-cell>
          <table:table-cell office:value-type="float" office:value="90039268991">
            <text:p>9003926899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6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603445">
            <text:p>2603445</text:p>
          </table:table-cell>
          <table:table-cell office:value-type="float" office:value="135239570">
            <text:p>135239570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22975131079">
            <text:p>229751310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0.07.201213 : 04 : ALAT 26 U/L</text:p>
          </table:table-cell>
          <table:table-cell office:value-type="string">
            <text:p>ALAT 26 U/L</text:p>
          </table:table-cell>
          <table:table-cell/>
          <table:table-cell office:value-type="string">
            <text:p>ALAT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36557">
            <text:p>536557</text:p>
          </table:table-cell>
          <table:table-cell office:value-type="float" office:value="83039638">
            <text:p>83039638</text:p>
          </table:table-cell>
          <table:table-cell office:value-type="string">
            <text:p>2012-02-02</text:p>
          </table:table-cell>
          <table:table-cell office:value-type="string">
            <text:p>S</text:p>
          </table:table-cell>
          <table:table-cell office:value-type="string">
            <text:p>2012-01-27</text:p>
          </table:table-cell>
          <table:table-cell office:value-type="float" office:value="87379976911">
            <text:p>8737997691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, P-K 3.9 ( 3.4 . 4.5 mmol/L ) S , P-ALAT 26 ( &lt;33 U/L</text:p>
          </table:table-cell>
          <table:table-cell office:value-type="string">
            <text:p>S , P-ALAT 26 ( &lt;33 U/L</text:p>
          </table:table-cell>
          <table:table-cell office:value-type="string">
            <text:p><text:s/>) S , P-ASAT 25 ( &lt;32 U/L ) S ,</text:p>
          </table:table-cell>
          <table:table-cell office:value-type="string">
            <text:p>S , P-AL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992555">
            <text:p>15992555</text:p>
          </table:table-cell>
          <table:table-cell office:value-type="float" office:value="176023584">
            <text:p>176023584</text:p>
          </table:table-cell>
          <table:table-cell office:value-type="string">
            <text:p>2013-05-07</text:p>
          </table:table-cell>
          <table:table-cell office:value-type="string">
            <text:p>S</text:p>
          </table:table-cell>
          <table:table-cell office:value-type="string">
            <text:p>2013-05-05</text:p>
          </table:table-cell>
          <table:table-cell office:value-type="float" office:value="70706773470">
            <text:p>7070677347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6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589664">
            <text:p>20589664</text:p>
          </table:table-cell>
          <table:table-cell office:value-type="float" office:value="199214125">
            <text:p>199214125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9-17</text:p>
          </table:table-cell>
          <table:table-cell office:value-type="float" office:value="24245045113">
            <text:p>2424504511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3Tulemused anal - S-ASAT-8,6 jaS-ALAT-26,7</text:p>
          </table:table-cell>
          <table:table-cell office:value-type="string">
            <text:p>S-ALAT-26,7</text:p>
          </table:table-cell>
          <table:table-cell office:value-type="string">
            <text:p><text:s/>.</text:p>
          </table:table-cell>
          <table:table-cell office:value-type="string">
            <text:p>S-ALAT</text:p>
          </table:table-cell>
          <table:table-cell table:style-name="ce1" office:value-type="float" office:value="26.7">
            <text:p>2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53428">
            <text:p>16553428</text:p>
          </table:table-cell>
          <table:table-cell office:value-type="float" office:value="187006016">
            <text:p>187006016</text:p>
          </table:table-cell>
          <table:table-cell office:value-type="string">
            <text:p>2013-07-05</text:p>
          </table:table-cell>
          <table:table-cell office:value-type="string">
            <text:p>S</text:p>
          </table:table-cell>
          <table:table-cell office:value-type="string">
            <text:p>2013-07-02</text:p>
          </table:table-cell>
          <table:table-cell office:value-type="float" office:value="673032354897">
            <text:p>6730323548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7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826168">
            <text:p>7826168</text:p>
          </table:table-cell>
          <table:table-cell office:value-type="float" office:value="83080729">
            <text:p>83080729</text:p>
          </table:table-cell>
          <table:table-cell office:value-type="string">
            <text:p>2012-01-31</text:p>
          </table:table-cell>
          <table:table-cell office:value-type="string">
            <text:p>A</text:p>
          </table:table-cell>
          <table:table-cell office:value-type="string">
            <text:p>2012-01-27</text:p>
          </table:table-cell>
          <table:table-cell office:value-type="string">
            <text:p>FIN.9342-95704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7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091708">
            <text:p>23091708</text:p>
          </table:table-cell>
          <table:table-cell office:value-type="float" office:value="191878012">
            <text:p>191878012</text:p>
          </table:table-cell>
          <table:table-cell office:value-type="string">
            <text:p>2013-08-09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68532288997">
            <text:p>6853228899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30.07.201300 : 00 ) VASTUSED : ALAT 27 ( &lt;41 U/L</text:p>
          </table:table-cell>
          <table:table-cell office:value-type="string">
            <text:p>ALAT 27 ( &lt;41 U/L</text:p>
          </table:table-cell>
          <table:table-cell office:value-type="string">
            <text:p><text:s/>) ASAT 40 ( &lt;40 U/L ) eGFR 75 ↓</text:p>
          </table:table-cell>
          <table:table-cell office:value-type="string">
            <text:p>AL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965598">
            <text:p>19965598</text:p>
          </table:table-cell>
          <table:table-cell office:value-type="float" office:value="201461830">
            <text:p>201461830</text:p>
          </table:table-cell>
          <table:table-cell office:value-type="string">
            <text:p>2013-09-23</text:p>
          </table:table-cell>
          <table:table-cell office:value-type="string">
            <text:p>A</text:p>
          </table:table-cell>
          <table:table-cell office:value-type="string">
            <text:p>2013-08-08</text:p>
          </table:table-cell>
          <table:table-cell office:value-type="float" office:value="28583196278">
            <text:p>285831962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8.08.201317 : 24 : ALAT 27 U/L</text:p>
          </table:table-cell>
          <table:table-cell office:value-type="string">
            <text:p>ALAT 27 U/L</text:p>
          </table:table-cell>
          <table:table-cell/>
          <table:table-cell office:value-type="string">
            <text:p>ALAT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030716">
            <text:p>4030716</text:p>
          </table:table-cell>
          <table:table-cell office:value-type="float" office:value="96129294">
            <text:p>96129294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20467558824">
            <text:p>204675588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ol/l , kolesterool 5,0 mmol/l , ALAT 27</text:p>
          </table:table-cell>
          <table:table-cell office:value-type="string">
            <text:p>ALAT 27</text:p>
          </table:table-cell>
          <table:table-cell office:value-type="string">
            <text:p><text:s/>, kreatiniin 85 mcmol/L , TSH 1</text:p>
          </table:table-cell>
          <table:table-cell office:value-type="string">
            <text:p>ALAT</text:p>
          </table:table-cell>
          <table:table-cell office:value-type="float" office:value="27">
            <text:p>2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31443">
            <text:p>18631443</text:p>
          </table:table-cell>
          <table:table-cell office:value-type="float" office:value="211194502">
            <text:p>211194502</text:p>
          </table:table-cell>
          <table:table-cell office:value-type="string">
            <text:p>2013-11-25</text:p>
          </table:table-cell>
          <table:table-cell office:value-type="string">
            <text:p>A</text:p>
          </table:table-cell>
          <table:table-cell office:value-type="string">
            <text:p>2013-11-19</text:p>
          </table:table-cell>
          <table:table-cell office:value-type="float" office:value="36768651929">
            <text:p>367686519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9.11.201318 : 56 : ALAT 27 U/L</text:p>
          </table:table-cell>
          <table:table-cell office:value-type="string">
            <text:p>ALAT 27 U/L</text:p>
          </table:table-cell>
          <table:table-cell office:value-type="string">
            <text:p><text:s/>[ norm .. - 41 ]</text:p>
          </table:table-cell>
          <table:table-cell office:value-type="string">
            <text:p>ALAT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35035">
            <text:p>535035</text:p>
          </table:table-cell>
          <table:table-cell office:value-type="float" office:value="134112615">
            <text:p>134112615</text:p>
          </table:table-cell>
          <table:table-cell office:value-type="string">
            <text:p>2012-08-15</text:p>
          </table:table-cell>
          <table:table-cell office:value-type="string">
            <text:p>S</text:p>
          </table:table-cell>
          <table:table-cell office:value-type="string">
            <text:p>2012-08-13</text:p>
          </table:table-cell>
          <table:table-cell office:value-type="float" office:value="49434748736">
            <text:p>4943474873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13.08.2012 S , P-ALAT 27 ( &lt;41 U/L</text:p>
          </table:table-cell>
          <table:table-cell office:value-type="string">
            <text:p>S , P-ALAT 27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4638">
            <text:p>1864638</text:p>
          </table:table-cell>
          <table:table-cell office:value-type="float" office:value="122302783">
            <text:p>122302783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83939177200">
            <text:p>839391772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1.05.201215 : 47 : ALAT 27 U/L</text:p>
          </table:table-cell>
          <table:table-cell office:value-type="string">
            <text:p>ALAT 27 U/L</text:p>
          </table:table-cell>
          <table:table-cell/>
          <table:table-cell office:value-type="string">
            <text:p>ALAT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2963">
            <text:p>442963</text:p>
          </table:table-cell>
          <table:table-cell office:value-type="float" office:value="84625986">
            <text:p>84625986</text:p>
          </table:table-cell>
          <table:table-cell office:value-type="string">
            <text:p>2012-02-22</text:p>
          </table:table-cell>
          <table:table-cell office:value-type="string">
            <text:p>S</text:p>
          </table:table-cell>
          <table:table-cell office:value-type="string">
            <text:p>2012-02-17</text:p>
          </table:table-cell>
          <table:table-cell office:value-type="float" office:value="67376677872">
            <text:p>6737667787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7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30028">
            <text:p>16230028</text:p>
          </table:table-cell>
          <table:table-cell office:value-type="float" office:value="219537282">
            <text:p>219537282</text:p>
          </table:table-cell>
          <table:table-cell office:value-type="string">
            <text:p>2013-12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926916531">
            <text:p>8092691653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7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68901">
            <text:p>4568901</text:p>
          </table:table-cell>
          <table:table-cell office:value-type="float" office:value="84711545">
            <text:p>84711545</text:p>
          </table:table-cell>
          <table:table-cell office:value-type="string">
            <text:p>2012-02-17</text:p>
          </table:table-cell>
          <table:table-cell office:value-type="string">
            <text:p>A</text:p>
          </table:table-cell>
          <table:table-cell office:value-type="string">
            <text:p>2009-08-06</text:p>
          </table:table-cell>
          <table:table-cell office:value-type="float" office:value="21652876071">
            <text:p>216528760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8 ( &lt;3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31">
            <text:p>3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920446">
            <text:p>17920446</text:p>
          </table:table-cell>
          <table:table-cell office:value-type="float" office:value="204405692">
            <text:p>204405692</text:p>
          </table:table-cell>
          <table:table-cell office:value-type="string">
            <text:p>2013-10-22</text:p>
          </table:table-cell>
          <table:table-cell office:value-type="string">
            <text:p>A</text:p>
          </table:table-cell>
          <table:table-cell office:value-type="string">
            <text:p>2013-09-24</text:p>
          </table:table-cell>
          <table:table-cell office:value-type="float" office:value="67232660376">
            <text:p>672326603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4.09.201311 : 32 : ALAT 28 U/L</text:p>
          </table:table-cell>
          <table:table-cell office:value-type="string">
            <text:p>ALAT 28 U/L</text:p>
          </table:table-cell>
          <table:table-cell office:value-type="string">
            <text:p><text:s/>[ norm .. - 33 ]</text:p>
          </table:table-cell>
          <table:table-cell office:value-type="string">
            <text:p>ALAT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53656">
            <text:p>4153656</text:p>
          </table:table-cell>
          <table:table-cell office:value-type="float" office:value="96129725">
            <text:p>96129725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95313258386">
            <text:p>9531325838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8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8">
            <text:p>2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629906">
            <text:p>17629906</text:p>
          </table:table-cell>
          <table:table-cell office:value-type="float" office:value="180175737">
            <text:p>180175737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4</text:p>
          </table:table-cell>
          <table:table-cell office:value-type="float" office:value="673030376465">
            <text:p>6730303764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4.05.201311 : 51 : 02 : ALAT 28 U/L</text:p>
          </table:table-cell>
          <table:table-cell office:value-type="string">
            <text:p>ALAT 28 U/L</text:p>
          </table:table-cell>
          <table:table-cell/>
          <table:table-cell office:value-type="string">
            <text:p>ALAT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64540">
            <text:p>2364540</text:p>
          </table:table-cell>
          <table:table-cell office:value-type="float" office:value="85174350">
            <text:p>85174350</text:p>
          </table:table-cell>
          <table:table-cell office:value-type="string">
            <text:p>2012-01-13</text:p>
          </table:table-cell>
          <table:table-cell office:value-type="string">
            <text:p>A</text:p>
          </table:table-cell>
          <table:table-cell office:value-type="string">
            <text:p>2011-12-29</text:p>
          </table:table-cell>
          <table:table-cell office:value-type="float" office:value="90496558082">
            <text:p>904965580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9.12.2011 : ALAT 28,5</text:p>
          </table:table-cell>
          <table:table-cell office:value-type="string">
            <text:p>ALAT 28,5</text:p>
          </table:table-cell>
          <table:table-cell/>
          <table:table-cell office:value-type="string">
            <text:p>ALAT</text:p>
          </table:table-cell>
          <table:table-cell table:style-name="ce1" office:value-type="float" office:value="28.5">
            <text:p>28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253252">
            <text:p>12253252</text:p>
          </table:table-cell>
          <table:table-cell office:value-type="float" office:value="195794417">
            <text:p>195794417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8-16</text:p>
          </table:table-cell>
          <table:table-cell office:value-type="float" office:value="54283237881">
            <text:p>542832378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9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11478">
            <text:p>16411478</text:p>
          </table:table-cell>
          <table:table-cell office:value-type="float" office:value="176376390">
            <text:p>176376390</text:p>
          </table:table-cell>
          <table:table-cell office:value-type="string">
            <text:p>2013-05-08</text:p>
          </table:table-cell>
          <table:table-cell office:value-type="string">
            <text:p>S</text:p>
          </table:table-cell>
          <table:table-cell office:value-type="string">
            <text:p>2013-04-28</text:p>
          </table:table-cell>
          <table:table-cell office:value-type="float" office:value="23350135429">
            <text:p>2335013542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9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81485">
            <text:p>18281485</text:p>
          </table:table-cell>
          <table:table-cell office:value-type="float" office:value="177312439">
            <text:p>177312439</text:p>
          </table:table-cell>
          <table:table-cell office:value-type="string">
            <text:p>2013-05-09</text:p>
          </table:table-cell>
          <table:table-cell office:value-type="string">
            <text:p>A</text:p>
          </table:table-cell>
          <table:table-cell office:value-type="string">
            <text:p>2013-05-07</text:p>
          </table:table-cell>
          <table:table-cell office:value-type="float" office:value="52779463766">
            <text:p>527794637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* 10.05.2013 : 7.05.2013 : ALAT 29</text:p>
          </table:table-cell>
          <table:table-cell office:value-type="string">
            <text:p>ALAT 29</text:p>
          </table:table-cell>
          <table:table-cell/>
          <table:table-cell office:value-type="string">
            <text:p>ALAT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02873">
            <text:p>16302873</text:p>
          </table:table-cell>
          <table:table-cell office:value-type="float" office:value="179528903">
            <text:p>179528903</text:p>
          </table:table-cell>
          <table:table-cell office:value-type="string">
            <text:p>2013-05-27</text:p>
          </table:table-cell>
          <table:table-cell office:value-type="string">
            <text:p>S</text:p>
          </table:table-cell>
          <table:table-cell office:value-type="string">
            <text:p>2013-05-23</text:p>
          </table:table-cell>
          <table:table-cell office:value-type="float" office:value="61339448020">
            <text:p>6133944802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9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841319">
            <text:p>20841319</text:p>
          </table:table-cell>
          <table:table-cell office:value-type="float" office:value="170756194">
            <text:p>170756194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2439953">
            <text:p>67304243995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CRP 7.8 Kreatiniin 64 ASAT 23 ALAT 29</text:p>
          </table:table-cell>
          <table:table-cell office:value-type="string">
            <text:p>ALAT 29</text:p>
          </table:table-cell>
          <table:table-cell office:value-type="string">
            <text:p><text:s/>kuid puudub Kl veri palun perea</text:p>
          </table:table-cell>
          <table:table-cell office:value-type="string">
            <text:p>ALAT</text:p>
          </table:table-cell>
          <table:table-cell office:value-type="float" office:value="29">
            <text:p>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53020">
            <text:p>7353020</text:p>
          </table:table-cell>
          <table:table-cell office:value-type="float" office:value="96182278">
            <text:p>96182278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office:value-type="string">
            <text:p>2012-04-09</text:p>
          </table:table-cell>
          <table:table-cell office:value-type="float" office:value="66380880018">
            <text:p>6638088001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9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494820">
            <text:p>21494820</text:p>
          </table:table-cell>
          <table:table-cell office:value-type="float" office:value="192460616">
            <text:p>192460616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7-22</text:p>
          </table:table-cell>
          <table:table-cell office:value-type="float" office:value="84918246257">
            <text:p>849182462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D : Albumiin 47 ( 35 . 52 g/L ) ALAT 29 ( &lt;41 U/L</text:p>
          </table:table-cell>
          <table:table-cell office:value-type="string">
            <text:p>ALAT 29 ( &lt;41 U/L</text:p>
          </table:table-cell>
          <table:table-cell office:value-type="string">
            <text:p><text:s/>) ASAT 21 ( &lt;40 U/L ) CRP ( kõr</text:p>
          </table:table-cell>
          <table:table-cell office:value-type="string">
            <text:p>ALAT</text:p>
          </table:table-cell>
          <table:table-cell office:value-type="float" office:value="29">
            <text:p>29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307636">
            <text:p>8307636</text:p>
          </table:table-cell>
          <table:table-cell office:value-type="float" office:value="132051174">
            <text:p>132051174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5</text:p>
          </table:table-cell>
          <table:table-cell office:value-type="float" office:value="91857353962">
            <text:p>9185735396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0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06501">
            <text:p>23106501</text:p>
          </table:table-cell>
          <table:table-cell office:value-type="float" office:value="202122970">
            <text:p>202122970</text:p>
          </table:table-cell>
          <table:table-cell office:value-type="string">
            <text:p>2013-10-09</text:p>
          </table:table-cell>
          <table:table-cell office:value-type="string">
            <text:p>A</text:p>
          </table:table-cell>
          <table:table-cell office:value-type="string">
            <text:p>2011-09-16</text:p>
          </table:table-cell>
          <table:table-cell office:value-type="float" office:value="76599767330">
            <text:p>765997673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16.09.201100 : 00 ) VASTUSED : S , P-ALAT 30 ( &lt;41 U/L</text:p>
          </table:table-cell>
          <table:table-cell office:value-type="string">
            <text:p>S , P-ALAT 30 ( &lt;41 U/L</text:p>
          </table:table-cell>
          <table:table-cell office:value-type="string">
            <text:p><text:s/>) S , P-ASAT 28 ( &lt;40 U/L ) S ,</text:p>
          </table:table-cell>
          <table:table-cell office:value-type="string">
            <text:p>S , P-AL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546145">
            <text:p>2546145</text:p>
          </table:table-cell>
          <table:table-cell office:value-type="float" office:value="136814859">
            <text:p>136814859</text:p>
          </table:table-cell>
          <table:table-cell office:value-type="string">
            <text:p>2012-09-11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57946915971">
            <text:p>5794691597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0.09.201211 : 55 : ALAT 30 U/L</text:p>
          </table:table-cell>
          <table:table-cell office:value-type="string">
            <text:p>ALAT 30 U/L</text:p>
          </table:table-cell>
          <table:table-cell/>
          <table:table-cell office:value-type="string">
            <text:p>ALAT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349092">
            <text:p>22349092</text:p>
          </table:table-cell>
          <table:table-cell office:value-type="float" office:value="160273057">
            <text:p>160273057</text:p>
          </table:table-cell>
          <table:table-cell office:value-type="string">
            <text:p>2012-05-23</text:p>
          </table:table-cell>
          <table:table-cell office:value-type="string">
            <text:p>A</text:p>
          </table:table-cell>
          <table:table-cell office:value-type="string">
            <text:p>2012-05-23</text:p>
          </table:table-cell>
          <table:table-cell office:value-type="float" office:value="29519399175">
            <text:p>295193991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0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052580">
            <text:p>4052580</text:p>
          </table:table-cell>
          <table:table-cell office:value-type="float" office:value="96143574">
            <text:p>96143574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3-13</text:p>
          </table:table-cell>
          <table:table-cell office:value-type="float" office:value="19743089038">
            <text:p>197430890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0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168572">
            <text:p>14168572</text:p>
          </table:table-cell>
          <table:table-cell office:value-type="float" office:value="180446705">
            <text:p>180446705</text:p>
          </table:table-cell>
          <table:table-cell office:value-type="string">
            <text:p>2013-05-24</text:p>
          </table:table-cell>
          <table:table-cell office:value-type="string">
            <text:p>A</text:p>
          </table:table-cell>
          <table:table-cell office:value-type="string">
            <text:p>2013-04-25</text:p>
          </table:table-cell>
          <table:table-cell office:value-type="float" office:value="17432265319">
            <text:p>174322653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0 ( &lt;2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0">
            <text:p>30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26966">
            <text:p>16826966</text:p>
          </table:table-cell>
          <table:table-cell office:value-type="float" office:value="164023992">
            <text:p>164023992</text:p>
          </table:table-cell>
          <table:table-cell office:value-type="string">
            <text:p>2013-02-13</text:p>
          </table:table-cell>
          <table:table-cell office:value-type="string">
            <text:p>S</text:p>
          </table:table-cell>
          <table:table-cell office:value-type="string">
            <text:p>2013-02-07</text:p>
          </table:table-cell>
          <table:table-cell office:value-type="float" office:value="58149092673">
            <text:p>5814909267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1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10814">
            <text:p>18710814</text:p>
          </table:table-cell>
          <table:table-cell office:value-type="float" office:value="186754013">
            <text:p>186754013</text:p>
          </table:table-cell>
          <table:table-cell office:value-type="string">
            <text:p>2013-07-04</text:p>
          </table:table-cell>
          <table:table-cell office:value-type="string">
            <text:p>A</text:p>
          </table:table-cell>
          <table:table-cell office:value-type="string">
            <text:p>2013-05-15</text:p>
          </table:table-cell>
          <table:table-cell office:value-type="float" office:value="673035196220">
            <text:p>67303519622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5.05.201320 : 17 : ALAT 31 U/L</text:p>
          </table:table-cell>
          <table:table-cell office:value-type="string">
            <text:p>ALAT 31 U/L</text:p>
          </table:table-cell>
          <table:table-cell/>
          <table:table-cell office:value-type="string">
            <text:p>ALAT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18515">
            <text:p>16818515</text:p>
          </table:table-cell>
          <table:table-cell office:value-type="float" office:value="208248735">
            <text:p>208248735</text:p>
          </table:table-cell>
          <table:table-cell office:value-type="string">
            <text:p>2013-11-11</text:p>
          </table:table-cell>
          <table:table-cell office:value-type="string">
            <text:p>S</text:p>
          </table:table-cell>
          <table:table-cell office:value-type="string">
            <text:p>2013-10-22</text:p>
          </table:table-cell>
          <table:table-cell office:value-type="float" office:value="673031122120">
            <text:p>67303112212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1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76925">
            <text:p>5076925</text:p>
          </table:table-cell>
          <table:table-cell office:value-type="float" office:value="133270619">
            <text:p>133270619</text:p>
          </table:table-cell>
          <table:table-cell office:value-type="string">
            <text:p>2012-08-02</text:p>
          </table:table-cell>
          <table:table-cell office:value-type="string">
            <text:p>A</text:p>
          </table:table-cell>
          <table:table-cell office:value-type="string">
            <text:p>2012-07-31</text:p>
          </table:table-cell>
          <table:table-cell office:value-type="float" office:value="78101299105">
            <text:p>781012991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1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14964">
            <text:p>7014964</text:p>
          </table:table-cell>
          <table:table-cell office:value-type="float" office:value="123430103">
            <text:p>123430103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2012-04-25</text:p>
          </table:table-cell>
          <table:table-cell office:value-type="float" office:value="18517578541">
            <text:p>1851757854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1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38817">
            <text:p>4338817</text:p>
          </table:table-cell>
          <table:table-cell office:value-type="float" office:value="124576142">
            <text:p>124576142</text:p>
          </table:table-cell>
          <table:table-cell office:value-type="string">
            <text:p>2012-04-11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58673471969">
            <text:p>5867347196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1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59202">
            <text:p>16359202</text:p>
          </table:table-cell>
          <table:table-cell office:value-type="float" office:value="160196679">
            <text:p>160196679</text:p>
          </table:table-cell>
          <table:table-cell office:value-type="string">
            <text:p>2013-01-24</text:p>
          </table:table-cell>
          <table:table-cell office:value-type="string">
            <text:p>S</text:p>
          </table:table-cell>
          <table:table-cell office:value-type="string">
            <text:p>2013-01-22</text:p>
          </table:table-cell>
          <table:table-cell office:value-type="float" office:value="673041119518">
            <text:p>67304111951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1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737293">
            <text:p>7737293</text:p>
          </table:table-cell>
          <table:table-cell office:value-type="float" office:value="87179879">
            <text:p>87179879</text:p>
          </table:table-cell>
          <table:table-cell office:value-type="string">
            <text:p>2012-03-15</text:p>
          </table:table-cell>
          <table:table-cell office:value-type="string">
            <text:p>A</text:p>
          </table:table-cell>
          <table:table-cell office:value-type="string">
            <text:p>2012-02-29</text:p>
          </table:table-cell>
          <table:table-cell office:value-type="float" office:value="80555471630">
            <text:p>8055547163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1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46880">
            <text:p>16546880</text:p>
          </table:table-cell>
          <table:table-cell office:value-type="float" office:value="206797948">
            <text:p>206797948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4152132">
            <text:p>67304415213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1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40530">
            <text:p>4140530</text:p>
          </table:table-cell>
          <table:table-cell office:value-type="float" office:value="96178218">
            <text:p>96178218</text:p>
          </table:table-cell>
          <table:table-cell office:value-type="string">
            <text:p>2012-03-22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69880064379">
            <text:p>6988006437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1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1">
            <text:p>3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23839">
            <text:p>16223839</text:p>
          </table:table-cell>
          <table:table-cell office:value-type="float" office:value="160194891">
            <text:p>160194891</text:p>
          </table:table-cell>
          <table:table-cell office:value-type="string">
            <text:p>2013-01-30</text:p>
          </table:table-cell>
          <table:table-cell office:value-type="string">
            <text:p>S</text:p>
          </table:table-cell>
          <table:table-cell office:value-type="string">
            <text:p>2013-01-25</text:p>
          </table:table-cell>
          <table:table-cell office:value-type="float" office:value="22671781770">
            <text:p>2267178177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25.01.2013 ALAT 32 ( &lt;33 U/L</text:p>
          </table:table-cell>
          <table:table-cell office:value-type="string">
            <text:p>ALAT 32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02069">
            <text:p>5102069</text:p>
          </table:table-cell>
          <table:table-cell office:value-type="float" office:value="149890732">
            <text:p>149890732</text:p>
          </table:table-cell>
          <table:table-cell office:value-type="string">
            <text:p>2012-11-21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94649686760">
            <text:p>946496867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2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35963">
            <text:p>23135963</text:p>
          </table:table-cell>
          <table:table-cell office:value-type="float" office:value="157786592">
            <text:p>157786592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2012-08-17</text:p>
          </table:table-cell>
          <table:table-cell office:value-type="float" office:value="63034431509">
            <text:p>630344315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2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40758">
            <text:p>4340758</text:p>
          </table:table-cell>
          <table:table-cell office:value-type="float" office:value="96191408">
            <text:p>96191408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office:value-type="string">
            <text:p>2012-04-11</text:p>
          </table:table-cell>
          <table:table-cell office:value-type="float" office:value="54469657125">
            <text:p>544696571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2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75697">
            <text:p>4475697</text:p>
          </table:table-cell>
          <table:table-cell office:value-type="float" office:value="85825105">
            <text:p>85825105</text:p>
          </table:table-cell>
          <table:table-cell office:value-type="string">
            <text:p>2012-02-23</text:p>
          </table:table-cell>
          <table:table-cell office:value-type="string">
            <text:p>A</text:p>
          </table:table-cell>
          <table:table-cell office:value-type="string">
            <text:p>2012-01-17</text:p>
          </table:table-cell>
          <table:table-cell office:value-type="float" office:value="95827555945">
            <text:p>9582755594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2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2">
            <text:p>3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148363">
            <text:p>16148363</text:p>
          </table:table-cell>
          <table:table-cell office:value-type="float" office:value="170867723">
            <text:p>170867723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6593082762">
            <text:p>9659308276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- 4,1 , kreat - 79 , urea 4,4 , ALAT - 32</text:p>
          </table:table-cell>
          <table:table-cell office:value-type="string">
            <text:p>ALAT - 32</text:p>
          </table:table-cell>
          <table:table-cell office:value-type="string">
            <text:p>-&gt; 25 , ASAT - 23-&gt; 17 , CK-MBm </text:p>
          </table:table-cell>
          <table:table-cell office:value-type="string">
            <text:p>ALAT</text:p>
          </table:table-cell>
          <table:table-cell office:value-type="float" office:value="32">
            <text:p>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488285">
            <text:p>22488285</text:p>
          </table:table-cell>
          <table:table-cell office:value-type="float" office:value="207407527">
            <text:p>207407527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2921313164">
            <text:p>629213131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3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3">
            <text:p>3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030168">
            <text:p>24030168</text:p>
          </table:table-cell>
          <table:table-cell office:value-type="float" office:value="185882877">
            <text:p>185882877</text:p>
          </table:table-cell>
          <table:table-cell office:value-type="string">
            <text:p>2013-06-30</text:p>
          </table:table-cell>
          <table:table-cell office:value-type="string">
            <text:p>A</text:p>
          </table:table-cell>
          <table:table-cell office:value-type="string">
            <text:p>2013-06-13</text:p>
          </table:table-cell>
          <table:table-cell office:value-type="float" office:value="28297510335">
            <text:p>282975103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3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3">
            <text:p>3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58433">
            <text:p>21558433</text:p>
          </table:table-cell>
          <table:table-cell office:value-type="float" office:value="181203226">
            <text:p>181203226</text:p>
          </table:table-cell>
          <table:table-cell office:value-type="string">
            <text:p>2013-06-04</text:p>
          </table:table-cell>
          <table:table-cell office:value-type="string">
            <text:p>A</text:p>
          </table:table-cell>
          <table:table-cell office:value-type="string">
            <text:p>2010-09-02</text:p>
          </table:table-cell>
          <table:table-cell office:value-type="float" office:value="54136315551">
            <text:p>5413631555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3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3">
            <text:p>3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504301">
            <text:p>10504301</text:p>
          </table:table-cell>
          <table:table-cell office:value-type="float" office:value="156246103">
            <text:p>156246103</text:p>
          </table:table-cell>
          <table:table-cell office:value-type="string">
            <text:p>2013-01-02</text:p>
          </table:table-cell>
          <table:table-cell office:value-type="string">
            <text:p>S</text:p>
          </table:table-cell>
          <table:table-cell office:value-type="string">
            <text:p>2012-12-27</text:p>
          </table:table-cell>
          <table:table-cell office:value-type="float" office:value="673038419021">
            <text:p>67303841902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3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3">
            <text:p>3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5757">
            <text:p>745757</text:p>
          </table:table-cell>
          <table:table-cell office:value-type="float" office:value="95752658">
            <text:p>95752658</text:p>
          </table:table-cell>
          <table:table-cell office:value-type="string">
            <text:p>2012-04-24</text:p>
          </table:table-cell>
          <table:table-cell office:value-type="string">
            <text:p>S</text:p>
          </table:table-cell>
          <table:table-cell office:value-type="string">
            <text:p>2012-04-23</text:p>
          </table:table-cell>
          <table:table-cell office:value-type="string">
            <text:p>LVA.3351642482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3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3">
            <text:p>3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41733">
            <text:p>19541733</text:p>
          </table:table-cell>
          <table:table-cell office:value-type="float" office:value="200872222">
            <text:p>200872222</text:p>
          </table:table-cell>
          <table:table-cell office:value-type="string">
            <text:p>2013-10-02</text:p>
          </table:table-cell>
          <table:table-cell office:value-type="string">
            <text:p>A</text:p>
          </table:table-cell>
          <table:table-cell office:value-type="string">
            <text:p>2013-09-27</text:p>
          </table:table-cell>
          <table:table-cell office:value-type="float" office:value="92569011273">
            <text:p>9256901127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7.09.201316 : 07 : ALAT 33 U/L</text:p>
          </table:table-cell>
          <table:table-cell office:value-type="string">
            <text:p>ALAT 33 U/L</text:p>
          </table:table-cell>
          <table:table-cell/>
          <table:table-cell office:value-type="string">
            <text:p>ALAT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81198">
            <text:p>18281198</text:p>
          </table:table-cell>
          <table:table-cell office:value-type="float" office:value="185794504">
            <text:p>185794504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230027982">
            <text:p>6723002798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013 : Analüüsidest ASAT 40,4 ; ALAT 33,8</text:p>
          </table:table-cell>
          <table:table-cell office:value-type="string">
            <text:p>ALAT 33,8</text:p>
          </table:table-cell>
          <table:table-cell office:value-type="string">
            <text:p><text:s/>; GGT 84 ; ALP 74,6 ; Bil</text:p>
          </table:table-cell>
          <table:table-cell office:value-type="string">
            <text:p>ALAT</text:p>
          </table:table-cell>
          <table:table-cell office:value-type="float" office:value="33.8">
            <text:p>33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468763">
            <text:p>4468763</text:p>
          </table:table-cell>
          <table:table-cell office:value-type="float" office:value="85856121">
            <text:p>85856121</text:p>
          </table:table-cell>
          <table:table-cell office:value-type="string">
            <text:p>2012-03-09</text:p>
          </table:table-cell>
          <table:table-cell office:value-type="string">
            <text:p>A</text:p>
          </table:table-cell>
          <table:table-cell office:value-type="string">
            <text:p>2011-10-24</text:p>
          </table:table-cell>
          <table:table-cell office:value-type="float" office:value="70450184831">
            <text:p>7045018483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4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92357">
            <text:p>16392357</text:p>
          </table:table-cell>
          <table:table-cell office:value-type="float" office:value="204542910">
            <text:p>204542910</text:p>
          </table:table-cell>
          <table:table-cell office:value-type="string">
            <text:p>2013-10-23</text:p>
          </table:table-cell>
          <table:table-cell office:value-type="string">
            <text:p>S</text:p>
          </table:table-cell>
          <table:table-cell office:value-type="string">
            <text:p>2013-10-14</text:p>
          </table:table-cell>
          <table:table-cell office:value-type="float" office:value="80443780662">
            <text:p>8044378066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4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60028">
            <text:p>760028</text:p>
          </table:table-cell>
          <table:table-cell office:value-type="float" office:value="134104232">
            <text:p>134104232</text:p>
          </table:table-cell>
          <table:table-cell office:value-type="string">
            <text:p>2012-08-16</text:p>
          </table:table-cell>
          <table:table-cell office:value-type="string">
            <text:p>S</text:p>
          </table:table-cell>
          <table:table-cell office:value-type="string">
            <text:p>2012-08-10</text:p>
          </table:table-cell>
          <table:table-cell office:value-type="float" office:value="19262559933">
            <text:p>1926255993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, P-Albumiin 38 ( 38 . 54 g/L ) S , P-ALAT 34 ( &lt;39 U/L</text:p>
          </table:table-cell>
          <table:table-cell office:value-type="string">
            <text:p>S , P-ALAT 34 ( &lt;39 U/L</text:p>
          </table:table-cell>
          <table:table-cell office:value-type="string">
            <text:p><text:s/>) S , P-ASAT 40 ( &lt;52 U/L ) , P</text:p>
          </table:table-cell>
          <table:table-cell office:value-type="string">
            <text:p>S , P-AL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767164">
            <text:p>7767164</text:p>
          </table:table-cell>
          <table:table-cell office:value-type="float" office:value="85827163">
            <text:p>85827163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06</text:p>
          </table:table-cell>
          <table:table-cell office:value-type="float" office:value="86434174783">
            <text:p>8643417478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4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76422">
            <text:p>276422</text:p>
          </table:table-cell>
          <table:table-cell office:value-type="float" office:value="120825743">
            <text:p>120825743</text:p>
          </table:table-cell>
          <table:table-cell office:value-type="string">
            <text:p>2012-05-01</text:p>
          </table:table-cell>
          <table:table-cell office:value-type="string">
            <text:p>S</text:p>
          </table:table-cell>
          <table:table-cell office:value-type="string">
            <text:p>2012-04-30</text:p>
          </table:table-cell>
          <table:table-cell office:value-type="float" office:value="72288410989">
            <text:p>7228841098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4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22817">
            <text:p>18222817</text:p>
          </table:table-cell>
          <table:table-cell office:value-type="float" office:value="190870974">
            <text:p>190870974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7-26</text:p>
          </table:table-cell>
          <table:table-cell office:value-type="float" office:value="39870122293">
            <text:p>398701222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6.07.201316 : 18 : 52 : ALAT 34 U/L</text:p>
          </table:table-cell>
          <table:table-cell office:value-type="string">
            <text:p>ALAT 34 U/L</text:p>
          </table:table-cell>
          <table:table-cell/>
          <table:table-cell office:value-type="string">
            <text:p>ALAT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36403">
            <text:p>16236403</text:p>
          </table:table-cell>
          <table:table-cell office:value-type="float" office:value="197630635">
            <text:p>197630635</text:p>
          </table:table-cell>
          <table:table-cell office:value-type="string">
            <text:p>2013-09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0557470612">
            <text:p>1055747061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4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4">
            <text:p>34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424733">
            <text:p>18424733</text:p>
          </table:table-cell>
          <table:table-cell office:value-type="float" office:value="192522614">
            <text:p>192522614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34256890267">
            <text:p>342568902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3.08.201316 : 10 : 26 : ALAT 35 U/L</text:p>
          </table:table-cell>
          <table:table-cell office:value-type="string">
            <text:p>ALAT 35 U/L</text:p>
          </table:table-cell>
          <table:table-cell/>
          <table:table-cell office:value-type="string">
            <text:p>ALAT</text:p>
          </table:table-cell>
          <table:table-cell office:value-type="float" office:value="35">
            <text:p>3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34111">
            <text:p>16234111</text:p>
          </table:table-cell>
          <table:table-cell office:value-type="float" office:value="170831336">
            <text:p>170831336</text:p>
          </table:table-cell>
          <table:table-cell office:value-type="string">
            <text:p>2013-04-03</text:p>
          </table:table-cell>
          <table:table-cell office:value-type="string">
            <text:p>S</text:p>
          </table:table-cell>
          <table:table-cell office:value-type="string">
            <text:p>2013-04-01</text:p>
          </table:table-cell>
          <table:table-cell office:value-type="float" office:value="33993678190">
            <text:p>3399367819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5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5">
            <text:p>35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53219">
            <text:p>16753219</text:p>
          </table:table-cell>
          <table:table-cell office:value-type="float" office:value="201930499">
            <text:p>201930499</text:p>
          </table:table-cell>
          <table:table-cell office:value-type="string">
            <text:p>2013-10-01</text:p>
          </table:table-cell>
          <table:table-cell office:value-type="string">
            <text:p>S</text:p>
          </table:table-cell>
          <table:table-cell office:value-type="string">
            <text:p>2013-09-25</text:p>
          </table:table-cell>
          <table:table-cell office:value-type="float" office:value="673039924375">
            <text:p>6730399243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36</text:p>
          </table:table-cell>
          <table:table-cell office:value-type="string">
            <text:p><text:s/>↑ ( &lt;33 U/L )</text:p>
          </table:table-cell>
          <table:table-cell office:value-type="string">
            <text:p>ALAT</text:p>
          </table:table-cell>
          <table:table-cell office:value-type="float" office:value="36">
            <text:p>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27391">
            <text:p>19627391</text:p>
          </table:table-cell>
          <table:table-cell office:value-type="float" office:value="204762938">
            <text:p>204762938</text:p>
          </table:table-cell>
          <table:table-cell office:value-type="string">
            <text:p>2013-10-23</text:p>
          </table:table-cell>
          <table:table-cell office:value-type="string">
            <text:p>A</text:p>
          </table:table-cell>
          <table:table-cell office:value-type="string">
            <text:p>2013-10-14</text:p>
          </table:table-cell>
          <table:table-cell office:value-type="float" office:value="12874541106">
            <text:p>128745411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4.10.201313 : 43 : ALAT 36 U/L</text:p>
          </table:table-cell>
          <table:table-cell office:value-type="string">
            <text:p>ALAT 36 U/L</text:p>
          </table:table-cell>
          <table:table-cell office:value-type="string">
            <text:p><text:s/>[ norm .. - 33 ]</text:p>
          </table:table-cell>
          <table:table-cell office:value-type="string">
            <text:p>ALAT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6131">
            <text:p>736131</text:p>
          </table:table-cell>
          <table:table-cell office:value-type="float" office:value="123363685">
            <text:p>123363685</text:p>
          </table:table-cell>
          <table:table-cell office:value-type="string">
            <text:p>2012-05-30</text:p>
          </table:table-cell>
          <table:table-cell office:value-type="string">
            <text:p>S</text:p>
          </table:table-cell>
          <table:table-cell office:value-type="string">
            <text:p>2012-05-23</text:p>
          </table:table-cell>
          <table:table-cell office:value-type="float" office:value="35243452921">
            <text:p>3524345292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6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94505">
            <text:p>7094505</text:p>
          </table:table-cell>
          <table:table-cell office:value-type="float" office:value="122351379">
            <text:p>122351379</text:p>
          </table:table-cell>
          <table:table-cell office:value-type="string">
            <text:p>2012-05-09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47213950387">
            <text:p>4721395038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6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924824">
            <text:p>2924824</text:p>
          </table:table-cell>
          <table:table-cell office:value-type="float" office:value="126820033">
            <text:p>126820033</text:p>
          </table:table-cell>
          <table:table-cell office:value-type="string">
            <text:p>2012-06-11</text:p>
          </table:table-cell>
          <table:table-cell office:value-type="string">
            <text:p>A</text:p>
          </table:table-cell>
          <table:table-cell office:value-type="string">
            <text:p>2011-08-12</text:p>
          </table:table-cell>
          <table:table-cell office:value-type="float" office:value="35714666532">
            <text:p>357146665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nalüüsides ALAT 36</text:p>
          </table:table-cell>
          <table:table-cell office:value-type="string">
            <text:p>s ALAT 36</text:p>
          </table:table-cell>
          <table:table-cell office:value-type="string">
            <text:p><text:s/>piires olnud</text:p>
          </table:table-cell>
          <table:table-cell office:value-type="string">
            <text:p>s ALAT</text:p>
          </table:table-cell>
          <table:table-cell office:value-type="float" office:value="36">
            <text:p>3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1580">
            <text:p>471580</text:p>
          </table:table-cell>
          <table:table-cell office:value-type="float" office:value="87168915">
            <text:p>87168915</text:p>
          </table:table-cell>
          <table:table-cell office:value-type="string">
            <text:p>2012-03-12</text:p>
          </table:table-cell>
          <table:table-cell office:value-type="string">
            <text:p>S</text:p>
          </table:table-cell>
          <table:table-cell office:value-type="string">
            <text:p>2012-03-07</text:p>
          </table:table-cell>
          <table:table-cell office:value-type="float" office:value="47786353304">
            <text:p>4778635330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, P-K 4.4 ( 3.4 . 4.5 mmol/L ) S , P-ALAT 36 ( &lt;41 U/L</text:p>
          </table:table-cell>
          <table:table-cell office:value-type="string">
            <text:p>S , P-ALAT 36 ( &lt;41 U/L</text:p>
          </table:table-cell>
          <table:table-cell office:value-type="string">
            <text:p><text:s/>) S , P-ALP 134 ( 40 . 130 U/L </text:p>
          </table:table-cell>
          <table:table-cell office:value-type="string">
            <text:p>S , P-ALAT</text:p>
          </table:table-cell>
          <table:table-cell office:value-type="float" office:value="36">
            <text:p>36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2340">
            <text:p>2272340</text:p>
          </table:table-cell>
          <table:table-cell office:value-type="float" office:value="84484385">
            <text:p>84484385</text:p>
          </table:table-cell>
          <table:table-cell office:value-type="string">
            <text:p>2012-02-28</text:p>
          </table:table-cell>
          <table:table-cell office:value-type="string">
            <text:p>A</text:p>
          </table:table-cell>
          <table:table-cell office:value-type="string">
            <text:p>2012-02-08</text:p>
          </table:table-cell>
          <table:table-cell office:value-type="float" office:value="83733338850">
            <text:p>837333388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8.02.201217 : 43 : ALAT 36 U/L</text:p>
          </table:table-cell>
          <table:table-cell office:value-type="string">
            <text:p>ALAT 36 U/L</text:p>
          </table:table-cell>
          <table:table-cell/>
          <table:table-cell office:value-type="string">
            <text:p>ALAT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333938">
            <text:p>11333938</text:p>
          </table:table-cell>
          <table:table-cell office:value-type="float" office:value="201859181">
            <text:p>201859181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27323115014">
            <text:p>2732311501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7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7">
            <text:p>3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142983">
            <text:p>17142983</text:p>
          </table:table-cell>
          <table:table-cell office:value-type="float" office:value="177163086">
            <text:p>177163086</text:p>
          </table:table-cell>
          <table:table-cell office:value-type="string">
            <text:p>2013-05-13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47832591446">
            <text:p>478325914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1.04.201317 : 44 : ALAT 38 U/L</text:p>
          </table:table-cell>
          <table:table-cell office:value-type="string">
            <text:p>ALAT 38 U/L</text:p>
          </table:table-cell>
          <table:table-cell/>
          <table:table-cell office:value-type="string">
            <text:p>ALAT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398313">
            <text:p>24398313</text:p>
          </table:table-cell>
          <table:table-cell office:value-type="float" office:value="178494482">
            <text:p>178494482</text:p>
          </table:table-cell>
          <table:table-cell office:value-type="string">
            <text:p>2013-05-21</text:p>
          </table:table-cell>
          <table:table-cell office:value-type="string">
            <text:p>A</text:p>
          </table:table-cell>
          <table:table-cell office:value-type="string">
            <text:p>2013-05-13</text:p>
          </table:table-cell>
          <table:table-cell office:value-type="float" office:value="68049696117">
            <text:p>680496961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8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07957">
            <text:p>407957</text:p>
          </table:table-cell>
          <table:table-cell office:value-type="float" office:value="151126038">
            <text:p>151126038</text:p>
          </table:table-cell>
          <table:table-cell office:value-type="string">
            <text:p>2012-11-28</text:p>
          </table:table-cell>
          <table:table-cell office:value-type="string">
            <text:p>S</text:p>
          </table:table-cell>
          <table:table-cell office:value-type="string">
            <text:p>2012-11-21</text:p>
          </table:table-cell>
          <table:table-cell office:value-type="float" office:value="36215225103">
            <text:p>3621522510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8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50444">
            <text:p>21550444</text:p>
          </table:table-cell>
          <table:table-cell office:value-type="float" office:value="211637190">
            <text:p>211637190</text:p>
          </table:table-cell>
          <table:table-cell office:value-type="string">
            <text:p>2013-11-27</text:p>
          </table:table-cell>
          <table:table-cell office:value-type="string">
            <text:p>A</text:p>
          </table:table-cell>
          <table:table-cell office:value-type="string">
            <text:p>2013-11-15</text:p>
          </table:table-cell>
          <table:table-cell office:value-type="float" office:value="673030394498">
            <text:p>6730303944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D : Albumiin 45 ( 35 . 52 g/L ) ALAT 38 ( &lt;41 U/L</text:p>
          </table:table-cell>
          <table:table-cell office:value-type="string">
            <text:p>ALAT 38 ( &lt;41 U/L</text:p>
          </table:table-cell>
          <table:table-cell office:value-type="string">
            <text:p><text:s/>) ASAT 22 ( &lt;40 U/L ) CRP ( kõr</text:p>
          </table:table-cell>
          <table:table-cell office:value-type="string">
            <text:p>ALAT</text:p>
          </table:table-cell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74764">
            <text:p>16374764</text:p>
          </table:table-cell>
          <table:table-cell office:value-type="float" office:value="177020211">
            <text:p>177020211</text:p>
          </table:table-cell>
          <table:table-cell office:value-type="string">
            <text:p>2013-05-13</text:p>
          </table:table-cell>
          <table:table-cell office:value-type="string">
            <text:p>S</text:p>
          </table:table-cell>
          <table:table-cell office:value-type="string">
            <text:p>2013-05-06</text:p>
          </table:table-cell>
          <table:table-cell office:value-type="float" office:value="37205183482">
            <text:p>372051834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8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35479">
            <text:p>16535479</text:p>
          </table:table-cell>
          <table:table-cell office:value-type="float" office:value="212062690">
            <text:p>212062690</text:p>
          </table:table-cell>
          <table:table-cell office:value-type="string">
            <text:p>2013-11-28</text:p>
          </table:table-cell>
          <table:table-cell office:value-type="string">
            <text:p>S</text:p>
          </table:table-cell>
          <table:table-cell office:value-type="string">
            <text:p>2013-11-24</text:p>
          </table:table-cell>
          <table:table-cell office:value-type="float" office:value="673039295613">
            <text:p>67303929561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8 ( &lt;60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float" office:value="60">
            <text:p>60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893144">
            <text:p>6893144</text:p>
          </table:table-cell>
          <table:table-cell office:value-type="float" office:value="131562860">
            <text:p>131562860</text:p>
          </table:table-cell>
          <table:table-cell office:value-type="string">
            <text:p>2012-06-27</text:p>
          </table:table-cell>
          <table:table-cell office:value-type="string">
            <text:p>S</text:p>
          </table:table-cell>
          <table:table-cell office:value-type="string">
            <text:p>2012-06-20</text:p>
          </table:table-cell>
          <table:table-cell office:value-type="float" office:value="81589388536">
            <text:p>8158938853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8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8">
            <text:p>3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85929">
            <text:p>19785929</text:p>
          </table:table-cell>
          <table:table-cell office:value-type="float" office:value="214629903">
            <text:p>214629903</text:p>
          </table:table-cell>
          <table:table-cell office:value-type="string">
            <text:p>2013-09-16</text:p>
          </table:table-cell>
          <table:table-cell office:value-type="string">
            <text:p>A</text:p>
          </table:table-cell>
          <table:table-cell office:value-type="string">
            <text:p>2013-09-13</text:p>
          </table:table-cell>
          <table:table-cell office:value-type="float" office:value="673030577069">
            <text:p>67303057706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3.09.201313 : 41 : ALAT 38 U/L</text:p>
          </table:table-cell>
          <table:table-cell office:value-type="string">
            <text:p>ALAT 38 U/L</text:p>
          </table:table-cell>
          <table:table-cell office:value-type="string">
            <text:p><text:s/>[ norm .. - 41 ]</text:p>
          </table:table-cell>
          <table:table-cell office:value-type="string">
            <text:p>ALAT</text:p>
          </table:table-cell>
          <table:table-cell office:value-type="float" office:value="38">
            <text:p>38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091397">
            <text:p>22091397</text:p>
          </table:table-cell>
          <table:table-cell office:value-type="float" office:value="168994992">
            <text:p>168994992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36623260190">
            <text:p>366232601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9 ( &lt;2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9">
            <text:p>39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742376">
            <text:p>12742376</text:p>
          </table:table-cell>
          <table:table-cell office:value-type="float" office:value="177201714">
            <text:p>177201714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2-12-13</text:p>
          </table:table-cell>
          <table:table-cell office:value-type="float" office:value="24401899253">
            <text:p>244018992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9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9">
            <text:p>39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584560">
            <text:p>17584560</text:p>
          </table:table-cell>
          <table:table-cell office:value-type="float" office:value="188575976">
            <text:p>188575976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673030417909">
            <text:p>67303041790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0.07.201313 : 51 : ALAT 40 U/L</text:p>
          </table:table-cell>
          <table:table-cell office:value-type="string">
            <text:p>ALAT 40 U/L</text:p>
          </table:table-cell>
          <table:table-cell/>
          <table:table-cell office:value-type="string">
            <text:p>ALAT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49012">
            <text:p>4549012</text:p>
          </table:table-cell>
          <table:table-cell office:value-type="float" office:value="83082642">
            <text:p>83082642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office:value-type="string">
            <text:p>2012-01-30</text:p>
          </table:table-cell>
          <table:table-cell office:value-type="float" office:value="61589429475">
            <text:p>6158942947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40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737481">
            <text:p>24737481</text:p>
          </table:table-cell>
          <table:table-cell office:value-type="float" office:value="162646545">
            <text:p>162646545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73046088899">
            <text:p>67304608889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40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538647">
            <text:p>24538647</text:p>
          </table:table-cell>
          <table:table-cell office:value-type="float" office:value="195915792">
            <text:p>195915792</text:p>
          </table:table-cell>
          <table:table-cell office:value-type="string">
            <text:p>2013-09-04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47950237836">
            <text:p>4795023783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40</text:p>
          </table:table-cell>
          <table:table-cell office:value-type="string">
            <text:p><text:s/>↑ ( &lt;33 U/L )</text:p>
          </table:table-cell>
          <table:table-cell office:value-type="string">
            <text:p>ALAT</text:p>
          </table:table-cell>
          <table:table-cell office:value-type="float" office:value="40">
            <text:p>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965579">
            <text:p>14965579</text:p>
          </table:table-cell>
          <table:table-cell office:value-type="float" office:value="162646545">
            <text:p>162646545</text:p>
          </table:table-cell>
          <table:table-cell office:value-type="string">
            <text:p>2013-02-07</text:p>
          </table:table-cell>
          <table:table-cell office:value-type="string">
            <text:p>A</text:p>
          </table:table-cell>
          <table:table-cell office:value-type="string">
            <text:p>2013-01-18</text:p>
          </table:table-cell>
          <table:table-cell office:value-type="float" office:value="673046088899">
            <text:p>67304608889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40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664772">
            <text:p>7664772</text:p>
          </table:table-cell>
          <table:table-cell office:value-type="float" office:value="90621025">
            <text:p>90621025</text:p>
          </table:table-cell>
          <table:table-cell office:value-type="string">
            <text:p>2012-04-09</text:p>
          </table:table-cell>
          <table:table-cell office:value-type="string">
            <text:p>A</text:p>
          </table:table-cell>
          <table:table-cell office:value-type="string">
            <text:p>2012-04-04</text:p>
          </table:table-cell>
          <table:table-cell office:value-type="float" office:value="23098915198">
            <text:p>230989151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, P-K 5.5 ( 3.3 . 4.6 mmol/L ) S , P-ALAT 40 ( &lt;39 U/L</text:p>
          </table:table-cell>
          <table:table-cell office:value-type="string">
            <text:p>S , P-ALAT 40 ( &lt;39 U/L</text:p>
          </table:table-cell>
          <table:table-cell office:value-type="string">
            <text:p><text:s/>) S , P-ALP 310 ( &lt;281 U/L ) S </text:p>
          </table:table-cell>
          <table:table-cell office:value-type="string">
            <text:p>S , P-ALAT</text:p>
          </table:table-cell>
          <table:table-cell office:value-type="float" office:value="40">
            <text:p>40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7634">
            <text:p>657634</text:p>
          </table:table-cell>
          <table:table-cell office:value-type="float" office:value="137438903">
            <text:p>137438903</text:p>
          </table:table-cell>
          <table:table-cell office:value-type="string">
            <text:p>2012-09-07</text:p>
          </table:table-cell>
          <table:table-cell office:value-type="string">
            <text:p>S</text:p>
          </table:table-cell>
          <table:table-cell office:value-type="string">
            <text:p>2012-09-01</text:p>
          </table:table-cell>
          <table:table-cell office:value-type="float" office:value="63319116973">
            <text:p>6331911697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41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41">
            <text:p>4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420736">
            <text:p>20420736</text:p>
          </table:table-cell>
          <table:table-cell office:value-type="float" office:value="191148948">
            <text:p>191148948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2013-02-19</text:p>
          </table:table-cell>
          <table:table-cell office:value-type="float" office:value="63190312721">
            <text:p>6319031272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ts 4,1 , neutr 34 % , ASAT 33 , ALAT 42</text:p>
          </table:table-cell>
          <table:table-cell office:value-type="string">
            <text:p>ALAT 42</text:p>
          </table:table-cell>
          <table:table-cell office:value-type="string">
            <text:p><text:s/>U/l ; alates 4.02 . prednisolon</text:p>
          </table:table-cell>
          <table:table-cell office:value-type="string">
            <text:p>ALAT</text:p>
          </table:table-cell>
          <table:table-cell office:value-type="float" office:value="42">
            <text:p>4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09341">
            <text:p>5109341</text:p>
          </table:table-cell>
          <table:table-cell office:value-type="float" office:value="148446205">
            <text:p>148446205</text:p>
          </table:table-cell>
          <table:table-cell office:value-type="string">
            <text:p>2012-11-15</text:p>
          </table:table-cell>
          <table:table-cell office:value-type="string">
            <text:p>A</text:p>
          </table:table-cell>
          <table:table-cell office:value-type="string">
            <text:p>2012-11-13</text:p>
          </table:table-cell>
          <table:table-cell office:value-type="float" office:value="63876492532">
            <text:p>638764925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13.11.2012 S , P-ALAT 42 ( &lt;39 U/L</text:p>
          </table:table-cell>
          <table:table-cell office:value-type="string">
            <text:p>S , P-ALAT 42 ( &lt;39 U/L</text:p>
          </table:table-cell>
          <table:table-cell office:value-type="string">
            <text:p><text:s/>) S , P-ASAT 36 ( &lt;51 U/L ) S ,</text:p>
          </table:table-cell>
          <table:table-cell office:value-type="string">
            <text:p>S , P-ALAT</text:p>
          </table:table-cell>
          <table:table-cell office:value-type="float" office:value="42">
            <text:p>42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42423">
            <text:p>4142423</text:p>
          </table:table-cell>
          <table:table-cell office:value-type="float" office:value="96290075">
            <text:p>96290075</text:p>
          </table:table-cell>
          <table:table-cell office:value-type="string">
            <text:p>2012-03-13</text:p>
          </table:table-cell>
          <table:table-cell office:value-type="string">
            <text:p>A</text:p>
          </table:table-cell>
          <table:table-cell office:value-type="string">
            <text:p>2012-02-28</text:p>
          </table:table-cell>
          <table:table-cell office:value-type="float" office:value="55786847014">
            <text:p>5578684701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42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42">
            <text:p>4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591396">
            <text:p>12591396</text:p>
          </table:table-cell>
          <table:table-cell office:value-type="float" office:value="188600034">
            <text:p>188600034</text:p>
          </table:table-cell>
          <table:table-cell office:value-type="string">
            <text:p>2013-07-17</text:p>
          </table:table-cell>
          <table:table-cell office:value-type="string">
            <text:p>A</text:p>
          </table:table-cell>
          <table:table-cell office:value-type="string">
            <text:p>2013-07-11</text:p>
          </table:table-cell>
          <table:table-cell office:value-type="float" office:value="673041221796">
            <text:p>6730412217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43</text:p>
          </table:table-cell>
          <table:table-cell office:value-type="string">
            <text:p><text:s/>↑ ( &lt;33 U/L )</text:p>
          </table:table-cell>
          <table:table-cell office:value-type="string">
            <text:p>ALAT</text:p>
          </table:table-cell>
          <table:table-cell office:value-type="float" office:value="43">
            <text:p>4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41371">
            <text:p>641371</text:p>
          </table:table-cell>
          <table:table-cell office:value-type="float" office:value="139377970">
            <text:p>139377970</text:p>
          </table:table-cell>
          <table:table-cell office:value-type="string">
            <text:p>2012-09-17</text:p>
          </table:table-cell>
          <table:table-cell office:value-type="string">
            <text:p>S</text:p>
          </table:table-cell>
          <table:table-cell office:value-type="string">
            <text:p>2012-09-13</text:p>
          </table:table-cell>
          <table:table-cell office:value-type="float" office:value="30827761254">
            <text:p>3082776125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43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43">
            <text:p>4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66628">
            <text:p>4166628</text:p>
          </table:table-cell>
          <table:table-cell office:value-type="float" office:value="123616136">
            <text:p>123616136</text:p>
          </table:table-cell>
          <table:table-cell office:value-type="string">
            <text:p>2012-05-25</text:p>
          </table:table-cell>
          <table:table-cell office:value-type="string">
            <text:p>A</text:p>
          </table:table-cell>
          <table:table-cell office:value-type="string">
            <text:p>2012-05-21</text:p>
          </table:table-cell>
          <table:table-cell office:value-type="float" office:value="58922647678">
            <text:p>5892264767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43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43">
            <text:p>4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26385">
            <text:p>626385</text:p>
          </table:table-cell>
          <table:table-cell office:value-type="float" office:value="95665024">
            <text:p>95665024</text:p>
          </table:table-cell>
          <table:table-cell office:value-type="string">
            <text:p>2012-04-18</text:p>
          </table:table-cell>
          <table:table-cell office:value-type="string">
            <text:p>S</text:p>
          </table:table-cell>
          <table:table-cell office:value-type="string">
            <text:p>2012-04-13</text:p>
          </table:table-cell>
          <table:table-cell office:value-type="float" office:value="54980816134">
            <text:p>5498081613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43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43">
            <text:p>4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84884">
            <text:p>16484884</text:p>
          </table:table-cell>
          <table:table-cell office:value-type="float" office:value="186475886">
            <text:p>186475886</text:p>
          </table:table-cell>
          <table:table-cell office:value-type="string">
            <text:p>2013-07-03</text:p>
          </table:table-cell>
          <table:table-cell office:value-type="string">
            <text:p>S</text:p>
          </table:table-cell>
          <table:table-cell office:value-type="string">
            <text:p>2013-07-01</text:p>
          </table:table-cell>
          <table:table-cell office:value-type="float" office:value="52107287626">
            <text:p>5210728762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alium 4.1 ( 3.4 . 4.5 mmol/L ) ALAT 44</text:p>
          </table:table-cell>
          <table:table-cell office:value-type="string">
            <text:p>ALAT 44</text:p>
          </table:table-cell>
          <table:table-cell office:value-type="string">
            <text:p><text:s/>↑ ( &lt;41 U/L ) ASAT 105 ↑ ( &lt;40 </text:p>
          </table:table-cell>
          <table:table-cell office:value-type="string">
            <text:p>ALAT</text:p>
          </table:table-cell>
          <table:table-cell office:value-type="float" office:value="44">
            <text:p>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28619">
            <text:p>16728619</text:p>
          </table:table-cell>
          <table:table-cell office:value-type="float" office:value="193547904">
            <text:p>193547904</text:p>
          </table:table-cell>
          <table:table-cell office:value-type="string">
            <text:p>2013-08-22</text:p>
          </table:table-cell>
          <table:table-cell office:value-type="string">
            <text:p>S</text:p>
          </table:table-cell>
          <table:table-cell office:value-type="string">
            <text:p>2013-08-21</text:p>
          </table:table-cell>
          <table:table-cell office:value-type="float" office:value="51183540859">
            <text:p>5118354085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45</text:p>
          </table:table-cell>
          <table:table-cell office:value-type="string">
            <text:p><text:s/>↑ ( &lt;33 U/L )</text:p>
          </table:table-cell>
          <table:table-cell office:value-type="string">
            <text:p>ALAT</text:p>
          </table:table-cell>
          <table:table-cell office:value-type="float" office:value="45">
            <text:p>4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7309">
            <text:p>527309</text:p>
          </table:table-cell>
          <table:table-cell office:value-type="float" office:value="120804505">
            <text:p>120804505</text:p>
          </table:table-cell>
          <table:table-cell office:value-type="string">
            <text:p>2012-05-15</text:p>
          </table:table-cell>
          <table:table-cell office:value-type="string">
            <text:p>S</text:p>
          </table:table-cell>
          <table:table-cell office:value-type="string">
            <text:p>2012-05-04</text:p>
          </table:table-cell>
          <table:table-cell office:value-type="float" office:value="41047682449">
            <text:p>4104768244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46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46">
            <text:p>4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176453">
            <text:p>10176453</text:p>
          </table:table-cell>
          <table:table-cell office:value-type="float" office:value="182773447">
            <text:p>182773447</text:p>
          </table:table-cell>
          <table:table-cell office:value-type="string">
            <text:p>2013-05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810565">
            <text:p>67303981056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46 , urea - 15,2 , kreat - 92 , ALAT - 46</text:p>
          </table:table-cell>
          <table:table-cell office:value-type="string">
            <text:p>ALAT - 46</text:p>
          </table:table-cell>
          <table:table-cell office:value-type="string">
            <text:p><text:s/>, ASAT - 32 , CRV - 22 .</text:p>
          </table:table-cell>
          <table:table-cell office:value-type="string">
            <text:p>ALAT</text:p>
          </table:table-cell>
          <table:table-cell office:value-type="float" office:value="46">
            <text:p>4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927301">
            <text:p>16927301</text:p>
          </table:table-cell>
          <table:table-cell office:value-type="float" office:value="187852543">
            <text:p>187852543</text:p>
          </table:table-cell>
          <table:table-cell office:value-type="string">
            <text:p>2013-07-01</text:p>
          </table:table-cell>
          <table:table-cell office:value-type="string">
            <text:p>S</text:p>
          </table:table-cell>
          <table:table-cell office:value-type="string">
            <text:p>2013-07-01</text:p>
          </table:table-cell>
          <table:table-cell office:value-type="float" office:value="28407961860">
            <text:p>2840796186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47</text:p>
          </table:table-cell>
          <table:table-cell office:value-type="string">
            <text:p><text:s/>↑ ( &lt;41 U/L )</text:p>
          </table:table-cell>
          <table:table-cell office:value-type="string">
            <text:p>ALAT</text:p>
          </table:table-cell>
          <table:table-cell office:value-type="float" office:value="47">
            <text:p>4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782111">
            <text:p>2782111</text:p>
          </table:table-cell>
          <table:table-cell office:value-type="float" office:value="144126864">
            <text:p>144126864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2012-10-29</text:p>
          </table:table-cell>
          <table:table-cell office:value-type="float" office:value="57428588230">
            <text:p>574285882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9.10.201216 : 31 : ALAT 47 U/L</text:p>
          </table:table-cell>
          <table:table-cell office:value-type="string">
            <text:p>ALAT 47 U/L</text:p>
          </table:table-cell>
          <table:table-cell/>
          <table:table-cell office:value-type="string">
            <text:p>ALAT</text:p>
          </table:table-cell>
          <table:table-cell office:value-type="float" office:value="47">
            <text:p>47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76221">
            <text:p>16376221</text:p>
          </table:table-cell>
          <table:table-cell office:value-type="float" office:value="214182875">
            <text:p>214182875</text:p>
          </table:table-cell>
          <table:table-cell office:value-type="string">
            <text:p>2013-12-02</text:p>
          </table:table-cell>
          <table:table-cell office:value-type="string">
            <text:p>S</text:p>
          </table:table-cell>
          <table:table-cell office:value-type="string">
            <text:p>2013-11-19</text:p>
          </table:table-cell>
          <table:table-cell office:value-type="float" office:value="71254541870">
            <text:p>7125454187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48</text:p>
          </table:table-cell>
          <table:table-cell office:value-type="string">
            <text:p><text:s/>↑ ( &lt;33 U/L )</text:p>
          </table:table-cell>
          <table:table-cell office:value-type="string">
            <text:p>ALAT</text:p>
          </table:table-cell>
          <table:table-cell office:value-type="float" office:value="48">
            <text:p>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332352">
            <text:p>332352</text:p>
          </table:table-cell>
          <table:table-cell office:value-type="float" office:value="92414074">
            <text:p>92414074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9336513851">
            <text:p>4933651385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m transaminaaside vähene tõus ( ALAT 48</text:p>
          </table:table-cell>
          <table:table-cell office:value-type="string">
            <text:p>ALAT 48</text:p>
          </table:table-cell>
          <table:table-cell office:value-type="string">
            <text:p>U/l , ASAT 51U/l ) , mis vajab d</text:p>
          </table:table-cell>
          <table:table-cell office:value-type="string">
            <text:p>ALAT</text:p>
          </table:table-cell>
          <table:table-cell office:value-type="float" office:value="48">
            <text:p>4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19055">
            <text:p>619055</text:p>
          </table:table-cell>
          <table:table-cell office:value-type="float" office:value="142689828">
            <text:p>142689828</text:p>
          </table:table-cell>
          <table:table-cell office:value-type="string">
            <text:p>2012-10-09</text:p>
          </table:table-cell>
          <table:table-cell office:value-type="string">
            <text:p>S</text:p>
          </table:table-cell>
          <table:table-cell office:value-type="string">
            <text:p>2012-09-25</text:p>
          </table:table-cell>
          <table:table-cell office:value-type="float" office:value="43678988598">
            <text:p>436789885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48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48">
            <text:p>4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090152">
            <text:p>17090152</text:p>
          </table:table-cell>
          <table:table-cell office:value-type="float" office:value="163853596">
            <text:p>163853596</text:p>
          </table:table-cell>
          <table:table-cell office:value-type="string">
            <text:p>2013-02-22</text:p>
          </table:table-cell>
          <table:table-cell office:value-type="string">
            <text:p>A</text:p>
          </table:table-cell>
          <table:table-cell office:value-type="string">
            <text:p>2013-02-20</text:p>
          </table:table-cell>
          <table:table-cell office:value-type="float" office:value="85450015144">
            <text:p>854500151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0.02.201314 : 30 : ALAT 48 U/L</text:p>
          </table:table-cell>
          <table:table-cell office:value-type="string">
            <text:p>ALAT 48 U/L</text:p>
          </table:table-cell>
          <table:table-cell/>
          <table:table-cell office:value-type="string">
            <text:p>ALAT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8940">
            <text:p>748940</text:p>
          </table:table-cell>
          <table:table-cell office:value-type="float" office:value="81627301">
            <text:p>81627301</text:p>
          </table:table-cell>
          <table:table-cell office:value-type="string">
            <text:p>2012-01-16</text:p>
          </table:table-cell>
          <table:table-cell office:value-type="string">
            <text:p>S</text:p>
          </table:table-cell>
          <table:table-cell office:value-type="string">
            <text:p>2012-01-04</text:p>
          </table:table-cell>
          <table:table-cell office:value-type="float" office:value="67621193271">
            <text:p>6762119327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49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49">
            <text:p>4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760750">
            <text:p>4760750</text:p>
          </table:table-cell>
          <table:table-cell office:value-type="float" office:value="145819475">
            <text:p>145819475</text:p>
          </table:table-cell>
          <table:table-cell office:value-type="string">
            <text:p>2012-10-30</text:p>
          </table:table-cell>
          <table:table-cell office:value-type="string">
            <text:p>A</text:p>
          </table:table-cell>
          <table:table-cell office:value-type="string">
            <text:p>2012-09-18</text:p>
          </table:table-cell>
          <table:table-cell office:value-type="float" office:value="38690296664">
            <text:p>3869029666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49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49">
            <text:p>49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89962">
            <text:p>4989962</text:p>
          </table:table-cell>
          <table:table-cell office:value-type="float" office:value="138484950">
            <text:p>138484950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9-14</text:p>
          </table:table-cell>
          <table:table-cell office:value-type="float" office:value="47581831244">
            <text:p>475818312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51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51">
            <text:p>51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42689">
            <text:p>16342689</text:p>
          </table:table-cell>
          <table:table-cell office:value-type="float" office:value="189989272">
            <text:p>189989272</text:p>
          </table:table-cell>
          <table:table-cell office:value-type="string">
            <text:p>2013-07-26</text:p>
          </table:table-cell>
          <table:table-cell office:value-type="string">
            <text:p>S</text:p>
          </table:table-cell>
          <table:table-cell office:value-type="string">
            <text:p>2013-07-22</text:p>
          </table:table-cell>
          <table:table-cell office:value-type="float" office:value="79652483789">
            <text:p>7965248378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51</text:p>
          </table:table-cell>
          <table:table-cell office:value-type="string">
            <text:p><text:s/>↑ ( &lt;33 U/L )</text:p>
          </table:table-cell>
          <table:table-cell office:value-type="string">
            <text:p>ALAT</text:p>
          </table:table-cell>
          <table:table-cell office:value-type="float" office:value="51">
            <text:p>5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4313377">
            <text:p>14313377</text:p>
          </table:table-cell>
          <table:table-cell office:value-type="float" office:value="156318122">
            <text:p>156318122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14261935054">
            <text:p>142619350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52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52">
            <text:p>52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33290">
            <text:p>16533290</text:p>
          </table:table-cell>
          <table:table-cell office:value-type="float" office:value="155232812">
            <text:p>155232812</text:p>
          </table:table-cell>
          <table:table-cell office:value-type="string">
            <text:p>2013-01-02</text:p>
          </table:table-cell>
          <table:table-cell office:value-type="string">
            <text:p>S</text:p>
          </table:table-cell>
          <table:table-cell office:value-type="string">
            <text:p>2012-12-17</text:p>
          </table:table-cell>
          <table:table-cell office:value-type="float" office:value="59846733811">
            <text:p>5984673381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53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53">
            <text:p>5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56164">
            <text:p>256164</text:p>
          </table:table-cell>
          <table:table-cell office:value-type="float" office:value="87162326">
            <text:p>87162326</text:p>
          </table:table-cell>
          <table:table-cell office:value-type="string">
            <text:p>2012-03-16</text:p>
          </table:table-cell>
          <table:table-cell office:value-type="string">
            <text:p>S</text:p>
          </table:table-cell>
          <table:table-cell office:value-type="string">
            <text:p>2012-03-14</text:p>
          </table:table-cell>
          <table:table-cell office:value-type="float" office:value="34414395298">
            <text:p>344143952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53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53">
            <text:p>5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637092">
            <text:p>23637092</text:p>
          </table:table-cell>
          <table:table-cell office:value-type="float" office:value="194251052">
            <text:p>194251052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office:value-type="string">
            <text:p>2013-08-16</text:p>
          </table:table-cell>
          <table:table-cell office:value-type="float" office:value="673047567534">
            <text:p>6730475675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53</text:p>
          </table:table-cell>
          <table:table-cell office:value-type="string">
            <text:p><text:s/>↑ ( &lt;33 U/L )</text:p>
          </table:table-cell>
          <table:table-cell office:value-type="string">
            <text:p>ALAT</text:p>
          </table:table-cell>
          <table:table-cell office:value-type="float" office:value="53">
            <text:p>5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74991">
            <text:p>16874991</text:p>
          </table:table-cell>
          <table:table-cell office:value-type="float" office:value="155173771">
            <text:p>155173771</text:p>
          </table:table-cell>
          <table:table-cell office:value-type="string">
            <text:p>2012-12-06</text:p>
          </table:table-cell>
          <table:table-cell office:value-type="string">
            <text:p>S</text:p>
          </table:table-cell>
          <table:table-cell office:value-type="string">
            <text:p>2012-11-30</text:p>
          </table:table-cell>
          <table:table-cell office:value-type="float" office:value="78502135977">
            <text:p>7850213597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, P-K 4.1 ( 3.3 . 4.6 mmol/L ) S , P-ALAT 54 ( &lt;39 U/L</text:p>
          </table:table-cell>
          <table:table-cell office:value-type="string">
            <text:p>S , P-ALAT 54 ( &lt;39 U/L</text:p>
          </table:table-cell>
          <table:table-cell office:value-type="string">
            <text:p><text:s/>) S , P-ASAT 17 ( &lt;52 U/L )</text:p>
          </table:table-cell>
          <table:table-cell office:value-type="string">
            <text:p>S , P-ALAT</text:p>
          </table:table-cell>
          <table:table-cell office:value-type="float" office:value="54">
            <text:p>54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1400">
            <text:p>491400</text:p>
          </table:table-cell>
          <table:table-cell office:value-type="float" office:value="95640835">
            <text:p>95640835</text:p>
          </table:table-cell>
          <table:table-cell office:value-type="string">
            <text:p>2012-04-26</text:p>
          </table:table-cell>
          <table:table-cell office:value-type="string">
            <text:p>S</text:p>
          </table:table-cell>
          <table:table-cell office:value-type="string">
            <text:p>2012-04-12</text:p>
          </table:table-cell>
          <table:table-cell office:value-type="float" office:value="56743996837">
            <text:p>5674399683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55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55">
            <text:p>5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330609">
            <text:p>4330609</text:p>
          </table:table-cell>
          <table:table-cell office:value-type="float" office:value="95955149">
            <text:p>95955149</text:p>
          </table:table-cell>
          <table:table-cell office:value-type="string">
            <text:p>2012-04-24</text:p>
          </table:table-cell>
          <table:table-cell office:value-type="string">
            <text:p>A</text:p>
          </table:table-cell>
          <table:table-cell office:value-type="string">
            <text:p>2009-12-03</text:p>
          </table:table-cell>
          <table:table-cell office:value-type="float" office:value="79752742178">
            <text:p>7975274217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6,07 , ASAT 34 U/l , ALAT 56</text:p>
          </table:table-cell>
          <table:table-cell office:value-type="string">
            <text:p>ALAT 56</text:p>
          </table:table-cell>
          <table:table-cell office:value-type="string">
            <text:p><text:s/>.</text:p>
          </table:table-cell>
          <table:table-cell office:value-type="string">
            <text:p>ALAT</text:p>
          </table:table-cell>
          <table:table-cell office:value-type="float" office:value="56">
            <text:p>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46272">
            <text:p>7346272</text:p>
          </table:table-cell>
          <table:table-cell office:value-type="float" office:value="124087969">
            <text:p>124087969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6-01</text:p>
          </table:table-cell>
          <table:table-cell office:value-type="float" office:value="69545788793">
            <text:p>6954578879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ed normist kõrgemad ( ASAT 42 ; ALAT 56</text:p>
          </table:table-cell>
          <table:table-cell office:value-type="string">
            <text:p>ALAT 56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56">
            <text:p>5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29906">
            <text:p>1929906</text:p>
          </table:table-cell>
          <table:table-cell office:value-type="float" office:value="127379761">
            <text:p>127379761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office:value-type="string">
            <text:p>2012-06-28</text:p>
          </table:table-cell>
          <table:table-cell office:value-type="float" office:value="74972081501">
            <text:p>7497208150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28.06.201214 : 29 : ALAT 56 U/L</text:p>
          </table:table-cell>
          <table:table-cell office:value-type="string">
            <text:p>ALAT 56 U/L</text:p>
          </table:table-cell>
          <table:table-cell/>
          <table:table-cell office:value-type="string">
            <text:p>ALAT</text:p>
          </table:table-cell>
          <table:table-cell office:value-type="float" office:value="56">
            <text:p>5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07110">
            <text:p>707110</text:p>
          </table:table-cell>
          <table:table-cell office:value-type="float" office:value="83032755">
            <text:p>83032755</text:p>
          </table:table-cell>
          <table:table-cell office:value-type="string">
            <text:p>2012-02-01</text:p>
          </table:table-cell>
          <table:table-cell office:value-type="string">
            <text:p>S</text:p>
          </table:table-cell>
          <table:table-cell office:value-type="string">
            <text:p>2012-01-27</text:p>
          </table:table-cell>
          <table:table-cell office:value-type="float" office:value="53484782451">
            <text:p>5348478245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, P-Albumiin 49 ( 38 . 54 g/L ) S , P-ALAT 56 ( &lt;39 U/L</text:p>
          </table:table-cell>
          <table:table-cell office:value-type="string">
            <text:p>S , P-ALAT 56 ( &lt;39 U/L</text:p>
          </table:table-cell>
          <table:table-cell office:value-type="string">
            <text:p><text:s/>) S , P-ASAT 53 ( &lt;51 U/L ) S ,</text:p>
          </table:table-cell>
          <table:table-cell office:value-type="string">
            <text:p>S , P-ALAT</text:p>
          </table:table-cell>
          <table:table-cell office:value-type="float" office:value="56">
            <text:p>56</text:p>
          </table:table-cell>
          <table:table-cell office:value-type="string">
            <text:p>NULL</text:p>
          </table:table-cell>
          <table:table-cell office:value-type="float" office:value="39">
            <text:p>39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594541">
            <text:p>4594541</text:p>
          </table:table-cell>
          <table:table-cell office:value-type="float" office:value="85856271">
            <text:p>85856271</text:p>
          </table:table-cell>
          <table:table-cell office:value-type="string">
            <text:p>2012-03-06</text:p>
          </table:table-cell>
          <table:table-cell office:value-type="string">
            <text:p>A</text:p>
          </table:table-cell>
          <table:table-cell office:value-type="string">
            <text:p>2011-09-21</text:p>
          </table:table-cell>
          <table:table-cell office:value-type="float" office:value="83426992087">
            <text:p>834269920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<text:s/>, P-K 4.3 ( 3.4 . 4.5 mmol/L ) S , P-ALAT 57 ( &lt;41 U/L</text:p>
          </table:table-cell>
          <table:table-cell office:value-type="string">
            <text:p>S , P-ALAT 57 ( &lt;41 U/L</text:p>
          </table:table-cell>
          <table:table-cell office:value-type="string">
            <text:p><text:s/>) S , P-ALP 84 ( 40 . 130 U/L )</text:p>
          </table:table-cell>
          <table:table-cell office:value-type="string">
            <text:p>S , P-ALAT</text:p>
          </table:table-cell>
          <table:table-cell office:value-type="float" office:value="57">
            <text:p>5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505576">
            <text:p>21505576</text:p>
          </table:table-cell>
          <table:table-cell office:value-type="float" office:value="200041020">
            <text:p>200041020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673044853203">
            <text:p>6730448532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59</text:p>
          </table:table-cell>
          <table:table-cell office:value-type="string">
            <text:p><text:s/>↑ ( &lt;33 U/L )</text:p>
          </table:table-cell>
          <table:table-cell office:value-type="string">
            <text:p>ALAT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973266">
            <text:p>6973266</text:p>
          </table:table-cell>
          <table:table-cell office:value-type="float" office:value="96151273">
            <text:p>96151273</text:p>
          </table:table-cell>
          <table:table-cell office:value-type="string">
            <text:p>2012-03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3117547798">
            <text:p>531175477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niin 74 , uurea 7.1 , ASAT 59 , ALAT 60</text:p>
          </table:table-cell>
          <table:table-cell office:value-type="string">
            <text:p>ALAT 60</text:p>
          </table:table-cell>
          <table:table-cell office:value-type="string">
            <text:p><text:s/>.</text:p>
          </table:table-cell>
          <table:table-cell office:value-type="string">
            <text:p>ALAT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99232">
            <text:p>16899232</text:p>
          </table:table-cell>
          <table:table-cell office:value-type="float" office:value="178539433">
            <text:p>178539433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office:value-type="string">
            <text:p>2013-05-10</text:p>
          </table:table-cell>
          <table:table-cell office:value-type="float" office:value="89486788854">
            <text:p>89486788854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60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60">
            <text:p>6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563905">
            <text:p>10563905</text:p>
          </table:table-cell>
          <table:table-cell office:value-type="float" office:value="188527312">
            <text:p>188527312</text:p>
          </table:table-cell>
          <table:table-cell office:value-type="string">
            <text:p>2013-07-17</text:p>
          </table:table-cell>
          <table:table-cell office:value-type="string">
            <text:p>S</text:p>
          </table:table-cell>
          <table:table-cell office:value-type="string">
            <text:p>2013-07-08</text:p>
          </table:table-cell>
          <table:table-cell office:value-type="float" office:value="673046776810">
            <text:p>67304677681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61</text:p>
          </table:table-cell>
          <table:table-cell office:value-type="string">
            <text:p><text:s/>↑ ( &lt;41 U/L )</text:p>
          </table:table-cell>
          <table:table-cell office:value-type="string">
            <text:p>ALAT</text:p>
          </table:table-cell>
          <table:table-cell office:value-type="float" office:value="61">
            <text:p>6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5118">
            <text:p>815118</text:p>
          </table:table-cell>
          <table:table-cell office:value-type="float" office:value="136341176">
            <text:p>136341176</text:p>
          </table:table-cell>
          <table:table-cell office:value-type="string">
            <text:p>2012-08-30</text:p>
          </table:table-cell>
          <table:table-cell office:value-type="string">
            <text:p>S</text:p>
          </table:table-cell>
          <table:table-cell office:value-type="string">
            <text:p>2012-08-24</text:p>
          </table:table-cell>
          <table:table-cell office:value-type="float" office:value="73784443508">
            <text:p>7378444350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63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63">
            <text:p>6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43772">
            <text:p>16543772</text:p>
          </table:table-cell>
          <table:table-cell office:value-type="float" office:value="208262465">
            <text:p>208262465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2013-11-01</text:p>
          </table:table-cell>
          <table:table-cell office:value-type="float" office:value="673033716799">
            <text:p>67303371679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64</text:p>
          </table:table-cell>
          <table:table-cell office:value-type="string">
            <text:p><text:s/>↑ ( &lt;41 U/L )</text:p>
          </table:table-cell>
          <table:table-cell office:value-type="string">
            <text:p>ALAT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571028">
            <text:p>16571028</text:p>
          </table:table-cell>
          <table:table-cell office:value-type="float" office:value="191658099">
            <text:p>191658099</text:p>
          </table:table-cell>
          <table:table-cell office:value-type="string">
            <text:p>2013-08-08</text:p>
          </table:table-cell>
          <table:table-cell office:value-type="string">
            <text:p>S</text:p>
          </table:table-cell>
          <table:table-cell office:value-type="string">
            <text:p>2013-07-05</text:p>
          </table:table-cell>
          <table:table-cell office:value-type="float" office:value="67614134237">
            <text:p>6761413423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64</text:p>
          </table:table-cell>
          <table:table-cell office:value-type="string">
            <text:p><text:s/>↑ ( &lt;41 U/L )</text:p>
          </table:table-cell>
          <table:table-cell office:value-type="string">
            <text:p>ALAT</text:p>
          </table:table-cell>
          <table:table-cell office:value-type="float" office:value="64">
            <text:p>6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496897">
            <text:p>7496897</text:p>
          </table:table-cell>
          <table:table-cell office:value-type="float" office:value="79946557">
            <text:p>79946557</text:p>
          </table:table-cell>
          <table:table-cell office:value-type="string">
            <text:p>2011-12-22</text:p>
          </table:table-cell>
          <table:table-cell office:value-type="string">
            <text:p>A</text:p>
          </table:table-cell>
          <table:table-cell office:value-type="string">
            <text:p>2011-12-16</text:p>
          </table:table-cell>
          <table:table-cell office:value-type="float" office:value="84808440519">
            <text:p>84808440519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64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64">
            <text:p>64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82607">
            <text:p>16282607</text:p>
          </table:table-cell>
          <table:table-cell office:value-type="float" office:value="192706774">
            <text:p>192706774</text:p>
          </table:table-cell>
          <table:table-cell office:value-type="string">
            <text:p>2013-08-16</text:p>
          </table:table-cell>
          <table:table-cell office:value-type="string">
            <text:p>S</text:p>
          </table:table-cell>
          <table:table-cell office:value-type="string">
            <text:p>2013-08-12</text:p>
          </table:table-cell>
          <table:table-cell office:value-type="float" office:value="79482793406">
            <text:p>7948279340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66</text:p>
          </table:table-cell>
          <table:table-cell office:value-type="string">
            <text:p><text:s/>↑ ( &lt;41 U/L )</text:p>
          </table:table-cell>
          <table:table-cell office:value-type="string">
            <text:p>ALAT</text:p>
          </table:table-cell>
          <table:table-cell office:value-type="float" office:value="66">
            <text:p>6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03148">
            <text:p>8003148</text:p>
          </table:table-cell>
          <table:table-cell office:value-type="float" office:value="152590183">
            <text:p>152590183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41497127652">
            <text:p>4149712765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67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67">
            <text:p>6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543707">
            <text:p>24543707</text:p>
          </table:table-cell>
          <table:table-cell office:value-type="float" office:value="197617301">
            <text:p>197617301</text:p>
          </table:table-cell>
          <table:table-cell office:value-type="string">
            <text:p>2013-09-14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24458975331">
            <text:p>244589753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68</text:p>
          </table:table-cell>
          <table:table-cell office:value-type="string">
            <text:p><text:s/>↑ ( &lt;33 U/L )</text:p>
          </table:table-cell>
          <table:table-cell office:value-type="string">
            <text:p>ALAT</text:p>
          </table:table-cell>
          <table:table-cell office:value-type="float" office:value="68">
            <text:p>6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403866">
            <text:p>23403866</text:p>
          </table:table-cell>
          <table:table-cell office:value-type="float" office:value="169404508">
            <text:p>169404508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3-22</text:p>
          </table:table-cell>
          <table:table-cell office:value-type="float" office:value="91766165463">
            <text:p>917661654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69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109386">
            <text:p>4109386</text:p>
          </table:table-cell>
          <table:table-cell office:value-type="float" office:value="96164937">
            <text:p>96164937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31015253033">
            <text:p>310152530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69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69">
            <text:p>69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0137">
            <text:p>650137</text:p>
          </table:table-cell>
          <table:table-cell office:value-type="float" office:value="144407096">
            <text:p>144407096</text:p>
          </table:table-cell>
          <table:table-cell office:value-type="string">
            <text:p>2012-11-02</text:p>
          </table:table-cell>
          <table:table-cell office:value-type="string">
            <text:p>S</text:p>
          </table:table-cell>
          <table:table-cell office:value-type="string">
            <text:p>2012-10-23</text:p>
          </table:table-cell>
          <table:table-cell office:value-type="float" office:value="66284358859">
            <text:p>6628435885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70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70">
            <text:p>7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3941">
            <text:p>733941</text:p>
          </table:table-cell>
          <table:table-cell office:value-type="float" office:value="90507926">
            <text:p>90507926</text:p>
          </table:table-cell>
          <table:table-cell office:value-type="string">
            <text:p>2012-03-30</text:p>
          </table:table-cell>
          <table:table-cell office:value-type="string">
            <text:p>S</text:p>
          </table:table-cell>
          <table:table-cell office:value-type="string">
            <text:p>2012-03-21</text:p>
          </table:table-cell>
          <table:table-cell office:value-type="float" office:value="29151393179">
            <text:p>2915139317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71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71">
            <text:p>7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325056">
            <text:p>24325056</text:p>
          </table:table-cell>
          <table:table-cell office:value-type="float" office:value="162535287">
            <text:p>162535287</text:p>
          </table:table-cell>
          <table:table-cell office:value-type="string">
            <text:p>2013-02-14</text:p>
          </table:table-cell>
          <table:table-cell office:value-type="string">
            <text:p>A</text:p>
          </table:table-cell>
          <table:table-cell office:value-type="string">
            <text:p>2009-02-26</text:p>
          </table:table-cell>
          <table:table-cell office:value-type="float" office:value="51559998207">
            <text:p>515599982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72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72">
            <text:p>72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06191">
            <text:p>606191</text:p>
          </table:table-cell>
          <table:table-cell office:value-type="float" office:value="87163901">
            <text:p>87163901</text:p>
          </table:table-cell>
          <table:table-cell office:value-type="string">
            <text:p>2012-03-16</text:p>
          </table:table-cell>
          <table:table-cell office:value-type="string">
            <text:p>S</text:p>
          </table:table-cell>
          <table:table-cell office:value-type="string">
            <text:p>2012-03-13</text:p>
          </table:table-cell>
          <table:table-cell office:value-type="float" office:value="19421783683">
            <text:p>1942178368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73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73">
            <text:p>7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73290">
            <text:p>2073290</text:p>
          </table:table-cell>
          <table:table-cell office:value-type="float" office:value="84040656">
            <text:p>84040656</text:p>
          </table:table-cell>
          <table:table-cell office:value-type="string">
            <text:p>2012-02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325317489">
            <text:p>2832531748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eatiniin 84 mkmol/l ASAT 45 U/L ALAT 75 U/L</text:p>
          </table:table-cell>
          <table:table-cell office:value-type="string">
            <text:p>ALAT 75 U/L</text:p>
          </table:table-cell>
          <table:table-cell/>
          <table:table-cell office:value-type="string">
            <text:p>ALAT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15099">
            <text:p>5115099</text:p>
          </table:table-cell>
          <table:table-cell office:value-type="float" office:value="132053190">
            <text:p>132053190</text:p>
          </table:table-cell>
          <table:table-cell office:value-type="string">
            <text:p>2012-06-21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90796648727">
            <text:p>9079664872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75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75">
            <text:p>7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18862">
            <text:p>16718862</text:p>
          </table:table-cell>
          <table:table-cell office:value-type="float" office:value="165529223">
            <text:p>165529223</text:p>
          </table:table-cell>
          <table:table-cell office:value-type="string">
            <text:p>2013-03-06</text:p>
          </table:table-cell>
          <table:table-cell office:value-type="string">
            <text:p>S</text:p>
          </table:table-cell>
          <table:table-cell office:value-type="string">
            <text:p>2013-01-17</text:p>
          </table:table-cell>
          <table:table-cell office:value-type="float" office:value="17524532882">
            <text:p>1752453288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78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78">
            <text:p>7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724016">
            <text:p>24724016</text:p>
          </table:table-cell>
          <table:table-cell office:value-type="float" office:value="157658756">
            <text:p>157658756</text:p>
          </table:table-cell>
          <table:table-cell office:value-type="string">
            <text:p>2013-01-11</text:p>
          </table:table-cell>
          <table:table-cell office:value-type="string">
            <text:p>A</text:p>
          </table:table-cell>
          <table:table-cell office:value-type="string">
            <text:p>2013-01-10</text:p>
          </table:table-cell>
          <table:table-cell office:value-type="float" office:value="61817080415">
            <text:p>618170804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80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80">
            <text:p>8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817631">
            <text:p>16817631</text:p>
          </table:table-cell>
          <table:table-cell office:value-type="float" office:value="181564567">
            <text:p>181564567</text:p>
          </table:table-cell>
          <table:table-cell office:value-type="string">
            <text:p>2013-06-05</text:p>
          </table:table-cell>
          <table:table-cell office:value-type="string">
            <text:p>S</text:p>
          </table:table-cell>
          <table:table-cell office:value-type="string">
            <text:p>2013-05-24</text:p>
          </table:table-cell>
          <table:table-cell office:value-type="float" office:value="673031317540">
            <text:p>673031317540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81</text:p>
          </table:table-cell>
          <table:table-cell office:value-type="string">
            <text:p><text:s/>↑ ( &lt;33 U/L )</text:p>
          </table:table-cell>
          <table:table-cell office:value-type="string">
            <text:p>ALAT</text:p>
          </table:table-cell>
          <table:table-cell office:value-type="float" office:value="81">
            <text:p>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3618789">
            <text:p>13618789</text:p>
          </table:table-cell>
          <table:table-cell office:value-type="float" office:value="171040151">
            <text:p>171040151</text:p>
          </table:table-cell>
          <table:table-cell office:value-type="string">
            <text:p>2013-04-09</text:p>
          </table:table-cell>
          <table:table-cell office:value-type="string">
            <text:p>A</text:p>
          </table:table-cell>
          <table:table-cell office:value-type="string">
            <text:p>2009-09-15</text:p>
          </table:table-cell>
          <table:table-cell office:value-type="float" office:value="92483881387">
            <text:p>924838813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81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81">
            <text:p>8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4966612">
            <text:p>4966612</text:p>
          </table:table-cell>
          <table:table-cell office:value-type="float" office:value="149890964">
            <text:p>149890964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68803773781">
            <text:p>688037737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83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83">
            <text:p>8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988484">
            <text:p>9988484</text:p>
          </table:table-cell>
          <table:table-cell office:value-type="float" office:value="191090213">
            <text:p>191090213</text:p>
          </table:table-cell>
          <table:table-cell office:value-type="string">
            <text:p>2013-07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4849020468">
            <text:p>6484902046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DL -0.83 mmol/l , ASAT 46 U/L , ALAT 84 U/L</text:p>
          </table:table-cell>
          <table:table-cell office:value-type="string">
            <text:p>ALAT 84 U/L</text:p>
          </table:table-cell>
          <table:table-cell office:value-type="string">
            <text:p><text:s/>, eGFR 84 ( kreatiniin 84 )</text:p>
          </table:table-cell>
          <table:table-cell office:value-type="string">
            <text:p>ALAT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858814">
            <text:p>6858814</text:p>
          </table:table-cell>
          <table:table-cell office:value-type="float" office:value="147524435">
            <text:p>147524435</text:p>
          </table:table-cell>
          <table:table-cell office:value-type="string">
            <text:p>2012-05-07</text:p>
          </table:table-cell>
          <table:table-cell office:value-type="string">
            <text:p>S</text:p>
          </table:table-cell>
          <table:table-cell office:value-type="string">
            <text:p>2012-05-01</text:p>
          </table:table-cell>
          <table:table-cell office:value-type="float" office:value="87965954026">
            <text:p>8796595402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85 ( &lt;33 U/L</text:p>
          </table:table-cell>
          <table:table-cell office:value-type="string">
            <text:p><text:s/>) S , P-ASAT 57 ( &lt;32 U/L ) S ,</text:p>
          </table:table-cell>
          <table:table-cell office:value-type="string">
            <text:p>S , P-ALAT</text:p>
          </table:table-cell>
          <table:table-cell office:value-type="float" office:value="85">
            <text:p>8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215488">
            <text:p>5215488</text:p>
          </table:table-cell>
          <table:table-cell office:value-type="float" office:value="133366048">
            <text:p>133366048</text:p>
          </table:table-cell>
          <table:table-cell office:value-type="string">
            <text:p>2012-08-06</text:p>
          </table:table-cell>
          <table:table-cell office:value-type="string">
            <text:p>A</text:p>
          </table:table-cell>
          <table:table-cell office:value-type="string">
            <text:p>2012-07-31</text:p>
          </table:table-cell>
          <table:table-cell office:value-type="float" office:value="18934579874">
            <text:p>1893457987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86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86">
            <text:p>86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197536">
            <text:p>8197536</text:p>
          </table:table-cell>
          <table:table-cell office:value-type="float" office:value="147451745">
            <text:p>147451745</text:p>
          </table:table-cell>
          <table:table-cell office:value-type="string">
            <text:p>2012-11-08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33213095285">
            <text:p>3321309528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87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87">
            <text:p>8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032623">
            <text:p>8032623</text:p>
          </table:table-cell>
          <table:table-cell office:value-type="float" office:value="132053784">
            <text:p>132053784</text:p>
          </table:table-cell>
          <table:table-cell office:value-type="string">
            <text:p>2012-06-20</text:p>
          </table:table-cell>
          <table:table-cell office:value-type="string">
            <text:p>A</text:p>
          </table:table-cell>
          <table:table-cell office:value-type="string">
            <text:p>2012-06-20</text:p>
          </table:table-cell>
          <table:table-cell office:value-type="float" office:value="66136216917">
            <text:p>6613621691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lüüsides tsütolüüs - ASAT 69 , ALAT 87</text:p>
          </table:table-cell>
          <table:table-cell office:value-type="string">
            <text:p>ALAT 87</text:p>
          </table:table-cell>
          <table:table-cell office:value-type="string">
            <text:p><text:s/>.</text:p>
          </table:table-cell>
          <table:table-cell office:value-type="string">
            <text:p>ALAT</text:p>
          </table:table-cell>
          <table:table-cell office:value-type="float" office:value="87">
            <text:p>8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253888">
            <text:p>10253888</text:p>
          </table:table-cell>
          <table:table-cell office:value-type="float" office:value="155229691">
            <text:p>155229691</text:p>
          </table:table-cell>
          <table:table-cell office:value-type="string">
            <text:p>2012-12-18</text:p>
          </table:table-cell>
          <table:table-cell office:value-type="string">
            <text:p>S</text:p>
          </table:table-cell>
          <table:table-cell office:value-type="string">
            <text:p>2012-12-10</text:p>
          </table:table-cell>
          <table:table-cell office:value-type="float" office:value="82658170442">
            <text:p>8265817044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87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87">
            <text:p>8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0412019">
            <text:p>20412019</text:p>
          </table:table-cell>
          <table:table-cell office:value-type="float" office:value="182096395">
            <text:p>182096395</text:p>
          </table:table-cell>
          <table:table-cell office:value-type="string">
            <text:p>2013-06-07</text:p>
          </table:table-cell>
          <table:table-cell office:value-type="string">
            <text:p>A</text:p>
          </table:table-cell>
          <table:table-cell office:value-type="string">
            <text:p>2011-03-08</text:p>
          </table:table-cell>
          <table:table-cell office:value-type="float" office:value="32304055647">
            <text:p>3230405564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- selles transaminaaside tõus - ALAT 92</text:p>
          </table:table-cell>
          <table:table-cell office:value-type="string">
            <text:p>ALAT 92</text:p>
          </table:table-cell>
          <table:table-cell office:value-type="string">
            <text:p><text:s/>ja ASAT 58 U/l</text:p>
          </table:table-cell>
          <table:table-cell office:value-type="string">
            <text:p>ALAT</text:p>
          </table:table-cell>
          <table:table-cell office:value-type="float" office:value="92">
            <text:p>9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19953">
            <text:p>7919953</text:p>
          </table:table-cell>
          <table:table-cell office:value-type="float" office:value="145833082">
            <text:p>145833082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11-01</text:p>
          </table:table-cell>
          <table:table-cell office:value-type="float" office:value="85849270853">
            <text:p>8584927085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EKG normis Vereanalüüs ALAT 93</text:p>
          </table:table-cell>
          <table:table-cell office:value-type="string">
            <text:p>s ALAT 93</text:p>
          </table:table-cell>
          <table:table-cell office:value-type="string">
            <text:p><text:s/>.</text:p>
          </table:table-cell>
          <table:table-cell office:value-type="string">
            <text:p>s ALAT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06289">
            <text:p>16306289</text:p>
          </table:table-cell>
          <table:table-cell office:value-type="float" office:value="191379301">
            <text:p>191379301</text:p>
          </table:table-cell>
          <table:table-cell office:value-type="string">
            <text:p>2013-05-26</text:p>
          </table:table-cell>
          <table:table-cell office:value-type="string">
            <text:p>S</text:p>
          </table:table-cell>
          <table:table-cell office:value-type="string">
            <text:p>2013-02-23</text:p>
          </table:table-cell>
          <table:table-cell office:value-type="float" office:value="673035465772">
            <text:p>67303546577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93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93">
            <text:p>9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3140888">
            <text:p>23140888</text:p>
          </table:table-cell>
          <table:table-cell office:value-type="float" office:value="158032201">
            <text:p>158032201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09-11</text:p>
          </table:table-cell>
          <table:table-cell office:value-type="float" office:value="55077717605">
            <text:p>5507771760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93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93">
            <text:p>9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5797453">
            <text:p>15797453</text:p>
          </table:table-cell>
          <table:table-cell office:value-type="float" office:value="182904303">
            <text:p>182904303</text:p>
          </table:table-cell>
          <table:table-cell office:value-type="string">
            <text:p>2013-05-23</text:p>
          </table:table-cell>
          <table:table-cell office:value-type="string">
            <text:p>S</text:p>
          </table:table-cell>
          <table:table-cell office:value-type="string">
            <text:p>2013-05-08</text:p>
          </table:table-cell>
          <table:table-cell office:value-type="float" office:value="673045452751">
            <text:p>673045452751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96</text:p>
          </table:table-cell>
          <table:table-cell office:value-type="string">
            <text:p><text:s/>.</text:p>
          </table:table-cell>
          <table:table-cell office:value-type="string">
            <text:p>ALAT</text:p>
          </table:table-cell>
          <table:table-cell office:value-type="float" office:value="96">
            <text:p>9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41393">
            <text:p>16741393</text:p>
          </table:table-cell>
          <table:table-cell office:value-type="float" office:value="155223755">
            <text:p>155223755</text:p>
          </table:table-cell>
          <table:table-cell office:value-type="string">
            <text:p>2012-12-18</text:p>
          </table:table-cell>
          <table:table-cell office:value-type="string">
            <text:p>S</text:p>
          </table:table-cell>
          <table:table-cell office:value-type="string">
            <text:p>2012-12-16</text:p>
          </table:table-cell>
          <table:table-cell office:value-type="float" office:value="673030970448">
            <text:p>67303097044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99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99">
            <text:p>99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1881721">
            <text:p>21881721</text:p>
          </table:table-cell>
          <table:table-cell office:value-type="float" office:value="212094780">
            <text:p>212094780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27</text:p>
          </table:table-cell>
          <table:table-cell office:value-type="float" office:value="673030354761">
            <text:p>67303035476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99</text:p>
          </table:table-cell>
          <table:table-cell office:value-type="string">
            <text:p><text:s/>↑ ( &lt;41 U/L )</text:p>
          </table:table-cell>
          <table:table-cell office:value-type="string">
            <text:p>ALAT</text:p>
          </table:table-cell>
          <table:table-cell office:value-type="float" office:value="99">
            <text:p>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386582">
            <text:p>7386582</text:p>
          </table:table-cell>
          <table:table-cell office:value-type="float" office:value="123457027">
            <text:p>123457027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18230535175">
            <text:p>18230535175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03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03">
            <text:p>103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06577">
            <text:p>16706577</text:p>
          </table:table-cell>
          <table:table-cell office:value-type="float" office:value="200803427">
            <text:p>200803427</text:p>
          </table:table-cell>
          <table:table-cell office:value-type="string">
            <text:p>2013-10-02</text:p>
          </table:table-cell>
          <table:table-cell office:value-type="string">
            <text:p>S</text:p>
          </table:table-cell>
          <table:table-cell office:value-type="string">
            <text:p>2013-09-30</text:p>
          </table:table-cell>
          <table:table-cell office:value-type="float" office:value="60616312509">
            <text:p>6061631250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alium 4.3 ( 3.4 . 4.5 mmol/L ) ALAT 107</text:p>
          </table:table-cell>
          <table:table-cell office:value-type="string">
            <text:p>ALAT 107</text:p>
          </table:table-cell>
          <table:table-cell office:value-type="string">
            <text:p><text:s/>↑ ( &lt;41 U/L ) ALP 332 ↑ ( 40 . </text:p>
          </table:table-cell>
          <table:table-cell office:value-type="string">
            <text:p>ALAT</text:p>
          </table:table-cell>
          <table:table-cell office:value-type="float" office:value="107">
            <text:p>10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645430">
            <text:p>16645430</text:p>
          </table:table-cell>
          <table:table-cell office:value-type="float" office:value="187456715">
            <text:p>187456715</text:p>
          </table:table-cell>
          <table:table-cell office:value-type="string">
            <text:p>2013-07-08</text:p>
          </table:table-cell>
          <table:table-cell office:value-type="string">
            <text:p>S</text:p>
          </table:table-cell>
          <table:table-cell office:value-type="string">
            <text:p>2013-07-05</text:p>
          </table:table-cell>
          <table:table-cell office:value-type="float" office:value="81308120246">
            <text:p>8130812024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108</text:p>
          </table:table-cell>
          <table:table-cell office:value-type="string">
            <text:p><text:s/>↑ ( &lt;33 U/L )</text:p>
          </table:table-cell>
          <table:table-cell office:value-type="string">
            <text:p>ALAT</text:p>
          </table:table-cell>
          <table:table-cell office:value-type="float" office:value="108">
            <text:p>10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968263">
            <text:p>22968263</text:p>
          </table:table-cell>
          <table:table-cell office:value-type="float" office:value="176239812">
            <text:p>176239812</text:p>
          </table:table-cell>
          <table:table-cell office:value-type="string">
            <text:p>2013-05-08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31979846874">
            <text:p>319798468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20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20">
            <text:p>120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9520679">
            <text:p>9520679</text:p>
          </table:table-cell>
          <table:table-cell office:value-type="float" office:value="176889868">
            <text:p>176889868</text:p>
          </table:table-cell>
          <table:table-cell office:value-type="string">
            <text:p>2013-05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6818875959">
            <text:p>3681887595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RV 112,84 mg/l , ASAT 242 U/l , ALAT 120</text:p>
          </table:table-cell>
          <table:table-cell office:value-type="string">
            <text:p>ALAT 120</text:p>
          </table:table-cell>
          <table:table-cell office:value-type="string">
            <text:p><text:s/>U/l</text:p>
          </table:table-cell>
          <table:table-cell office:value-type="string">
            <text:p>ALAT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99553">
            <text:p>16399553</text:p>
          </table:table-cell>
          <table:table-cell office:value-type="float" office:value="206903598">
            <text:p>206903598</text:p>
          </table:table-cell>
          <table:table-cell office:value-type="string">
            <text:p>2013-11-01</text:p>
          </table:table-cell>
          <table:table-cell office:value-type="string">
            <text:p>S</text:p>
          </table:table-cell>
          <table:table-cell office:value-type="string">
            <text:p>2013-10-28</text:p>
          </table:table-cell>
          <table:table-cell office:value-type="float" office:value="48826412377">
            <text:p>4882641237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123</text:p>
          </table:table-cell>
          <table:table-cell office:value-type="string">
            <text:p><text:s/>↑ ( &lt;41 U/L )</text:p>
          </table:table-cell>
          <table:table-cell office:value-type="string">
            <text:p>ALAT</text:p>
          </table:table-cell>
          <table:table-cell office:value-type="float" office:value="123">
            <text:p>12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306758">
            <text:p>17306758</text:p>
          </table:table-cell>
          <table:table-cell office:value-type="float" office:value="200340339">
            <text:p>200340339</text:p>
          </table:table-cell>
          <table:table-cell office:value-type="string">
            <text:p>2013-09-30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673030328698">
            <text:p>67303032869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12.09.201316 : 16 : ALAT 126 U/L</text:p>
          </table:table-cell>
          <table:table-cell office:value-type="string">
            <text:p>ALAT 126 U/L</text:p>
          </table:table-cell>
          <table:table-cell/>
          <table:table-cell office:value-type="string">
            <text:p>ALAT</text:p>
          </table:table-cell>
          <table:table-cell office:value-type="float" office:value="126">
            <text:p>126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464574">
            <text:p>16464574</text:p>
          </table:table-cell>
          <table:table-cell office:value-type="float" office:value="185777046">
            <text:p>185777046</text:p>
          </table:table-cell>
          <table:table-cell office:value-type="string">
            <text:p>2013-06-27</text:p>
          </table:table-cell>
          <table:table-cell office:value-type="string">
            <text:p>S</text:p>
          </table:table-cell>
          <table:table-cell office:value-type="string">
            <text:p>2013-06-24</text:p>
          </table:table-cell>
          <table:table-cell office:value-type="float" office:value="673034039919">
            <text:p>67303403991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132</text:p>
          </table:table-cell>
          <table:table-cell office:value-type="string">
            <text:p><text:s/>↑ ( &lt;33 U/L )</text:p>
          </table:table-cell>
          <table:table-cell office:value-type="string">
            <text:p>ALAT</text:p>
          </table:table-cell>
          <table:table-cell office:value-type="float" office:value="132">
            <text:p>1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0170681">
            <text:p>10170681</text:p>
          </table:table-cell>
          <table:table-cell office:value-type="float" office:value="195057548">
            <text:p>195057548</text:p>
          </table:table-cell>
          <table:table-cell office:value-type="string">
            <text:p>2013-08-3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7380123278">
            <text:p>4738012327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naamikas transaminaaside tõus : ALAT 132 . 177</text:p>
          </table:table-cell>
          <table:table-cell office:value-type="string">
            <text:p>ALAT 132 . 177</text:p>
          </table:table-cell>
          <table:table-cell office:value-type="string">
            <text:p><text:s/>U/l , ASAT 64 . 91U/l , muus os</text:p>
          </table:table-cell>
          <table:table-cell office:value-type="string">
            <text:p>ALAT</text:p>
          </table:table-cell>
          <table:table-cell office:value-type="float" office:value="132.177">
            <text:p>132,1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699809">
            <text:p>24699809</text:p>
          </table:table-cell>
          <table:table-cell office:value-type="float" office:value="191145659">
            <text:p>191145659</text:p>
          </table:table-cell>
          <table:table-cell office:value-type="string">
            <text:p>2013-08-05</text:p>
          </table:table-cell>
          <table:table-cell office:value-type="string">
            <text:p>A</text:p>
          </table:table-cell>
          <table:table-cell office:value-type="string">
            <text:p>2013-07-30</text:p>
          </table:table-cell>
          <table:table-cell office:value-type="float" office:value="673030382064">
            <text:p>6730303820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133</text:p>
          </table:table-cell>
          <table:table-cell office:value-type="string">
            <text:p><text:s/>↑ ( &lt;41 U/L )</text:p>
          </table:table-cell>
          <table:table-cell office:value-type="string">
            <text:p>ALAT</text:p>
          </table:table-cell>
          <table:table-cell office:value-type="float" office:value="133">
            <text:p>13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10228">
            <text:p>510228</text:p>
          </table:table-cell>
          <table:table-cell office:value-type="float" office:value="142693898">
            <text:p>142693898</text:p>
          </table:table-cell>
          <table:table-cell office:value-type="string">
            <text:p>2012-10-12</text:p>
          </table:table-cell>
          <table:table-cell office:value-type="string">
            <text:p>S</text:p>
          </table:table-cell>
          <table:table-cell office:value-type="string">
            <text:p>2012-10-05</text:p>
          </table:table-cell>
          <table:table-cell office:value-type="float" office:value="17280092299">
            <text:p>1728009229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38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38">
            <text:p>138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01352">
            <text:p>501352</text:p>
          </table:table-cell>
          <table:table-cell office:value-type="float" office:value="81622402">
            <text:p>81622402</text:p>
          </table:table-cell>
          <table:table-cell office:value-type="string">
            <text:p>2012-01-17</text:p>
          </table:table-cell>
          <table:table-cell office:value-type="string">
            <text:p>S</text:p>
          </table:table-cell>
          <table:table-cell office:value-type="string">
            <text:p>2012-01-12</text:p>
          </table:table-cell>
          <table:table-cell office:value-type="float" office:value="54163346422">
            <text:p>5416334642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45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45">
            <text:p>14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753841">
            <text:p>16753841</text:p>
          </table:table-cell>
          <table:table-cell office:value-type="float" office:value="175117998">
            <text:p>175117998</text:p>
          </table:table-cell>
          <table:table-cell office:value-type="string">
            <text:p>2013-04-29</text:p>
          </table:table-cell>
          <table:table-cell office:value-type="string">
            <text:p>S</text:p>
          </table:table-cell>
          <table:table-cell office:value-type="string">
            <text:p>2013-04-10</text:p>
          </table:table-cell>
          <table:table-cell office:value-type="float" office:value="673047581828">
            <text:p>673047581828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47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47">
            <text:p>14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569635">
            <text:p>569635</text:p>
          </table:table-cell>
          <table:table-cell office:value-type="float" office:value="134100065">
            <text:p>134100065</text:p>
          </table:table-cell>
          <table:table-cell office:value-type="string">
            <text:p>2012-08-10</text:p>
          </table:table-cell>
          <table:table-cell office:value-type="string">
            <text:p>S</text:p>
          </table:table-cell>
          <table:table-cell office:value-type="string">
            <text:p>2012-08-08</text:p>
          </table:table-cell>
          <table:table-cell office:value-type="float" office:value="72470797533">
            <text:p>72470797533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156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156">
            <text:p>156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1338024">
            <text:p>11338024</text:p>
          </table:table-cell>
          <table:table-cell office:value-type="float" office:value="166922916">
            <text:p>166922916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2-07</text:p>
          </table:table-cell>
          <table:table-cell office:value-type="float" office:value="92194551597">
            <text:p>921945515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57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157">
            <text:p>157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837694">
            <text:p>6837694</text:p>
          </table:table-cell>
          <table:table-cell office:value-type="float" office:value="123377831">
            <text:p>123377831</text:p>
          </table:table-cell>
          <table:table-cell office:value-type="string">
            <text:p>2012-05-24</text:p>
          </table:table-cell>
          <table:table-cell office:value-type="string">
            <text:p>S</text:p>
          </table:table-cell>
          <table:table-cell office:value-type="string">
            <text:p>2012-05-03</text:p>
          </table:table-cell>
          <table:table-cell office:value-type="float" office:value="43658053641">
            <text:p>4365805364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Tsütolüüs ( ASAT 101 u/l , ALAT 181</text:p>
          </table:table-cell>
          <table:table-cell office:value-type="string">
            <text:p>ALAT 181</text:p>
          </table:table-cell>
          <table:table-cell office:value-type="string">
            <text:p><text:s/>u/l ) , kolestaas ( ALP 399 U/l</text:p>
          </table:table-cell>
          <table:table-cell office:value-type="string">
            <text:p>ALAT</text:p>
          </table:table-cell>
          <table:table-cell office:value-type="float" office:value="181">
            <text:p>18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006400">
            <text:p>24006400</text:p>
          </table:table-cell>
          <table:table-cell office:value-type="float" office:value="155364422">
            <text:p>155364422</text:p>
          </table:table-cell>
          <table:table-cell office:value-type="string">
            <text:p>2012-12-13</text:p>
          </table:table-cell>
          <table:table-cell office:value-type="string">
            <text:p>A</text:p>
          </table:table-cell>
          <table:table-cell office:value-type="string">
            <text:p>2012-12-12</text:p>
          </table:table-cell>
          <table:table-cell office:value-type="float" office:value="99502021037">
            <text:p>995020210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188 ( &lt;26 U/L</text:p>
          </table:table-cell>
          <table:table-cell office:value-type="string">
            <text:p><text:s/>) ALP 93 ( &lt;390 U/L ) Amülaas 3</text:p>
          </table:table-cell>
          <table:table-cell office:value-type="string">
            <text:p>ALAT</text:p>
          </table:table-cell>
          <table:table-cell office:value-type="float" office:value="188">
            <text:p>188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634507">
            <text:p>24634507</text:p>
          </table:table-cell>
          <table:table-cell office:value-type="float" office:value="197516426">
            <text:p>197516426</text:p>
          </table:table-cell>
          <table:table-cell office:value-type="string">
            <text:p>2013-09-13</text:p>
          </table:table-cell>
          <table:table-cell office:value-type="string">
            <text:p>A</text:p>
          </table:table-cell>
          <table:table-cell office:value-type="string">
            <text:p>2013-09-09</text:p>
          </table:table-cell>
          <table:table-cell office:value-type="float" office:value="90837984516">
            <text:p>908379845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table:number-columns-repeated="2" office:value-type="string">
            <text:p>ALAT 189</text:p>
          </table:table-cell>
          <table:table-cell office:value-type="string">
            <text:p><text:s/>↑ ( &lt;41 U/L )</text:p>
          </table:table-cell>
          <table:table-cell office:value-type="string">
            <text:p>ALAT</text:p>
          </table:table-cell>
          <table:table-cell office:value-type="float" office:value="189">
            <text:p>1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273856">
            <text:p>16273856</text:p>
          </table:table-cell>
          <table:table-cell office:value-type="float" office:value="188673997">
            <text:p>188673997</text:p>
          </table:table-cell>
          <table:table-cell office:value-type="string">
            <text:p>2013-07-18</text:p>
          </table:table-cell>
          <table:table-cell office:value-type="string">
            <text:p>S</text:p>
          </table:table-cell>
          <table:table-cell office:value-type="string">
            <text:p>2013-07-17</text:p>
          </table:table-cell>
          <table:table-cell office:value-type="float" office:value="79401824367">
            <text:p>7940182436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alium 3.5 ( 3.4 . 4.5 mmol/L ) ALAT 189</text:p>
          </table:table-cell>
          <table:table-cell office:value-type="string">
            <text:p>ALAT 189</text:p>
          </table:table-cell>
          <table:table-cell office:value-type="string">
            <text:p><text:s/>↑ ( &lt;33 U/L ) ASAT 395 ↑ ( &lt;32 </text:p>
          </table:table-cell>
          <table:table-cell office:value-type="string">
            <text:p>ALAT</text:p>
          </table:table-cell>
          <table:table-cell office:value-type="float" office:value="189">
            <text:p>1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8284418">
            <text:p>8284418</text:p>
          </table:table-cell>
          <table:table-cell office:value-type="float" office:value="131765269">
            <text:p>131765269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2012-06-26</text:p>
          </table:table-cell>
          <table:table-cell office:value-type="float" office:value="86630250102">
            <text:p>8663025010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ASAT 66 , ALAT 199</text:p>
          </table:table-cell>
          <table:table-cell office:value-type="string">
            <text:p>ALAT 199</text:p>
          </table:table-cell>
          <table:table-cell office:value-type="string">
            <text:p><text:s/>– tõusnud</text:p>
          </table:table-cell>
          <table:table-cell office:value-type="string">
            <text:p>ALAT</text:p>
          </table:table-cell>
          <table:table-cell office:value-type="float" office:value="199">
            <text:p>19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023099">
            <text:p>17023099</text:p>
          </table:table-cell>
          <table:table-cell office:value-type="float" office:value="216283259">
            <text:p>216283259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673037907742">
            <text:p>6730379077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09.12.201312 : 45 : ALAT 203 U/L</text:p>
          </table:table-cell>
          <table:table-cell office:value-type="string">
            <text:p>ALAT 203 U/L</text:p>
          </table:table-cell>
          <table:table-cell office:value-type="string">
            <text:p><text:s/>[ norm .. - 41 ]</text:p>
          </table:table-cell>
          <table:table-cell office:value-type="string">
            <text:p>ALAT</text:p>
          </table:table-cell>
          <table:table-cell office:value-type="float" office:value="203">
            <text:p>203</text:p>
          </table:table-cell>
          <table:table-cell table:number-columns-repeated="2" office:value-type="string">
            <text:p>NULL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128540">
            <text:p>16128540</text:p>
          </table:table-cell>
          <table:table-cell office:value-type="float" office:value="172801125">
            <text:p>172801125</text:p>
          </table:table-cell>
          <table:table-cell office:value-type="string">
            <text:p>2013-04-15</text:p>
          </table:table-cell>
          <table:table-cell office:value-type="string">
            <text:p>S</text:p>
          </table:table-cell>
          <table:table-cell office:value-type="string">
            <text:p>2013-04-09</text:p>
          </table:table-cell>
          <table:table-cell office:value-type="float" office:value="81597982063">
            <text:p>8159798206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58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58">
            <text:p>258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01859">
            <text:p>16301859</text:p>
          </table:table-cell>
          <table:table-cell office:value-type="float" office:value="170419607">
            <text:p>170419607</text:p>
          </table:table-cell>
          <table:table-cell office:value-type="string">
            <text:p>2013-04-04</text:p>
          </table:table-cell>
          <table:table-cell office:value-type="string">
            <text:p>S</text:p>
          </table:table-cell>
          <table:table-cell office:value-type="string">
            <text:p>2013-03-26</text:p>
          </table:table-cell>
          <table:table-cell office:value-type="float" office:value="82365592492">
            <text:p>8236559249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261 ( &lt;41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261">
            <text:p>261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7793239">
            <text:p>17793239</text:p>
          </table:table-cell>
          <table:table-cell office:value-type="float" office:value="180031593">
            <text:p>180031593</text:p>
          </table:table-cell>
          <table:table-cell office:value-type="string">
            <text:p>2011-05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877629017">
            <text:p>968776290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* 11.05.2011 : käis reumatol , ALAT 272</text:p>
          </table:table-cell>
          <table:table-cell office:value-type="string">
            <text:p>ALAT 272</text:p>
          </table:table-cell>
          <table:table-cell office:value-type="string">
            <text:p><text:s/>ASAT 185 crv 15 , kõik ravid är</text:p>
          </table:table-cell>
          <table:table-cell office:value-type="string">
            <text:p>ALAT</text:p>
          </table:table-cell>
          <table:table-cell office:value-type="float" office:value="272">
            <text:p>27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6331291">
            <text:p>16331291</text:p>
          </table:table-cell>
          <table:table-cell office:value-type="float" office:value="191666204">
            <text:p>191666204</text:p>
          </table:table-cell>
          <table:table-cell office:value-type="string">
            <text:p>2013-08-08</text:p>
          </table:table-cell>
          <table:table-cell office:value-type="string">
            <text:p>S</text:p>
          </table:table-cell>
          <table:table-cell office:value-type="string">
            <text:p>2013-07-29</text:p>
          </table:table-cell>
          <table:table-cell office:value-type="float" office:value="673039112295">
            <text:p>67303911229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, Albumiin 42 ( 38 . 54 g/L ) , ALAT 277</text:p>
          </table:table-cell>
          <table:table-cell office:value-type="string">
            <text:p>ALAT 277</text:p>
          </table:table-cell>
          <table:table-cell office:value-type="string">
            <text:p><text:s/>↑ ( &lt;39 U/L ) , ASAT 243 ↑ ( &lt;5</text:p>
          </table:table-cell>
          <table:table-cell office:value-type="string">
            <text:p>ALAT</text:p>
          </table:table-cell>
          <table:table-cell office:value-type="float" office:value="277">
            <text:p>27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47862">
            <text:p>247862</text:p>
          </table:table-cell>
          <table:table-cell office:value-type="float" office:value="134097856">
            <text:p>134097856</text:p>
          </table:table-cell>
          <table:table-cell office:value-type="string">
            <text:p>2012-07-31</text:p>
          </table:table-cell>
          <table:table-cell office:value-type="string">
            <text:p>S</text:p>
          </table:table-cell>
          <table:table-cell office:value-type="string">
            <text:p>2012-07-25</text:p>
          </table:table-cell>
          <table:table-cell office:value-type="float" office:value="14717093366">
            <text:p>1471709336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277 ( &lt;41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277">
            <text:p>277</text:p>
          </table:table-cell>
          <table:table-cell office:value-type="string">
            <text:p>NULL</text:p>
          </table:table-cell>
          <table:table-cell office:value-type="float" office:value="41">
            <text:p>41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542066">
            <text:p>6542066</text:p>
          </table:table-cell>
          <table:table-cell office:value-type="float" office:value="85814172">
            <text:p>85814172</text:p>
          </table:table-cell>
          <table:table-cell office:value-type="string">
            <text:p>2012-02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1104720031">
            <text:p>3110472003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l , GGT 952 U/l ) , tsütolüüs ( ALAT 290</text:p>
          </table:table-cell>
          <table:table-cell office:value-type="string">
            <text:p>ALAT 290</text:p>
          </table:table-cell>
          <table:table-cell office:value-type="string">
            <text:p><text:s/>U/l , ASAT 291 U/l ) , CRV 1 mg</text:p>
          </table:table-cell>
          <table:table-cell office:value-type="string">
            <text:p>ALAT</text:p>
          </table:table-cell>
          <table:table-cell office:value-type="float" office:value="290">
            <text:p>2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22734822">
            <text:p>22734822</text:p>
          </table:table-cell>
          <table:table-cell office:value-type="float" office:value="165245523">
            <text:p>165245523</text:p>
          </table:table-cell>
          <table:table-cell office:value-type="string">
            <text:p>2013-03-04</text:p>
          </table:table-cell>
          <table:table-cell office:value-type="string">
            <text:p>A</text:p>
          </table:table-cell>
          <table:table-cell office:value-type="string">
            <text:p>2013-02-26</text:p>
          </table:table-cell>
          <table:table-cell office:value-type="float" office:value="89086260596">
            <text:p>890862605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ALAT 345 ( &lt;33 U/L</text:p>
          </table:table-cell>
          <table:table-cell office:value-type="string">
            <text:p><text:s/>)</text:p>
          </table:table-cell>
          <table:table-cell office:value-type="string">
            <text:p>ALAT</text:p>
          </table:table-cell>
          <table:table-cell office:value-type="float" office:value="345">
            <text:p>345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798096">
            <text:p>798096</text:p>
          </table:table-cell>
          <table:table-cell office:value-type="float" office:value="95692084">
            <text:p>95692084</text:p>
          </table:table-cell>
          <table:table-cell office:value-type="string">
            <text:p>2012-04-19</text:p>
          </table:table-cell>
          <table:table-cell office:value-type="string">
            <text:p>S</text:p>
          </table:table-cell>
          <table:table-cell office:value-type="string">
            <text:p>2012-04-01</text:p>
          </table:table-cell>
          <table:table-cell office:value-type="float" office:value="22734983751">
            <text:p>2273498375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table:number-columns-repeated="2" office:value-type="string">
            <text:p>S , P-ALAT 373 ( &lt;33 U/L</text:p>
          </table:table-cell>
          <table:table-cell office:value-type="string">
            <text:p><text:s/>)</text:p>
          </table:table-cell>
          <table:table-cell office:value-type="string">
            <text:p>S , P-ALAT</text:p>
          </table:table-cell>
          <table:table-cell office:value-type="float" office:value="373">
            <text:p>373</text:p>
          </table:table-cell>
          <table:table-cell office:value-type="string">
            <text:p>NULL</text:p>
          </table:table-cell>
          <table:table-cell office:value-type="float" office:value="33">
            <text:p>33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72896">
            <text:p>672896</text:p>
          </table:table-cell>
          <table:table-cell office:value-type="float" office:value="148395031">
            <text:p>148395031</text:p>
          </table:table-cell>
          <table:table-cell office:value-type="string">
            <text:p>2012-11-07</text:p>
          </table:table-cell>
          <table:table-cell office:value-type="string">
            <text:p>S</text:p>
          </table:table-cell>
          <table:table-cell office:value-type="string">
            <text:p>2012-11-02</text:p>
          </table:table-cell>
          <table:table-cell office:value-type="float" office:value="31407876446">
            <text:p>3140787644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\s*\(\s*&lt;\s*(?P&lt;high&gt;([0-9])+(\s?[,.]\s?[0-9]+)?)\s*(?P&lt;unit&gt;U/L)</text:p>
          </table:table-cell>
          <table:table-cell office:value-type="string">
            <text:p>NULL</text:p>
          </table:table-cell>
          <table:table-cell office:value-type="string">
            <text:p>ium 0.95 ( 0.70 . 0.91 mmol/L ) S , P-ALAT 375 ( &lt;26 U/L</text:p>
          </table:table-cell>
          <table:table-cell office:value-type="string">
            <text:p>S , P-ALAT 375 ( &lt;26 U/L</text:p>
          </table:table-cell>
          <table:table-cell office:value-type="string">
            <text:p><text:s/>) S , P-ASAT 137 ( &lt;33 U/L ) S </text:p>
          </table:table-cell>
          <table:table-cell office:value-type="string">
            <text:p>S , P-ALAT</text:p>
          </table:table-cell>
          <table:table-cell office:value-type="float" office:value="375">
            <text:p>375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 office:value-type="string">
            <text:p>U/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23519">
            <text:p>123519</text:p>
          </table:table-cell>
          <table:table-cell office:value-type="float" office:value="147523603">
            <text:p>147523603</text:p>
          </table:table-cell>
          <table:table-cell office:value-type="string">
            <text:p>2012-05-04</text:p>
          </table:table-cell>
          <table:table-cell office:value-type="string">
            <text:p>S</text:p>
          </table:table-cell>
          <table:table-cell office:value-type="string">
            <text:p>2012-04-28</text:p>
          </table:table-cell>
          <table:table-cell office:value-type="float" office:value="79164859606">
            <text:p>79164859606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ommikuks positiivne dünaamika : ALAT 698</text:p>
          </table:table-cell>
          <table:table-cell office:value-type="string">
            <text:p>ALAT 698</text:p>
          </table:table-cell>
          <table:table-cell office:value-type="string">
            <text:p><text:s/>-&gt; 555 -&gt; 373 u/l , ASAT 898 -&gt;</text:p>
          </table:table-cell>
          <table:table-cell office:value-type="string">
            <text:p>ALAT</text:p>
          </table:table-cell>
          <table:table-cell office:value-type="float" office:value="698">
            <text:p>69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419026">
            <text:p>6419026</text:p>
          </table:table-cell>
          <table:table-cell office:value-type="float" office:value="145383714">
            <text:p>145383714</text:p>
          </table:table-cell>
          <table:table-cell office:value-type="string">
            <text:p>2012-11-07</text:p>
          </table:table-cell>
          <table:table-cell office:value-type="string">
            <text:p>S</text:p>
          </table:table-cell>
          <table:table-cell office:value-type="string">
            <text:p>2012-10-02</text:p>
          </table:table-cell>
          <table:table-cell office:value-type="float" office:value="99604099914">
            <text:p>9960409991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ALAT</text:p>
          </table:table-cell>
          <table:table-cell office:value-type="string">
            <text:p>(?P&lt;key&gt;((f)?[Ss]\s*(,\s*(f)?P\s*)?\-?)?(ALAT))[-=: ]*(?P&lt;value&gt;([0-9])+(\s?[,.]\s?[0-9]+)?)(\s*(?P&lt;unit&gt;U/L))?</text:p>
          </table:table-cell>
          <table:table-cell office:value-type="string">
            <text:p>NULL</text:p>
          </table:table-cell>
          <table:table-cell office:value-type="string">
            <text:p><text:s/>tugev tsütolüüs ( ASAT 2716 ja ALAT 1784</text:p>
          </table:table-cell>
          <table:table-cell office:value-type="string">
            <text:p>ALAT 1784</text:p>
          </table:table-cell>
          <table:table-cell office:value-type="string">
            <text:p><text:s/>) , mõõdukas kolostaasinäitajat</text:p>
          </table:table-cell>
          <table:table-cell office:value-type="string">
            <text:p>ALAT</text:p>
          </table:table-cell>
          <table:table-cell office:value-type="float" office:value="1784">
            <text:p>178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T1048576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6T14:52:03.24</dc:date>
    <meta:document-statistic meta:table-count="1" meta:cell-count="14975" meta:object-count="0"/>
    <meta:generator>LibreOffice/4.0.0.3$Windows_x86 LibreOffice_project/7545bee9c2a0782548772a21bc84a9dcc583b89</meta:generator>
  </office:meta>
</office:document-meta>
</file>